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6"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9"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20"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21"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22"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2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2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2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26"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27" style:family="paragraph" style:parent-style-name="Standard">
      <style:text-properties fo:font-style="italic" fo:font-weight="normal" officeooo:rsid="00d1d762" officeooo:paragraph-rsid="00d1d762" style:font-style-asian="italic" style:font-weight-asian="normal" style:font-style-complex="italic" style:font-weight-complex="normal"/>
    </style:style>
    <style:style style:name="P28" style:family="paragraph" style:parent-style-name="Standard">
      <style:text-properties fo:font-style="italic" fo:font-weight="normal" officeooo:rsid="00d551a2" officeooo:paragraph-rsid="00d4f8ed" style:font-style-asian="italic" style:font-weight-asian="normal" style:font-style-complex="italic" style:font-weight-complex="normal"/>
    </style:style>
    <style:style style:name="P29" style:family="paragraph" style:parent-style-name="Standard">
      <style:text-properties fo:font-style="italic" fo:font-weight="normal" officeooo:rsid="00d7aa4f" officeooo:paragraph-rsid="00d4f8ed" style:font-style-asian="italic" style:font-weight-asian="normal" style:font-style-complex="italic" style:font-weight-complex="normal"/>
    </style:style>
    <style:style style:name="P30" style:family="paragraph" style:parent-style-name="Standard">
      <style:text-properties fo:font-style="italic" fo:font-weight="normal" officeooo:rsid="00f0d55b" officeooo:paragraph-rsid="00f0d55b" style:font-style-asian="italic" style:font-weight-asian="normal" style:font-style-complex="italic" style:font-weight-complex="normal"/>
    </style:style>
    <style:style style:name="P31"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32" style:family="paragraph" style:parent-style-name="Standard">
      <style:text-properties fo:font-style="italic" fo:font-weight="normal" officeooo:paragraph-rsid="0120ed89" style:font-style-asian="italic" style:font-weight-asian="normal" style:font-style-complex="italic" style:font-weight-complex="normal"/>
    </style:style>
    <style:style style:name="P33" style:family="paragraph" style:parent-style-name="Standard">
      <style:text-properties fo:font-style="italic" fo:font-weight="normal" officeooo:paragraph-rsid="01287a57" style:font-style-asian="italic" style:font-weight-asian="normal" style:font-style-complex="italic" style:font-weight-complex="normal"/>
    </style:style>
    <style:style style:name="P34" style:family="paragraph" style:parent-style-name="Standard">
      <style:text-properties fo:font-style="italic" fo:font-weight="normal" officeooo:paragraph-rsid="0129087b" style:font-style-asian="italic" style:font-weight-asian="normal" style:font-style-complex="italic" style:font-weight-complex="normal"/>
    </style:style>
    <style:style style:name="P35" style:family="paragraph" style:parent-style-name="Standard">
      <style:text-properties fo:font-style="italic" fo:font-weight="normal" officeooo:paragraph-rsid="0129ec7b" style:font-style-asian="italic" style:font-weight-asian="normal" style:font-style-complex="italic" style:font-weight-complex="normal"/>
    </style:style>
    <style:style style:name="P36" style:family="paragraph" style:parent-style-name="Standard">
      <style:text-properties fo:font-style="italic" fo:font-weight="normal" officeooo:paragraph-rsid="012e150a" style:font-style-asian="italic" style:font-weight-asian="normal" style:font-style-complex="italic" style:font-weight-complex="normal"/>
    </style:style>
    <style:style style:name="P37" style:family="paragraph" style:parent-style-name="Standard">
      <style:text-properties fo:font-style="italic" fo:font-weight="normal" officeooo:paragraph-rsid="012eb75d" style:font-style-asian="italic" style:font-weight-asian="normal" style:font-style-complex="italic" style:font-weight-complex="normal"/>
    </style:style>
    <style:style style:name="P38" style:family="paragraph" style:parent-style-name="Standard">
      <style:text-properties fo:font-style="italic" fo:font-weight="normal" officeooo:paragraph-rsid="0131e424" style:font-style-asian="italic" style:font-weight-asian="normal" style:font-style-complex="italic" style:font-weight-complex="normal"/>
    </style:style>
    <style:style style:name="P39" style:family="paragraph" style:parent-style-name="Standard">
      <style:text-properties fo:font-style="italic" fo:font-weight="normal" officeooo:paragraph-rsid="0133312c" style:font-style-asian="italic" style:font-weight-asian="normal" style:font-style-complex="italic" style:font-weight-complex="normal"/>
    </style:style>
    <style:style style:name="P40" style:family="paragraph" style:parent-style-name="Standard">
      <style:paragraph-properties fo:text-align="end" style:justify-single-word="false"/>
      <style:text-properties fo:font-style="italic" officeooo:paragraph-rsid="000a2a48" style:font-style-asian="italic" style:font-style-complex="italic"/>
    </style:style>
    <style:style style:name="P41" style:family="paragraph" style:parent-style-name="Standard">
      <style:text-properties fo:font-style="italic" style:text-underline-style="none" fo:font-weight="normal" officeooo:rsid="00e52e19" officeooo:paragraph-rsid="00e159ac"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fde88b" officeooo:paragraph-rsid="00fde88b"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fe564e" officeooo:paragraph-rsid="00fe564e"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1164d57" officeooo:paragraph-rsid="01164d57"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11a7071" officeooo:paragraph-rsid="011a7071"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11cfac0" officeooo:paragraph-rsid="011a7071"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1256874" officeooo:paragraph-rsid="01256874"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134b25c" officeooo:paragraph-rsid="01375b75" style:font-style-asian="italic" style:font-weight-asian="normal" style:font-style-complex="italic" style:font-weight-complex="normal"/>
    </style:style>
    <style:style style:name="P49" style:family="paragraph" style:parent-style-name="Standard">
      <style:text-properties fo:font-style="italic" style:text-underline-style="none" fo:font-weight="normal" officeooo:rsid="0134b25c" officeooo:paragraph-rsid="013957d0" style:font-style-asian="italic" style:font-weight-asian="normal" style:font-style-complex="italic" style:font-weight-complex="normal"/>
    </style:style>
    <style:style style:name="P50" style:family="paragraph" style:parent-style-name="Standard">
      <style:text-properties fo:font-style="italic" style:text-underline-style="none" fo:font-weight="normal" officeooo:rsid="0134b25c" officeooo:paragraph-rsid="013a962c"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134b25c" officeooo:paragraph-rsid="013ed453"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149533c" officeooo:paragraph-rsid="0149533c" style:font-style-asian="italic" style:font-weight-asian="normal" style:font-style-complex="italic" style:font-weight-complex="normal"/>
    </style:style>
    <style:style style:name="P53" style:family="paragraph" style:parent-style-name="Standard">
      <style:text-properties fo:font-style="italic" style:text-underline-style="solid" style:text-underline-width="auto" style:text-underline-color="font-color" fo:font-weight="normal" officeooo:rsid="0134b25c" officeooo:paragraph-rsid="01490034" style:font-style-asian="italic" style:font-weight-asian="normal" style:font-style-complex="italic" style:font-weight-complex="normal"/>
    </style:style>
    <style:style style:name="P54" style:family="paragraph" style:parent-style-name="Standard">
      <style:text-properties fo:font-style="italic" style:text-underline-style="solid" style:text-underline-width="auto" style:text-underline-color="font-color" fo:font-weight="normal" officeooo:rsid="0134b25c" officeooo:paragraph-rsid="01492148" style:font-style-asian="italic" style:font-weight-asian="normal" style:font-style-complex="italic" style:font-weight-complex="normal"/>
    </style:style>
    <style:style style:name="P55" style:family="paragraph" style:parent-style-name="Standard">
      <style:text-properties officeooo:rsid="000a2a48" officeooo:paragraph-rsid="000a2a48"/>
    </style:style>
    <style:style style:name="P56" style:family="paragraph" style:parent-style-name="Standard">
      <style:text-properties fo:font-weight="bold" officeooo:rsid="0015c902" officeooo:paragraph-rsid="0015c902" style:font-weight-asian="bold" style:font-weight-complex="bold"/>
    </style:style>
    <style:style style:name="P57" style:family="paragraph" style:parent-style-name="Standard">
      <style:text-properties fo:font-weight="bold" officeooo:rsid="0019bc9c" officeooo:paragraph-rsid="0019bc9c" style:font-weight-asian="bold" style:font-weight-complex="bold"/>
    </style:style>
    <style:style style:name="P58"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59" style:family="paragraph" style:parent-style-name="Standard">
      <style:text-properties fo:font-weight="bold" officeooo:rsid="00cbd770" officeooo:paragraph-rsid="00cbd770" style:font-weight-asian="bold" style:font-weight-complex="bold"/>
    </style:style>
    <style:style style:name="P60" style:family="paragraph" style:parent-style-name="Standard">
      <style:text-properties officeooo:rsid="0011d073" officeooo:paragraph-rsid="0011d073"/>
    </style:style>
    <style:style style:name="P61" style:family="paragraph" style:parent-style-name="Standard">
      <style:text-properties officeooo:rsid="000cd7c4" officeooo:paragraph-rsid="000cd7c4"/>
    </style:style>
    <style:style style:name="P62" style:family="paragraph" style:parent-style-name="Standard">
      <style:text-properties officeooo:rsid="0011dd3d" officeooo:paragraph-rsid="0011dd3d"/>
    </style:style>
    <style:style style:name="P63" style:family="paragraph" style:parent-style-name="Standard">
      <style:text-properties officeooo:rsid="00135796" officeooo:paragraph-rsid="00135796"/>
    </style:style>
    <style:style style:name="P64"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65"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66"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67"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68"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69"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70"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71"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72"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73"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74"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75"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76"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77"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78"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79"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80"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81"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82"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83"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84"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85"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86"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87"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88"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89"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90"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91"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92"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93"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94"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95"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96"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97"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98"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99"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100"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101"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102"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103"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104"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105"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106" style:family="paragraph" style:parent-style-name="Standard">
      <style:text-properties fo:font-style="normal" fo:font-weight="normal" officeooo:rsid="00cd2c4b" officeooo:paragraph-rsid="00cd2c4b" style:font-style-asian="normal" style:font-weight-asian="normal" style:font-style-complex="normal" style:font-weight-complex="normal"/>
    </style:style>
    <style:style style:name="P107" style:family="paragraph" style:parent-style-name="Standard">
      <style:text-properties fo:font-style="normal" fo:font-weight="normal" officeooo:rsid="00cf113f" officeooo:paragraph-rsid="00cd2c4b" style:font-style-asian="normal" style:font-weight-asian="normal" style:font-style-complex="normal" style:font-weight-complex="normal"/>
    </style:style>
    <style:style style:name="P108" style:family="paragraph" style:parent-style-name="Standard">
      <style:text-properties fo:font-style="normal" fo:font-weight="normal" officeooo:rsid="00d551a2" officeooo:paragraph-rsid="00db8763" style:font-style-asian="normal" style:font-weight-asian="normal" style:font-style-complex="normal" style:font-weight-complex="normal"/>
    </style:style>
    <style:style style:name="P109" style:family="paragraph" style:parent-style-name="Standard">
      <style:text-properties fo:font-style="normal" fo:font-weight="normal" officeooo:rsid="00d7aa4f" officeooo:paragraph-rsid="00d4f8ed" style:font-style-asian="normal" style:font-weight-asian="normal" style:font-style-complex="normal" style:font-weight-complex="normal"/>
    </style:style>
    <style:style style:name="P110" style:family="paragraph" style:parent-style-name="Standard">
      <style:text-properties fo:font-style="normal" fo:font-weight="normal" officeooo:rsid="00ea69d2" officeooo:paragraph-rsid="00ea69d2" style:font-style-asian="normal" style:font-weight-asian="normal" style:font-style-complex="normal" style:font-weight-complex="normal"/>
    </style:style>
    <style:style style:name="P111" style:family="paragraph" style:parent-style-name="Standard">
      <style:text-properties fo:font-style="normal" fo:font-weight="normal" officeooo:rsid="00f17f2c" officeooo:paragraph-rsid="00f17f2c" style:font-style-asian="normal" style:font-weight-asian="normal" style:font-style-complex="normal" style:font-weight-complex="normal"/>
    </style:style>
    <style:style style:name="P112" style:family="paragraph" style:parent-style-name="Standard">
      <style:text-properties fo:font-style="normal" fo:font-weight="normal" officeooo:paragraph-rsid="011a7071" style:font-style-asian="normal" style:font-weight-asian="normal" style:font-style-complex="normal" style:font-weight-complex="normal"/>
    </style:style>
    <style:style style:name="P113" style:family="paragraph" style:parent-style-name="Standard">
      <style:text-properties fo:font-style="normal" fo:font-weight="normal" officeooo:paragraph-rsid="01204915" style:font-style-asian="normal" style:font-weight-asian="normal" style:font-style-complex="normal" style:font-weight-complex="normal"/>
    </style:style>
    <style:style style:name="P114"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115"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116"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117"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118"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119" style:family="paragraph" style:parent-style-name="Standard">
      <style:text-properties fo:font-style="normal" fo:font-weight="bold" officeooo:rsid="00f17f2c" officeooo:paragraph-rsid="00f17f2c" style:font-style-asian="normal" style:font-weight-asian="bold" style:font-style-complex="normal" style:font-weight-complex="bold"/>
    </style:style>
    <style:style style:name="P120" style:family="paragraph" style:parent-style-name="Standard">
      <style:text-properties fo:font-style="normal" style:text-underline-style="none" fo:font-weight="normal" officeooo:rsid="00e159ac" officeooo:paragraph-rsid="00e159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ecb5fb" officeooo:paragraph-rsid="00ecb5fb"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efbe54" officeooo:paragraph-rsid="00efbe54"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e52e19" officeooo:paragraph-rsid="00e159ac"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f7c6bd" officeooo:paragraph-rsid="00f7c6bd"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fc5887" officeooo:paragraph-rsid="00fc5887"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fe564e" officeooo:paragraph-rsid="00fe564e"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10c24f1" officeooo:paragraph-rsid="010c24f1"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103b412" officeooo:paragraph-rsid="0103b412"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105658e" officeooo:paragraph-rsid="0105658e"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1072248" officeooo:paragraph-rsid="0105658e"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10aa119" officeooo:paragraph-rsid="010aa119"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1065289" officeooo:paragraph-rsid="0105658e"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10db109" officeooo:paragraph-rsid="010db109"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10f61a7" officeooo:paragraph-rsid="010db109"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111859f" officeooo:paragraph-rsid="0111859f"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1131ed0" officeooo:paragraph-rsid="01131ed0"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113c141" officeooo:paragraph-rsid="01137f40"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1164d57" officeooo:paragraph-rsid="01164d57"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11e83e1" officeooo:paragraph-rsid="011a7071"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12292bb" officeooo:paragraph-rsid="012292bb" style:font-style-asian="normal" style:font-weight-asian="normal" style:font-style-complex="normal" style:font-weight-complex="normal"/>
    </style:style>
    <style:style style:name="P141" style:family="paragraph" style:parent-style-name="Standard">
      <style:text-properties fo:font-style="normal" style:text-underline-style="none" fo:font-weight="normal" officeooo:rsid="0121414e" officeooo:paragraph-rsid="0120ed89" style:font-style-asian="normal" style:font-weight-asian="normal" style:font-style-complex="normal" style:font-weight-complex="normal"/>
    </style:style>
    <style:style style:name="P142" style:family="paragraph" style:parent-style-name="Standard">
      <style:text-properties fo:font-style="normal" style:text-underline-style="none" fo:font-weight="normal" officeooo:rsid="01256874" officeooo:paragraph-rsid="01256874"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1287a57" officeooo:paragraph-rsid="01287a57" style:font-style-asian="normal" style:font-weight-asian="normal" style:font-style-complex="normal" style:font-weight-complex="normal"/>
    </style:style>
    <style:style style:name="P144" style:family="paragraph" style:parent-style-name="Standard">
      <style:text-properties fo:font-style="normal" style:text-underline-style="none" fo:font-weight="normal" officeooo:rsid="0129ec7b" officeooo:paragraph-rsid="0129ec7b" style:font-style-asian="normal" style:font-weight-asian="normal" style:font-style-complex="normal" style:font-weight-complex="normal"/>
    </style:style>
    <style:style style:name="P145" style:family="paragraph" style:parent-style-name="Standard">
      <style:text-properties fo:font-style="normal" style:text-underline-style="none" fo:font-weight="normal" officeooo:rsid="012c1603" officeooo:paragraph-rsid="012c1603"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12eb75d" officeooo:paragraph-rsid="012e150a" style:font-style-asian="normal" style:font-weight-asian="normal" style:font-style-complex="normal" style:font-weight-complex="normal"/>
    </style:style>
    <style:style style:name="P147" style:family="paragraph" style:parent-style-name="Standard">
      <style:text-properties fo:font-style="normal" style:text-underline-style="none" fo:font-weight="normal" officeooo:rsid="0130636d" officeooo:paragraph-rsid="0130636d"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130a116" officeooo:paragraph-rsid="0130a116"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1310f8b" officeooo:paragraph-rsid="01310f8b" style:font-style-asian="normal" style:font-weight-asian="normal" style:font-style-complex="normal" style:font-weight-complex="normal"/>
    </style:style>
    <style:style style:name="P150" style:family="paragraph" style:parent-style-name="Standard">
      <style:text-properties fo:font-style="normal" style:text-underline-style="none" fo:font-weight="normal" officeooo:rsid="0131e424" officeooo:paragraph-rsid="0131e424" style:font-style-asian="normal" style:font-weight-asian="normal" style:font-style-complex="normal" style:font-weight-complex="normal"/>
    </style:style>
    <style:style style:name="P151" style:family="paragraph" style:parent-style-name="Standard">
      <style:text-properties fo:font-style="normal" style:text-underline-style="none" fo:font-weight="normal" officeooo:rsid="0133312c" officeooo:paragraph-rsid="0133312c" style:font-style-asian="normal" style:font-weight-asian="normal" style:font-style-complex="normal" style:font-weight-complex="normal"/>
    </style:style>
    <style:style style:name="P152" style:family="paragraph" style:parent-style-name="Standard">
      <style:text-properties fo:font-style="normal" style:text-underline-style="none" fo:font-weight="normal" officeooo:rsid="0134b25c" officeooo:paragraph-rsid="0133312c" style:font-style-asian="normal" style:font-weight-asian="normal" style:font-style-complex="normal" style:font-weight-complex="normal"/>
    </style:style>
    <style:style style:name="P153" style:family="paragraph" style:parent-style-name="Standard">
      <style:text-properties fo:font-style="normal" style:text-underline-style="none" fo:font-weight="normal" officeooo:rsid="0134b25c" officeooo:paragraph-rsid="013b61e5" style:font-style-asian="normal" style:font-weight-asian="normal" style:font-style-complex="normal" style:font-weight-complex="normal"/>
    </style:style>
    <style:style style:name="P154" style:family="paragraph" style:parent-style-name="Standard">
      <style:text-properties fo:font-style="normal" style:text-underline-style="none" fo:font-weight="normal" officeooo:rsid="01375b75" officeooo:paragraph-rsid="01375b75"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13957d0" officeooo:paragraph-rsid="013957d0" style:font-style-asian="normal" style:font-weight-asian="normal" style:font-style-complex="normal" style:font-weight-complex="normal"/>
    </style:style>
    <style:style style:name="P156" style:family="paragraph" style:parent-style-name="Standard">
      <style:text-properties fo:font-style="normal" style:text-underline-style="none" fo:font-weight="normal" officeooo:rsid="013af427" officeooo:paragraph-rsid="013957d0"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140c13f" officeooo:paragraph-rsid="013ed453" style:font-style-asian="normal" style:font-weight-asian="normal" style:font-style-complex="normal" style:font-weight-complex="normal"/>
    </style:style>
    <style:style style:name="P158" style:family="paragraph" style:parent-style-name="Standard">
      <style:text-properties fo:font-style="normal" style:text-underline-style="none" fo:font-weight="normal" officeooo:rsid="0143ccc4" officeooo:paragraph-rsid="0143ccc4" style:font-style-asian="normal" style:font-weight-asian="normal" style:font-style-complex="normal" style:font-weight-complex="normal"/>
    </style:style>
    <style:style style:name="P159" style:family="paragraph" style:parent-style-name="Standard">
      <style:text-properties fo:font-style="normal" style:text-underline-style="none" fo:font-weight="normal" officeooo:rsid="01471adb" officeooo:paragraph-rsid="0145844e"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490034" officeooo:paragraph-rsid="01490034"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492148" officeooo:paragraph-rsid="01492148"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149533c" officeooo:paragraph-rsid="0149533c"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4d293a" officeooo:paragraph-rsid="014d293a" style:font-style-asian="normal" style:font-weight-asian="normal" style:font-style-complex="normal" style:font-weight-complex="normal"/>
    </style:style>
    <style:style style:name="P164" style:family="paragraph" style:parent-style-name="Standard">
      <style:text-properties fo:font-style="normal" style:text-underline-style="none" fo:font-weight="normal" officeooo:rsid="014db762" officeooo:paragraph-rsid="014d293a" style:font-style-asian="normal" style:font-weight-asian="normal" style:font-style-complex="normal" style:font-weight-complex="normal"/>
    </style:style>
    <style:style style:name="P165" style:family="paragraph" style:parent-style-name="Standard">
      <style:text-properties fo:font-style="normal" style:text-underline-style="none" fo:font-weight="bold" officeooo:rsid="00fbb369" officeooo:paragraph-rsid="00fbb369" style:font-style-asian="normal" style:font-weight-asian="bold" style:font-style-complex="normal" style:font-weight-complex="bold"/>
    </style:style>
    <style:style style:name="P166"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167" style:family="paragraph" style:parent-style-name="Standard">
      <style:text-properties fo:font-style="normal" style:text-underline-style="none" fo:font-weight="bold" officeooo:rsid="010aa119" officeooo:paragraph-rsid="010aa119" style:font-style-asian="normal" style:font-weight-asian="bold" style:font-style-complex="normal" style:font-weight-complex="bold"/>
    </style:style>
    <style:style style:name="P168" style:family="paragraph" style:parent-style-name="Standard">
      <style:text-properties fo:font-style="normal" style:text-underline-style="none" fo:font-weight="bold" officeooo:rsid="01131ed0" officeooo:paragraph-rsid="01131ed0" style:font-style-asian="normal" style:font-weight-asian="bold" style:font-style-complex="normal" style:font-weight-complex="bold"/>
    </style:style>
    <style:style style:name="P169" style:family="paragraph" style:parent-style-name="Standard">
      <style:text-properties fo:font-style="normal" style:text-underline-style="none" fo:font-weight="bold" officeooo:rsid="011a7071" officeooo:paragraph-rsid="011a7071" style:font-style-asian="normal" style:font-weight-asian="bold" style:font-style-complex="normal" style:font-weight-complex="bold"/>
    </style:style>
    <style:style style:name="P170" style:family="paragraph" style:parent-style-name="Standard">
      <style:text-properties fo:font-style="normal" style:text-underline-style="none" fo:font-weight="bold" officeooo:rsid="01200c15" officeooo:paragraph-rsid="01200c15" style:font-style-asian="normal" style:font-weight-asian="bold" style:font-style-complex="normal" style:font-weight-complex="bold"/>
    </style:style>
    <style:style style:name="P171" style:family="paragraph" style:parent-style-name="Standard">
      <style:text-properties fo:font-style="normal" style:text-underline-style="none" fo:font-weight="bold" officeooo:rsid="0123a9f5" officeooo:paragraph-rsid="0123a9f5" style:font-style-asian="normal" style:font-weight-asian="bold" style:font-style-complex="normal" style:font-weight-complex="bold"/>
    </style:style>
    <style:style style:name="P172" style:family="paragraph" style:parent-style-name="Standard">
      <style:text-properties fo:font-style="normal" style:text-underline-style="none" fo:font-weight="bold" officeooo:rsid="0134b25c" officeooo:paragraph-rsid="013957d0" style:font-style-asian="normal" style:font-weight-asian="bold" style:font-style-complex="normal" style:font-weight-complex="bold"/>
    </style:style>
    <style:style style:name="P173" style:family="paragraph" style:parent-style-name="Standard">
      <style:text-properties fo:font-style="normal" style:text-underline-style="none" fo:font-weight="bold" officeooo:rsid="01375b75" officeooo:paragraph-rsid="01375b75" style:font-style-asian="normal" style:font-weight-asian="bold" style:font-style-complex="normal" style:font-weight-complex="bold"/>
    </style:style>
    <style:style style:name="P174" style:family="paragraph" style:parent-style-name="Standard">
      <style:text-properties fo:font-style="normal" style:text-underline-style="none" fo:font-weight="bold" officeooo:rsid="01375b75" officeooo:paragraph-rsid="013957d0" style:font-style-asian="normal" style:font-weight-asian="bold" style:font-style-complex="normal" style:font-weight-complex="bold"/>
    </style:style>
    <style:style style:name="P175" style:family="paragraph" style:parent-style-name="Standard">
      <style:text-properties fo:font-style="normal" style:text-underline-style="none" fo:font-weight="bold" officeooo:rsid="013957d0" officeooo:paragraph-rsid="013957d0" style:font-style-asian="normal" style:font-weight-asian="bold" style:font-style-complex="normal" style:font-weight-complex="bold"/>
    </style:style>
    <style:style style:name="P176" style:family="paragraph" style:parent-style-name="Standard">
      <style:text-properties fo:font-style="normal" style:text-underline-style="solid" style:text-underline-width="auto" style:text-underline-color="font-color" fo:font-weight="normal" officeooo:rsid="0134b25c" officeooo:paragraph-rsid="0145844e"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34b25c" officeooo:paragraph-rsid="0149533c"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34b25c" officeooo:paragraph-rsid="014d293a"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05b96dc" officeooo:paragraph-rsid="014f48cc" style:font-style-asian="normal" style:font-weight-asian="normal" style:font-style-complex="normal" style:font-weight-complex="normal"/>
    </style:style>
    <style:style style:name="P180"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181"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182"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183"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184"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185"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186"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87"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88"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89"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90"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91"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92"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93"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94"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95"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96"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97"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98"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99"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200"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201" style:family="paragraph" style:parent-style-name="Standard">
      <style:text-properties fo:font-size="12pt" fo:font-style="italic" style:text-underline-style="none" fo:font-weight="normal" officeooo:rsid="00a4d070" officeooo:paragraph-rsid="00a4d070" style:font-size-asian="10.5pt" style:font-style-asian="italic" style:font-weight-asian="normal" style:font-size-complex="12pt" style:font-style-complex="italic" style:font-weight-complex="normal"/>
    </style:style>
    <style:style style:name="P202" style:family="paragraph" style:parent-style-name="Standard">
      <style:text-properties fo:font-size="12pt" fo:font-style="italic" style:text-underline-style="none" fo:font-weight="normal" officeooo:rsid="01375b75" officeooo:paragraph-rsid="018153ba" style:font-size-asian="12pt" style:font-style-asian="italic" style:font-weight-asian="normal" style:font-size-complex="12pt" style:font-style-complex="italic" style:font-weight-complex="normal"/>
    </style:style>
    <style:style style:name="P203" style:family="paragraph" style:parent-style-name="Standard">
      <style:text-properties fo:font-size="12pt" fo:font-style="italic" style:text-underline-style="none" fo:font-weight="normal" officeooo:rsid="01375b75" officeooo:paragraph-rsid="01850a7f" style:font-size-asian="12pt" style:font-style-asian="italic" style:font-weight-asian="normal" style:font-size-complex="12pt" style:font-style-complex="italic" style:font-weight-complex="normal"/>
    </style:style>
    <style:style style:name="P204" style:family="paragraph" style:parent-style-name="Standard">
      <style:text-properties fo:font-size="12pt" fo:font-style="italic" style:text-underline-style="none" fo:font-weight="normal" officeooo:rsid="01375b75" officeooo:paragraph-rsid="0185bf18" style:font-size-asian="12pt" style:font-style-asian="italic" style:font-weight-asian="normal" style:font-size-complex="12pt" style:font-style-complex="italic" style:font-weight-complex="normal"/>
    </style:style>
    <style:style style:name="P205" style:family="paragraph" style:parent-style-name="Standard">
      <style:text-properties fo:font-size="12pt" fo:font-style="italic" style:text-underline-style="none" fo:font-weight="normal" officeooo:rsid="01375b75" officeooo:paragraph-rsid="019ed712" style:font-size-asian="12pt" style:font-style-asian="italic" style:font-weight-asian="normal" style:font-size-complex="12pt" style:font-style-complex="italic" style:font-weight-complex="normal"/>
    </style:style>
    <style:style style:name="P206" style:family="paragraph" style:parent-style-name="Standard">
      <style:text-properties fo:font-size="12pt" fo:font-style="italic" style:text-underline-style="none" fo:font-weight="normal" officeooo:rsid="01707f03" officeooo:paragraph-rsid="01707f03" style:font-size-asian="12pt" style:font-style-asian="italic" style:font-weight-asian="normal" style:font-size-complex="12pt" style:font-style-complex="italic" style:font-weight-complex="normal"/>
    </style:style>
    <style:style style:name="P207" style:family="paragraph" style:parent-style-name="Standard">
      <style:text-properties fo:font-size="12pt" fo:font-style="italic" style:text-underline-style="none" fo:font-weight="normal" officeooo:rsid="017cde49" officeooo:paragraph-rsid="017cde49" style:font-size-asian="12pt" style:font-style-asian="italic" style:font-weight-asian="normal" style:font-size-complex="12pt" style:font-style-complex="italic" style:font-weight-complex="normal"/>
    </style:style>
    <style:style style:name="P208" style:family="paragraph" style:parent-style-name="Standard">
      <style:text-properties fo:font-size="12pt" fo:font-style="italic" style:text-underline-style="none" fo:font-weight="normal" officeooo:rsid="0185bf18" officeooo:paragraph-rsid="0185bf18"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style:text-underline-style="none" fo:font-weight="normal" officeooo:rsid="019fadb2" officeooo:paragraph-rsid="019ed712" style:font-size-asian="12pt" style:font-style-asian="italic" style:font-weight-asian="normal" style:font-size-complex="12pt" style:font-style-complex="italic" style:font-weight-complex="normal"/>
    </style:style>
    <style:style style:name="P210" style:family="paragraph" style:parent-style-name="Standard">
      <style:paragraph-properties fo:text-align="start" style:justify-single-word="false"/>
      <style:text-properties fo:font-size="12pt" fo:font-style="italic" style:text-underline-style="none" fo:font-weight="normal" officeooo:rsid="01a6b76d" officeooo:paragraph-rsid="01a42679" style:font-size-asian="12pt" style:font-style-asian="italic" style:font-weight-asian="normal" style:font-size-complex="12pt" style:font-style-complex="italic" style:font-weight-complex="normal"/>
    </style:style>
    <style:style style:name="P211" style:family="paragraph" style:parent-style-name="Standard">
      <style:text-properties fo:font-size="12pt" fo:font-style="italic" style:text-underline-style="none" fo:font-weight="bold" officeooo:rsid="01375b75" officeooo:paragraph-rsid="0187536d" style:font-size-asian="12pt" style:font-style-asian="italic" style:font-weight-asian="bold" style:font-size-complex="12pt" style:font-style-complex="italic" style:font-weight-complex="bold"/>
    </style:style>
    <style:style style:name="P212"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213"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solid" style:text-underline-width="auto" style:text-underline-color="font-color" fo:font-weight="normal" officeooo:rsid="01561c2f" officeooo:paragraph-rsid="01561c2f" style:font-size-asian="12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solid" style:text-underline-width="auto" style:text-underline-color="font-color" fo:font-weight="normal" officeooo:rsid="015dc3ac" officeooo:paragraph-rsid="015dc3ac" style:font-size-asian="12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none" fo:font-weight="normal" officeooo:rsid="009309c0" officeooo:paragraph-rsid="0094a0ca"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none" fo:font-weight="normal" officeooo:rsid="009309c0" officeooo:paragraph-rsid="009309c0"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style:text-underline-style="none" fo:font-weight="normal" officeooo:rsid="0088e4fb" officeooo:paragraph-rsid="0088e4fb"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style:text-underline-style="none" fo:font-weight="normal" officeooo:rsid="008a2ca5" officeooo:paragraph-rsid="0088e4fb"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none" fo:font-weight="normal" officeooo:rsid="008a2ca5" officeooo:paragraph-rsid="008a2ca5"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style:text-underline-style="none" fo:font-weight="normal" officeooo:rsid="008ee4e4" officeooo:paragraph-rsid="008a2ca5"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style:text-underline-style="none" fo:font-weight="normal" officeooo:rsid="0091c536" officeooo:paragraph-rsid="0091c536"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font-style="normal" style:text-underline-style="none" fo:font-weight="normal" officeooo:rsid="009cfb5c" officeooo:paragraph-rsid="009cfb5c"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style:text-underline-style="none" fo:font-weight="normal" officeooo:rsid="00a4fb9e" officeooo:paragraph-rsid="00a4fb9e"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style:text-underline-style="none" fo:font-weight="normal" officeooo:rsid="00a650ee" officeooo:paragraph-rsid="00a4fb9e"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font-style="normal" style:text-underline-style="none" fo:font-weight="normal" officeooo:rsid="00a34f61" officeooo:paragraph-rsid="00a23abd"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font-style="normal" style:text-underline-style="none" fo:font-weight="normal" officeooo:rsid="00a7f8bc" officeooo:paragraph-rsid="00a7f8bc"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font-style="normal" style:text-underline-style="none" fo:font-weight="normal" officeooo:rsid="00a84ad2" officeooo:paragraph-rsid="00a84ad2"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font-style="normal" style:text-underline-style="none" fo:font-weight="normal" officeooo:rsid="00a920d7" officeooo:paragraph-rsid="00a920d7"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font-style="normal" style:text-underline-style="none" fo:font-weight="normal" officeooo:rsid="00a97845" officeooo:paragraph-rsid="00a97845"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font-style="normal" style:text-underline-style="none" fo:font-weight="normal" officeooo:rsid="00aa8702" officeooo:paragraph-rsid="00aa8702"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font-style="normal" style:text-underline-style="none" fo:font-weight="normal" officeooo:rsid="00b53ab4" officeooo:paragraph-rsid="00b53ab4"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style:text-underline-style="none" fo:font-weight="normal" officeooo:rsid="00ab0ba7" officeooo:paragraph-rsid="00ab0ba7"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style:text-underline-style="none" fo:font-weight="normal" officeooo:rsid="00ae510b" officeooo:paragraph-rsid="00ae510b"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font-style="normal" style:text-underline-style="none" fo:font-weight="normal" officeooo:rsid="00b210d6" officeooo:paragraph-rsid="00b210d6"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font-style="normal" style:text-underline-style="none" fo:font-weight="normal" officeooo:rsid="00b210d6" officeooo:paragraph-rsid="00ae510b"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font-style="normal" style:text-underline-style="none" fo:font-weight="normal" officeooo:rsid="00b8a66c" officeooo:paragraph-rsid="00b84004"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font-style="normal" style:text-underline-style="none" fo:font-weight="normal" officeooo:rsid="00ba0632" officeooo:paragraph-rsid="00ba0632"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font-style="normal" style:text-underline-style="none" fo:font-weight="normal" officeooo:rsid="00ba8771" officeooo:paragraph-rsid="00ba0632"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font-style="normal" style:text-underline-style="none" fo:font-weight="normal" officeooo:rsid="00bbffe2" officeooo:paragraph-rsid="00bbffe2"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font-style="normal" style:text-underline-style="none" fo:font-weight="normal" officeooo:rsid="00bd5269" officeooo:paragraph-rsid="00bd5269"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font-style="normal" style:text-underline-style="none" fo:font-weight="normal" officeooo:rsid="00c12aca" officeooo:paragraph-rsid="00c12aca"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font-style="normal" style:text-underline-style="none" fo:font-weight="normal" officeooo:rsid="00c22adf" officeooo:paragraph-rsid="00c12aca"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font-style="normal" style:text-underline-style="none" fo:font-weight="normal" officeooo:rsid="00c3cb92" officeooo:paragraph-rsid="00c12aca"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font-style="normal" style:text-underline-style="none" fo:font-weight="normal" officeooo:rsid="00c433d2" officeooo:paragraph-rsid="00c5b5cf"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font-style="normal" style:text-underline-style="none" fo:font-weight="normal" officeooo:rsid="00c72b97" officeooo:paragraph-rsid="00c5b5cf"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font-style="normal" style:text-underline-style="none" fo:font-weight="normal" officeooo:rsid="00b04b83" officeooo:paragraph-rsid="00ae510b"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font-style="normal" style:text-underline-style="none" fo:font-weight="normal" officeooo:rsid="01375b75" officeooo:paragraph-rsid="0153d236" style:font-size-asian="12pt" style:font-style-asian="normal" style:font-weight-asian="normal" style:font-size-complex="12pt" style:font-style-complex="normal" style:font-weight-complex="normal"/>
    </style:style>
    <style:style style:name="P269" style:family="paragraph" style:parent-style-name="Standard">
      <style:text-properties fo:font-size="12pt" fo:font-style="normal" style:text-underline-style="none" fo:font-weight="normal" officeooo:rsid="01375b75" officeooo:paragraph-rsid="01561c2f" style:font-size-asian="12pt" style:font-style-asian="normal" style:font-weight-asian="normal" style:font-size-complex="12pt" style:font-style-complex="normal" style:font-weight-complex="normal"/>
    </style:style>
    <style:style style:name="P270" style:family="paragraph" style:parent-style-name="Standard">
      <style:text-properties fo:font-size="12pt" fo:font-style="normal" style:text-underline-style="none" fo:font-weight="normal" officeooo:rsid="01375b75" officeooo:paragraph-rsid="015a8306" style:font-size-asian="12pt" style:font-style-asian="normal" style:font-weight-asian="normal" style:font-size-complex="12pt" style:font-style-complex="normal" style:font-weight-complex="normal"/>
    </style:style>
    <style:style style:name="P271" style:family="paragraph" style:parent-style-name="Standard">
      <style:text-properties fo:font-size="12pt" fo:font-style="normal" style:text-underline-style="none" fo:font-weight="normal" officeooo:rsid="01375b75" officeooo:paragraph-rsid="015dc3ac" style:font-size-asian="12pt" style:font-style-asian="normal" style:font-weight-asian="normal" style:font-size-complex="12pt" style:font-style-complex="normal" style:font-weight-complex="normal"/>
    </style:style>
    <style:style style:name="P272" style:family="paragraph" style:parent-style-name="Standard">
      <style:text-properties fo:font-size="12pt" fo:font-style="normal" style:text-underline-style="none" fo:font-weight="normal" officeooo:rsid="01375b75" officeooo:paragraph-rsid="016054f7" style:font-size-asian="12pt" style:font-style-asian="normal" style:font-weight-asian="normal" style:font-size-complex="12pt" style:font-style-complex="normal" style:font-weight-complex="normal"/>
    </style:style>
    <style:style style:name="P273" style:family="paragraph" style:parent-style-name="Standard">
      <style:text-properties fo:font-size="12pt" fo:font-style="normal" style:text-underline-style="none" fo:font-weight="normal" officeooo:rsid="01375b75" officeooo:paragraph-rsid="016c8969" style:font-size-asian="12pt" style:font-style-asian="normal" style:font-weight-asian="normal" style:font-size-complex="12pt" style:font-style-complex="normal" style:font-weight-complex="normal"/>
    </style:style>
    <style:style style:name="P274" style:family="paragraph" style:parent-style-name="Standard">
      <style:text-properties fo:font-size="12pt" fo:font-style="normal" style:text-underline-style="none" fo:font-weight="normal" officeooo:rsid="01375b75" officeooo:paragraph-rsid="01725b9e" style:font-size-asian="12pt" style:font-style-asian="normal" style:font-weight-asian="normal" style:font-size-complex="12pt" style:font-style-complex="normal" style:font-weight-complex="normal"/>
    </style:style>
    <style:style style:name="P275" style:family="paragraph" style:parent-style-name="Standard">
      <style:text-properties fo:font-size="12pt" fo:font-style="normal" style:text-underline-style="none" fo:font-weight="normal" officeooo:rsid="01375b75" officeooo:paragraph-rsid="017564d3" style:font-size-asian="12pt" style:font-style-asian="normal" style:font-weight-asian="normal" style:font-size-complex="12pt" style:font-style-complex="normal" style:font-weight-complex="normal"/>
    </style:style>
    <style:style style:name="P276" style:family="paragraph" style:parent-style-name="Standard">
      <style:text-properties fo:font-size="12pt" fo:font-style="normal" style:text-underline-style="none" fo:font-weight="normal" officeooo:rsid="01375b75" officeooo:paragraph-rsid="01770335" style:font-size-asian="12pt" style:font-style-asian="normal" style:font-weight-asian="normal" style:font-size-complex="12pt" style:font-style-complex="normal" style:font-weight-complex="normal"/>
    </style:style>
    <style:style style:name="P277" style:family="paragraph" style:parent-style-name="Standard">
      <style:text-properties fo:font-size="12pt" fo:font-style="normal" style:text-underline-style="none" fo:font-weight="normal" officeooo:rsid="01375b75" officeooo:paragraph-rsid="01791fb4" style:font-size-asian="12pt" style:font-style-asian="normal" style:font-weight-asian="normal" style:font-size-complex="12pt" style:font-style-complex="normal" style:font-weight-complex="normal"/>
    </style:style>
    <style:style style:name="P278" style:family="paragraph" style:parent-style-name="Standard">
      <style:text-properties fo:font-size="12pt" fo:font-style="normal" style:text-underline-style="none" fo:font-weight="normal" officeooo:rsid="01375b75" officeooo:paragraph-rsid="017c1b9a" style:font-size-asian="12pt" style:font-style-asian="normal" style:font-weight-asian="normal" style:font-size-complex="12pt" style:font-style-complex="normal" style:font-weight-complex="normal"/>
    </style:style>
    <style:style style:name="P279" style:family="paragraph" style:parent-style-name="Standard">
      <style:text-properties fo:font-size="12pt" fo:font-style="normal" style:text-underline-style="none" fo:font-weight="normal" officeooo:rsid="01375b75" officeooo:paragraph-rsid="017cde49" style:font-size-asian="12pt" style:font-style-asian="normal" style:font-weight-asian="normal" style:font-size-complex="12pt" style:font-style-complex="normal" style:font-weight-complex="normal"/>
    </style:style>
    <style:style style:name="P280" style:family="paragraph" style:parent-style-name="Standard">
      <style:text-properties fo:font-size="12pt" fo:font-style="normal" style:text-underline-style="none" fo:font-weight="normal" officeooo:rsid="01375b75" officeooo:paragraph-rsid="018dd133" style:font-size-asian="12pt" style:font-style-asian="normal" style:font-weight-asian="normal" style:font-size-complex="12pt" style:font-style-complex="normal" style:font-weight-complex="normal"/>
    </style:style>
    <style:style style:name="P281" style:family="paragraph" style:parent-style-name="Standard">
      <style:text-properties fo:font-size="12pt" fo:font-style="normal" style:text-underline-style="none" fo:font-weight="normal" officeooo:rsid="01375b75" officeooo:paragraph-rsid="019504ad" style:font-size-asian="12pt" style:font-style-asian="normal" style:font-weight-asian="normal" style:font-size-complex="12pt" style:font-style-complex="normal" style:font-weight-complex="normal"/>
    </style:style>
    <style:style style:name="P282" style:family="paragraph" style:parent-style-name="Standard">
      <style:text-properties fo:font-size="12pt" fo:font-style="normal" style:text-underline-style="none" fo:font-weight="normal" officeooo:rsid="01375b75" officeooo:paragraph-rsid="019ce7fb"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1375b75" officeooo:paragraph-rsid="01a42679" style:font-size-asian="12pt" style:font-style-asian="normal" style:font-weight-asian="normal" style:font-size-complex="12pt" style:font-style-complex="normal" style:font-weight-complex="normal"/>
    </style:style>
    <style:style style:name="P284" style:family="paragraph" style:parent-style-name="Standard">
      <style:text-properties fo:font-size="12pt" fo:font-style="normal" style:text-underline-style="none" fo:font-weight="normal" officeooo:rsid="01542cbc" officeooo:paragraph-rsid="01542cbc" style:font-size-asian="12pt" style:font-style-asian="normal" style:font-weight-asian="normal" style:font-size-complex="12pt" style:font-style-complex="normal" style:font-weight-complex="normal"/>
    </style:style>
    <style:style style:name="P285" style:family="paragraph" style:parent-style-name="Standard">
      <style:text-properties fo:font-size="12pt" fo:font-style="normal" style:text-underline-style="none" fo:font-weight="normal" officeooo:rsid="0153d236" officeooo:paragraph-rsid="0153d236" style:font-size-asian="12pt" style:font-style-asian="normal" style:font-weight-asian="normal" style:font-size-complex="12pt" style:font-style-complex="normal" style:font-weight-complex="normal"/>
    </style:style>
    <style:style style:name="P286" style:family="paragraph" style:parent-style-name="Standard">
      <style:text-properties fo:font-size="12pt" fo:font-style="normal" style:text-underline-style="none" fo:font-weight="normal" officeooo:rsid="015767c1" officeooo:paragraph-rsid="01561c2f" style:font-size-asian="12pt" style:font-style-asian="normal" style:font-weight-asian="normal" style:font-size-complex="12pt" style:font-style-complex="normal" style:font-weight-complex="normal"/>
    </style:style>
    <style:style style:name="P287" style:family="paragraph" style:parent-style-name="Standard">
      <style:text-properties fo:font-size="12pt" fo:font-style="normal" style:text-underline-style="none" fo:font-weight="normal" officeooo:rsid="015a8306" officeooo:paragraph-rsid="015a8306" style:font-size-asian="12pt" style:font-style-asian="normal" style:font-weight-asian="normal" style:font-size-complex="12pt" style:font-style-complex="normal" style:font-weight-complex="normal"/>
    </style:style>
    <style:style style:name="P288" style:family="paragraph" style:parent-style-name="Standard">
      <style:text-properties fo:font-size="12pt" fo:font-style="normal" style:text-underline-style="none" fo:font-weight="normal" officeooo:rsid="015dc3ac" officeooo:paragraph-rsid="015dc3ac" style:font-size-asian="12pt" style:font-style-asian="normal" style:font-weight-asian="normal" style:font-size-complex="12pt" style:font-style-complex="normal" style:font-weight-complex="normal"/>
    </style:style>
    <style:style style:name="P289" style:family="paragraph" style:parent-style-name="Standard">
      <style:text-properties fo:font-size="12pt" fo:font-style="normal" style:text-underline-style="none" fo:font-weight="normal" officeooo:rsid="015effb4" officeooo:paragraph-rsid="015dc3ac" style:font-size-asian="12pt" style:font-style-asian="normal" style:font-weight-asian="normal" style:font-size-complex="12pt" style:font-style-complex="normal" style:font-weight-complex="normal"/>
    </style:style>
    <style:style style:name="P290" style:family="paragraph" style:parent-style-name="Standard">
      <style:text-properties fo:font-size="12pt" fo:font-style="normal" style:text-underline-style="none" fo:font-weight="normal" officeooo:rsid="01628b58" officeooo:paragraph-rsid="016054f7" style:font-size-asian="12pt" style:font-style-asian="normal" style:font-weight-asian="normal" style:font-size-complex="12pt" style:font-style-complex="normal" style:font-weight-complex="normal"/>
    </style:style>
    <style:style style:name="P291" style:family="paragraph" style:parent-style-name="Standard">
      <style:text-properties fo:font-size="12pt" fo:font-style="normal" style:text-underline-style="none" fo:font-weight="normal" officeooo:rsid="018cff3b" officeooo:paragraph-rsid="018cff3b" style:font-size-asian="12pt" style:font-style-asian="normal" style:font-weight-asian="normal" style:font-size-complex="12pt" style:font-style-complex="normal" style:font-weight-complex="normal"/>
    </style:style>
    <style:style style:name="P292" style:family="paragraph" style:parent-style-name="Standard">
      <style:text-properties fo:font-size="12pt" fo:font-style="normal" style:text-underline-style="none" fo:font-weight="normal" officeooo:rsid="01725b9e" officeooo:paragraph-rsid="01725b9e" style:font-size-asian="12pt" style:font-style-asian="normal" style:font-weight-asian="normal" style:font-size-complex="12pt" style:font-style-complex="normal" style:font-weight-complex="normal"/>
    </style:style>
    <style:style style:name="P293" style:family="paragraph" style:parent-style-name="Standard">
      <style:text-properties fo:font-size="12pt" fo:font-style="normal" style:text-underline-style="none" fo:font-weight="normal" officeooo:rsid="018f6516" officeooo:paragraph-rsid="018dd133" style:font-size-asian="12pt" style:font-style-asian="normal" style:font-weight-asian="normal" style:font-size-complex="12pt" style:font-style-complex="normal" style:font-weight-complex="normal"/>
    </style:style>
    <style:style style:name="P294" style:family="paragraph" style:parent-style-name="Standard">
      <style:text-properties fo:font-size="12pt" fo:font-style="normal" style:text-underline-style="none" fo:font-weight="normal" officeooo:rsid="017564d3" officeooo:paragraph-rsid="017564d3" style:font-size-asian="12pt" style:font-style-asian="normal" style:font-weight-asian="normal" style:font-size-complex="12pt" style:font-style-complex="normal" style:font-weight-complex="normal"/>
    </style:style>
    <style:style style:name="P295" style:family="paragraph" style:parent-style-name="Standard">
      <style:text-properties fo:font-size="12pt" fo:font-style="normal" style:text-underline-style="none" fo:font-weight="normal" officeooo:rsid="017686ca" officeooo:paragraph-rsid="017564d3" style:font-size-asian="12pt" style:font-style-asian="normal" style:font-weight-asian="normal" style:font-size-complex="12pt" style:font-style-complex="normal" style:font-weight-complex="normal"/>
    </style:style>
    <style:style style:name="P296" style:family="paragraph" style:parent-style-name="Standard">
      <style:text-properties fo:font-size="12pt" fo:font-style="normal" style:text-underline-style="none" fo:font-weight="normal" officeooo:rsid="018ab749" officeooo:paragraph-rsid="019504ad" style:font-size-asian="12pt" style:font-style-asian="normal" style:font-weight-asian="normal" style:font-size-complex="12pt" style:font-style-complex="normal" style:font-weight-complex="normal"/>
    </style:style>
    <style:style style:name="P297" style:family="paragraph" style:parent-style-name="Standard">
      <style:text-properties fo:font-size="12pt" fo:font-style="normal" style:text-underline-style="none" fo:font-weight="normal" officeooo:rsid="0173898f" officeooo:paragraph-rsid="019504ad" style:font-size-asian="12pt" style:font-style-asian="normal" style:font-weight-asian="normal" style:font-size-complex="12pt" style:font-style-complex="normal" style:font-weight-complex="normal"/>
    </style:style>
    <style:style style:name="P298" style:family="paragraph" style:parent-style-name="Standard">
      <style:text-properties fo:font-size="12pt" fo:font-style="normal" style:text-underline-style="none" fo:font-weight="normal" officeooo:rsid="01770335" officeooo:paragraph-rsid="01770335" style:font-size-asian="12pt" style:font-style-asian="normal" style:font-weight-asian="normal" style:font-size-complex="12pt" style:font-style-complex="normal" style:font-weight-complex="normal"/>
    </style:style>
    <style:style style:name="P299" style:family="paragraph" style:parent-style-name="Standard">
      <style:text-properties fo:font-size="12pt" fo:font-style="normal" style:text-underline-style="none" fo:font-weight="normal" officeooo:rsid="01791fb4" officeooo:paragraph-rsid="01791fb4" style:font-size-asian="12pt" style:font-style-asian="normal" style:font-weight-asian="normal" style:font-size-complex="12pt" style:font-style-complex="normal" style:font-weight-complex="normal"/>
    </style:style>
    <style:style style:name="P300" style:family="paragraph" style:parent-style-name="Standard">
      <style:text-properties fo:font-size="12pt" fo:font-style="normal" style:text-underline-style="none" fo:font-weight="normal" officeooo:rsid="017ef0aa" officeooo:paragraph-rsid="019ce7fb" style:font-size-asian="12pt" style:font-style-asian="normal" style:font-weight-asian="normal" style:font-size-complex="12pt" style:font-style-complex="normal" style:font-weight-complex="normal"/>
    </style:style>
    <style:style style:name="P301" style:family="paragraph" style:parent-style-name="Standard">
      <style:text-properties fo:font-size="12pt" fo:font-style="normal" style:text-underline-style="none" fo:font-weight="normal" officeooo:rsid="017ef0aa" officeooo:paragraph-rsid="017ef0aa" style:font-size-asian="12pt" style:font-style-asian="normal" style:font-weight-asian="normal" style:font-size-complex="12pt" style:font-style-complex="normal" style:font-weight-complex="normal"/>
    </style:style>
    <style:style style:name="P302" style:family="paragraph" style:parent-style-name="Standard">
      <style:text-properties fo:font-size="12pt" fo:font-style="normal" style:text-underline-style="none" fo:font-weight="normal" officeooo:rsid="017cde49" officeooo:paragraph-rsid="017cde49" style:font-size-asian="12pt" style:font-style-asian="normal" style:font-weight-asian="normal" style:font-size-complex="12pt" style:font-style-complex="normal" style:font-weight-complex="normal"/>
    </style:style>
    <style:style style:name="P303" style:family="paragraph" style:parent-style-name="Standard">
      <style:text-properties fo:font-size="12pt" fo:font-style="normal" style:text-underline-style="none" fo:font-weight="normal" officeooo:rsid="0183bb39" officeooo:paragraph-rsid="018153ba" style:font-size-asian="12pt" style:font-style-asian="normal" style:font-weight-asian="normal" style:font-size-complex="12pt" style:font-style-complex="normal" style:font-weight-complex="normal"/>
    </style:style>
    <style:style style:name="P304" style:family="paragraph" style:parent-style-name="Standard">
      <style:text-properties fo:font-size="12pt" fo:font-style="normal" style:text-underline-style="none" fo:font-weight="normal" officeooo:rsid="01850a7f" officeooo:paragraph-rsid="01850a7f" style:font-size-asian="12pt" style:font-style-asian="normal" style:font-weight-asian="normal" style:font-size-complex="12pt" style:font-style-complex="normal" style:font-weight-complex="normal"/>
    </style:style>
    <style:style style:name="P305" style:family="paragraph" style:parent-style-name="Standard">
      <style:text-properties fo:font-size="12pt" fo:font-style="normal" style:text-underline-style="none" fo:font-weight="normal" officeooo:rsid="0185bf18" officeooo:paragraph-rsid="0185bf18" style:font-size-asian="12pt" style:font-style-asian="normal" style:font-weight-asian="normal" style:font-size-complex="12pt" style:font-style-complex="normal" style:font-weight-complex="normal"/>
    </style:style>
    <style:style style:name="P306" style:family="paragraph" style:parent-style-name="Standard">
      <style:text-properties fo:font-size="12pt" fo:font-style="normal" style:text-underline-style="none" fo:font-weight="normal" officeooo:rsid="01a3f1b7" officeooo:paragraph-rsid="019ed712"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1a5e4a3" officeooo:paragraph-rsid="01a42679"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1a5e4a3" officeooo:paragraph-rsid="01a5e4a3"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1a6b76d" officeooo:paragraph-rsid="01a9f542" style:font-size-asian="12pt" style:font-style-asian="normal" style:font-weight-asian="normal" style:font-size-complex="12pt" style:font-style-complex="normal" style:font-weight-complex="normal"/>
    </style:style>
    <style:style style:name="P310"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311"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312" style:family="paragraph" style:parent-style-name="Standard">
      <style:text-properties fo:font-size="12pt" fo:font-style="normal" style:text-underline-style="none" fo:font-weight="bold" officeooo:rsid="00885caf" officeooo:paragraph-rsid="00885caf" style:font-size-asian="10.5pt" style:font-style-asian="normal" style:font-weight-asian="bold" style:font-size-complex="12pt" style:font-style-complex="normal" style:font-weight-complex="bold"/>
    </style:style>
    <style:style style:name="P313" style:family="paragraph" style:parent-style-name="Standard">
      <style:text-properties fo:font-size="12pt" fo:font-style="normal" style:text-underline-style="none" fo:font-weight="bold" officeooo:rsid="009cf74e" officeooo:paragraph-rsid="009cf74e" style:font-size-asian="10.5pt" style:font-style-asian="normal" style:font-weight-asian="bold" style:font-size-complex="12pt" style:font-style-complex="normal" style:font-weight-complex="bold"/>
    </style:style>
    <style:style style:name="P314" style:family="paragraph" style:parent-style-name="Standard">
      <style:text-properties fo:font-size="12pt" fo:font-style="normal" style:text-underline-style="none" fo:font-weight="bold" officeooo:rsid="00a1171e" officeooo:paragraph-rsid="00a1171e" style:font-size-asian="10.5pt" style:font-style-asian="normal" style:font-weight-asian="bold" style:font-size-complex="12pt" style:font-style-complex="normal" style:font-weight-complex="bold"/>
    </style:style>
    <style:style style:name="P315" style:family="paragraph" style:parent-style-name="Standard">
      <style:text-properties fo:font-size="12pt" fo:font-style="normal" style:text-underline-style="none" fo:font-weight="bold" officeooo:rsid="00ae510b" officeooo:paragraph-rsid="00ae510b" style:font-size-asian="10.5pt" style:font-style-asian="normal" style:font-weight-asian="bold" style:font-size-complex="12pt" style:font-style-complex="normal" style:font-weight-complex="bold"/>
    </style:style>
    <style:style style:name="P316" style:family="paragraph" style:parent-style-name="Standard">
      <style:text-properties fo:font-size="12pt" fo:font-style="normal" style:text-underline-style="none" fo:font-weight="bold" officeooo:rsid="01375b75" officeooo:paragraph-rsid="014f48cc" style:font-size-asian="12pt" style:font-style-asian="normal" style:font-weight-asian="bold" style:font-size-complex="12pt" style:font-style-complex="normal" style:font-weight-complex="bold"/>
    </style:style>
    <style:style style:name="P317" style:family="paragraph" style:parent-style-name="Standard">
      <style:text-properties fo:font-size="12pt" fo:font-style="normal" style:text-underline-style="none" fo:font-weight="bold" officeooo:rsid="01375b75" officeooo:paragraph-rsid="019504ad" style:font-size-asian="12pt" style:font-style-asian="normal" style:font-weight-asian="bold" style:font-size-complex="12pt" style:font-style-complex="normal" style:font-weight-complex="bold"/>
    </style:style>
    <style:style style:name="P318" style:family="paragraph" style:parent-style-name="Standard">
      <style:text-properties fo:font-size="12pt" fo:font-style="normal" style:text-underline-style="none" fo:font-weight="bold" officeooo:rsid="01518d36" officeooo:paragraph-rsid="014f48cc" style:font-size-asian="12pt" style:font-style-asian="normal" style:font-weight-asian="bold" style:font-size-complex="12pt" style:font-style-complex="normal" style:font-weight-complex="bold"/>
    </style:style>
    <style:style style:name="P319" style:family="paragraph" style:parent-style-name="Standard">
      <style:text-properties fo:font-size="12pt" fo:font-style="normal" style:text-underline-style="none" fo:font-weight="bold" officeooo:rsid="016054f7" officeooo:paragraph-rsid="016054f7" style:font-size-asian="12pt" style:font-style-asian="normal" style:font-weight-asian="bold" style:font-size-complex="12pt" style:font-style-complex="normal" style:font-weight-complex="bold"/>
    </style:style>
    <style:style style:name="P320" style:family="paragraph" style:parent-style-name="Standard">
      <style:text-properties fo:font-size="12pt" fo:font-style="normal" style:text-underline-style="none" fo:font-weight="bold" officeooo:rsid="016c8969" officeooo:paragraph-rsid="016c8969" style:font-size-asian="12pt" style:font-style-asian="normal" style:font-weight-asian="bold" style:font-size-complex="12pt" style:font-style-complex="normal" style:font-weight-complex="bold"/>
    </style:style>
    <style:style style:name="P321" style:family="paragraph" style:parent-style-name="Standard">
      <style:text-properties fo:font-size="12pt" fo:font-style="normal" style:text-underline-style="none" fo:font-weight="bold" officeooo:rsid="018cff3b" officeooo:paragraph-rsid="018cff3b" style:font-size-asian="12pt" style:font-style-asian="normal" style:font-weight-asian="bold" style:font-size-complex="12pt" style:font-style-complex="normal" style:font-weight-complex="bold"/>
    </style:style>
    <style:style style:name="P322" style:family="paragraph" style:parent-style-name="Standard">
      <style:text-properties fo:font-size="12pt" fo:font-style="normal" style:text-underline-style="none" fo:font-weight="bold" officeooo:rsid="01725b9e" officeooo:paragraph-rsid="01725b9e" style:font-size-asian="12pt" style:font-style-asian="normal" style:font-weight-asian="bold" style:font-size-complex="12pt" style:font-style-complex="normal" style:font-weight-complex="bold"/>
    </style:style>
    <style:style style:name="P323" style:family="paragraph" style:parent-style-name="Standard">
      <style:text-properties fo:font-size="12pt" fo:font-style="normal" style:text-underline-style="none" fo:font-weight="bold" officeooo:rsid="018dd133" officeooo:paragraph-rsid="018dd133" style:font-size-asian="12pt" style:font-style-asian="normal" style:font-weight-asian="bold" style:font-size-complex="12pt" style:font-style-complex="normal" style:font-weight-complex="bold"/>
    </style:style>
    <style:style style:name="P324" style:family="paragraph" style:parent-style-name="Standard">
      <style:text-properties fo:font-size="12pt" fo:font-style="normal" style:text-underline-style="none" fo:font-weight="bold" officeooo:rsid="017564d3" officeooo:paragraph-rsid="017564d3" style:font-size-asian="12pt" style:font-style-asian="normal" style:font-weight-asian="bold" style:font-size-complex="12pt" style:font-style-complex="normal" style:font-weight-complex="bold"/>
    </style:style>
    <style:style style:name="P325" style:family="paragraph" style:parent-style-name="Standard">
      <style:text-properties fo:font-size="12pt" fo:font-style="normal" style:text-underline-style="none" fo:font-weight="bold" officeooo:rsid="01770335" officeooo:paragraph-rsid="01770335" style:font-size-asian="12pt" style:font-style-asian="normal" style:font-weight-asian="bold" style:font-size-complex="12pt" style:font-style-complex="normal" style:font-weight-complex="bold"/>
    </style:style>
    <style:style style:name="P326" style:family="paragraph" style:parent-style-name="Standard">
      <style:text-properties fo:font-size="12pt" fo:font-style="normal" style:text-underline-style="none" fo:font-weight="bold" officeooo:rsid="017fef8f" officeooo:paragraph-rsid="017fef8f" style:font-size-asian="12pt" style:font-style-asian="normal" style:font-weight-asian="bold" style:font-size-complex="12pt" style:font-style-complex="normal" style:font-weight-complex="bold"/>
    </style:style>
    <style:style style:name="P327" style:family="paragraph" style:parent-style-name="Standard">
      <style:text-properties fo:font-size="12pt" fo:font-style="normal" style:text-underline-style="none" fo:font-weight="bold" officeooo:rsid="0187536d" officeooo:paragraph-rsid="0187536d" style:font-size-asian="12pt" style:font-style-asian="normal" style:font-weight-asian="bold" style:font-size-complex="12pt" style:font-style-complex="normal" style:font-weight-complex="bold"/>
    </style:style>
    <style:style style:name="P328"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329"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330" style:family="paragraph" style:parent-style-name="Standard">
      <style:text-properties fo:font-size="14pt" fo:font-style="normal" style:text-underline-style="none" fo:font-weight="bold" officeooo:rsid="009fdf37" officeooo:paragraph-rsid="009fdf37" style:font-size-asian="14pt" style:font-style-asian="normal" style:font-weight-asian="bold" style:font-size-complex="14pt" style:font-style-complex="normal" style:font-weight-complex="bold"/>
    </style:style>
    <style:style style:name="P331" style:family="paragraph" style:parent-style-name="Standard">
      <style:text-properties fo:font-size="14pt" fo:font-style="normal" style:text-underline-style="none" fo:font-weight="bold" officeooo:rsid="014f48cc" officeooo:paragraph-rsid="014f48cc" style:font-size-asian="14pt" style:font-style-asian="normal" style:font-weight-asian="bold" style:font-size-complex="14pt" style:font-style-complex="normal" style:font-weight-complex="bold"/>
    </style:style>
    <style:style style:name="P332" style:family="paragraph" style:parent-style-name="Standard">
      <style:text-properties officeooo:rsid="005b96dc" officeooo:paragraph-rsid="005b96dc"/>
    </style:style>
    <style:style style:name="P333" style:family="paragraph" style:parent-style-name="Standard">
      <style:text-properties officeooo:rsid="00110a1e" officeooo:paragraph-rsid="00110a1e"/>
    </style:style>
    <style:style style:name="P334" style:family="paragraph" style:parent-style-name="Standard">
      <style:text-properties officeooo:rsid="016054f7" officeooo:paragraph-rsid="016054f7"/>
    </style:style>
    <style:style style:name="P335"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336"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337"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338" style:family="paragraph" style:parent-style-name="Standard">
      <style:paragraph-properties fo:margin-left="0.9846in" fo:margin-right="0in" fo:text-indent="0in" style:auto-text-indent="false"/>
      <style:text-properties fo:font-style="normal" fo:font-weight="normal" officeooo:rsid="00d4f8ed" officeooo:paragraph-rsid="00d4f8ed" style:font-style-asian="normal" style:font-weight-asian="normal" style:font-style-complex="normal" style:font-weight-complex="normal"/>
    </style:style>
    <style:style style:name="P339" style:family="paragraph" style:parent-style-name="Standard">
      <style:paragraph-properties fo:margin-left="0.9846in" fo:margin-right="0in" fo:text-indent="0in" style:auto-text-indent="false"/>
      <style:text-properties fo:font-size="12pt" fo:font-style="normal" style:text-underline-style="none" fo:font-weight="normal" officeooo:rsid="01375b75" officeooo:paragraph-rsid="01707f03" style:font-size-asian="12pt" style:font-style-asian="normal" style:font-weight-asian="normal" style:font-size-complex="12pt" style:font-style-complex="normal" style:font-weight-complex="normal"/>
    </style:style>
    <style:style style:name="P340" style:family="paragraph" style:parent-style-name="Standard">
      <style:paragraph-properties fo:margin-left="0.9846in" fo:margin-right="0in" fo:text-indent="0in" style:auto-text-indent="false"/>
      <style:text-properties fo:font-size="12pt" fo:font-style="normal" style:text-underline-style="none" fo:font-weight="normal" officeooo:rsid="01707f03" officeooo:paragraph-rsid="01707f03" style:font-size-asian="12pt" style:font-style-asian="normal" style:font-weight-asian="normal" style:font-size-complex="12pt" style:font-style-complex="normal" style:font-weight-complex="normal"/>
    </style:style>
    <style:style style:name="P341" style:family="paragraph" style:parent-style-name="Standard">
      <style:paragraph-properties fo:margin-left="0.9846in" fo:margin-right="0in" fo:text-indent="0in" style:auto-text-indent="false"/>
      <style:text-properties fo:font-size="12pt" fo:font-style="normal" style:text-underline-style="none" fo:font-weight="normal" officeooo:rsid="01725b9e" officeooo:paragraph-rsid="01725b9e" style:font-size-asian="12pt" style:font-style-asian="normal" style:font-weight-asian="normal" style:font-size-complex="12pt" style:font-style-complex="normal" style:font-weight-complex="normal"/>
    </style:style>
    <style:style style:name="P342" style:family="paragraph" style:parent-style-name="Standard">
      <style:paragraph-properties fo:margin-left="0in" fo:margin-right="0in" fo:text-indent="0in" style:auto-text-indent="false"/>
      <style:text-properties fo:font-size="12pt" fo:font-style="normal" style:text-underline-style="none" fo:font-weight="bold" officeooo:rsid="018cff3b" officeooo:paragraph-rsid="018cff3b" style:font-size-asian="12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1a805a8" officeooo:paragraph-rsid="01a805a8" style:font-size-asian="12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normal" officeooo:rsid="01a9f542" officeooo:paragraph-rsid="01a9f542"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fo:font-size="12pt" fo:font-style="normal" style:text-underline-style="none" fo:font-weight="normal" officeooo:rsid="01a9f542" officeooo:paragraph-rsid="01b1e45e"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fo:font-size="12pt" fo:font-style="normal" style:text-underline-style="none" fo:font-weight="normal" officeooo:rsid="01a9f542" officeooo:paragraph-rsid="01b25ba8"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fo:font-size="12pt" fo:font-style="normal" style:text-underline-style="none" fo:font-weight="normal" officeooo:rsid="01a9f542" officeooo:paragraph-rsid="01b28972"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fo:font-size="12pt" fo:font-style="normal" style:text-underline-style="none" fo:font-weight="normal" officeooo:rsid="01a9f542" officeooo:paragraph-rsid="01b436c5"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fo:font-size="12pt" fo:font-style="normal" style:text-underline-style="none" fo:font-weight="normal" officeooo:rsid="01a9f542" officeooo:paragraph-rsid="01b6cd60"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fo:font-size="12pt" fo:font-style="normal" style:text-underline-style="none" fo:font-weight="normal" officeooo:rsid="01a9f542" officeooo:paragraph-rsid="01b89f74"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fo:font-size="12pt" fo:font-style="normal" style:text-underline-style="none" fo:font-weight="normal" officeooo:rsid="01a9f542" officeooo:paragraph-rsid="01bab29b"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fo:font-size="12pt" fo:font-style="italic" style:text-underline-style="none" fo:font-weight="normal" officeooo:rsid="01a9f542" officeooo:paragraph-rsid="01ae3746" style:font-size-asian="12pt" style:font-style-asian="italic" style:font-weight-asian="normal" style:font-size-complex="12pt" style:font-style-complex="italic" style:font-weight-complex="normal"/>
    </style:style>
    <style:style style:name="P353" style:family="paragraph" style:parent-style-name="Standard">
      <style:paragraph-properties fo:text-align="start" style:justify-single-word="false"/>
      <style:text-properties fo:font-size="12pt" fo:font-style="italic" style:text-underline-style="none" fo:font-weight="normal" officeooo:rsid="01a9f542" officeooo:paragraph-rsid="01b01683" style:font-size-asian="12pt" style:font-style-asian="italic" style:font-weight-asian="normal" style:font-size-complex="12pt" style:font-style-complex="italic" style:font-weight-complex="normal"/>
    </style:style>
    <style:style style:name="P354" style:family="paragraph" style:parent-style-name="Standard">
      <style:paragraph-properties fo:text-align="start" style:justify-single-word="false"/>
      <style:text-properties fo:font-size="12pt" fo:font-style="italic" style:text-underline-style="none" fo:font-weight="normal" officeooo:rsid="01a9f542" officeooo:paragraph-rsid="01b1e45e" style:font-size-asian="12pt" style:font-style-asian="italic" style:font-weight-asian="normal" style:font-size-complex="12pt" style:font-style-complex="italic" style:font-weight-complex="normal"/>
    </style:style>
    <style:style style:name="P355" style:family="paragraph" style:parent-style-name="Standard">
      <style:paragraph-properties fo:text-align="start" style:justify-single-word="false"/>
      <style:text-properties fo:font-size="12pt" fo:font-style="italic" style:text-underline-style="none" fo:font-weight="normal" officeooo:rsid="01a9f542" officeooo:paragraph-rsid="01b7fa62"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1a9f542" officeooo:paragraph-rsid="01b28972" style:font-size-asian="12pt" style:font-style-asian="italic" style:font-weight-asian="normal" style:font-size-complex="12pt" style:font-style-complex="italic" style:font-weight-complex="normal"/>
    </style:style>
    <style:style style:name="P357" style:family="paragraph">
      <style:paragraph-properties fo:text-align="center"/>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officeooo:rsid="0156870c" style:font-style-asian="italic" style:font-style-complex="italic"/>
    </style:style>
    <style:style style:name="T28" style:family="text">
      <style:text-properties fo:font-style="italic" officeooo:rsid="015a8306" style:font-style-asian="italic" style:font-style-complex="italic"/>
    </style:style>
    <style:style style:name="T29" style:family="text">
      <style:text-properties fo:font-style="italic" officeooo:rsid="015ae750" style:font-style-asian="italic" style:font-style-complex="italic"/>
    </style:style>
    <style:style style:name="T30" style:family="text">
      <style:text-properties fo:font-style="italic" officeooo:rsid="016054f7" style:font-style-asian="italic" style:font-style-complex="italic"/>
    </style:style>
    <style:style style:name="T31" style:family="text">
      <style:text-properties fo:font-style="italic" officeooo:rsid="016a0312" style:font-style-asian="italic" style:font-style-complex="italic"/>
    </style:style>
    <style:style style:name="T32" style:family="text">
      <style:text-properties fo:font-style="italic" officeooo:rsid="016d513c" style:font-style-asian="italic" style:font-style-complex="italic"/>
    </style:style>
    <style:style style:name="T33" style:family="text">
      <style:text-properties fo:font-style="italic" officeooo:rsid="01791fb4" style:font-style-asian="italic" style:font-style-complex="italic"/>
    </style:style>
    <style:style style:name="T34" style:family="text">
      <style:text-properties fo:font-style="italic" officeooo:rsid="017c47c3" style:font-style-asian="italic" style:font-style-complex="italic"/>
    </style:style>
    <style:style style:name="T35" style:family="text">
      <style:text-properties fo:font-style="italic" officeooo:rsid="017cde49" style:font-style-asian="italic" style:font-style-complex="italic"/>
    </style:style>
    <style:style style:name="T36" style:family="text">
      <style:text-properties fo:font-style="italic" officeooo:rsid="017ef0aa" style:font-style-asian="italic" style:font-style-complex="italic"/>
    </style:style>
    <style:style style:name="T37" style:family="text">
      <style:text-properties fo:font-style="italic" officeooo:rsid="01901326" style:font-style-asian="italic" style:font-style-complex="italic"/>
    </style:style>
    <style:style style:name="T38" style:family="text">
      <style:text-properties fo:font-style="italic" officeooo:rsid="019354b5" style:font-style-asian="italic" style:font-style-complex="italic"/>
    </style:style>
    <style:style style:name="T39" style:family="text">
      <style:text-properties fo:font-style="italic" officeooo:rsid="01947160" style:font-style-asian="italic" style:font-style-complex="italic"/>
    </style:style>
    <style:style style:name="T40" style:family="text">
      <style:text-properties fo:font-style="italic" officeooo:rsid="01a42679" style:font-style-asian="italic" style:font-style-complex="italic"/>
    </style:style>
    <style:style style:name="T41" style:family="text">
      <style:text-properties fo:font-style="italic" officeooo:rsid="01a5e4a3" style:font-style-asian="italic" style:font-style-complex="italic"/>
    </style:style>
    <style:style style:name="T42" style:family="text">
      <style:text-properties fo:font-style="italic" officeooo:rsid="01a6b76d" style:font-style-asian="italic" style:font-style-complex="italic"/>
    </style:style>
    <style:style style:name="T43" style:family="text">
      <style:text-properties fo:font-style="italic" officeooo:rsid="01a9f542" style:font-style-asian="italic" style:font-style-complex="italic"/>
    </style:style>
    <style:style style:name="T44" style:family="text">
      <style:text-properties fo:font-style="italic" officeooo:rsid="01abed0e" style:font-style-asian="italic" style:font-style-complex="italic"/>
    </style:style>
    <style:style style:name="T45" style:family="text">
      <style:text-properties fo:font-style="italic" officeooo:rsid="01adb11e" style:font-style-asian="italic" style:font-style-complex="italic"/>
    </style:style>
    <style:style style:name="T46" style:family="text">
      <style:text-properties fo:font-style="italic" officeooo:rsid="01b1e45e" style:font-style-asian="italic" style:font-style-complex="italic"/>
    </style:style>
    <style:style style:name="T47" style:family="text">
      <style:text-properties fo:font-style="italic" officeooo:rsid="01b25ba8" style:font-style-asian="italic" style:font-style-complex="italic"/>
    </style:style>
    <style:style style:name="T48" style:family="text">
      <style:text-properties fo:font-style="italic" officeooo:rsid="01b28972" style:font-style-asian="italic" style:font-style-complex="italic"/>
    </style:style>
    <style:style style:name="T49" style:family="text">
      <style:text-properties fo:font-style="italic" officeooo:rsid="01b436c5" style:font-style-asian="italic" style:font-style-complex="italic"/>
    </style:style>
    <style:style style:name="T50" style:family="text">
      <style:text-properties fo:font-style="italic" officeooo:rsid="01b484c7" style:font-style-asian="italic" style:font-style-complex="italic"/>
    </style:style>
    <style:style style:name="T51" style:family="text">
      <style:text-properties fo:font-style="italic" officeooo:rsid="01b6cd60" style:font-style-asian="italic" style:font-style-complex="italic"/>
    </style:style>
    <style:style style:name="T52" style:family="text">
      <style:text-properties fo:font-style="italic" style:text-underline-style="none" officeooo:rsid="00e43245" style:font-style-asian="italic" style:font-style-complex="italic"/>
    </style:style>
    <style:style style:name="T53" style:family="text">
      <style:text-properties fo:font-style="italic" style:text-underline-style="none" officeooo:rsid="00e52e19" style:font-style-asian="italic" style:font-style-complex="italic"/>
    </style:style>
    <style:style style:name="T54" style:family="text">
      <style:text-properties fo:font-style="italic" style:text-underline-style="none" officeooo:rsid="00ecb5fb" style:font-style-asian="italic" style:font-style-complex="italic"/>
    </style:style>
    <style:style style:name="T55" style:family="text">
      <style:text-properties fo:font-style="italic" style:text-underline-style="none" officeooo:rsid="00f7c6bd" style:font-style-asian="italic" style:font-style-complex="italic"/>
    </style:style>
    <style:style style:name="T56" style:family="text">
      <style:text-properties fo:font-style="italic" style:text-underline-style="none" officeooo:rsid="010db109" style:font-style-asian="italic" style:font-style-complex="italic"/>
    </style:style>
    <style:style style:name="T57" style:family="text">
      <style:text-properties fo:font-style="italic" style:text-underline-style="none" officeooo:rsid="010f61a7" style:font-style-asian="italic" style:font-style-complex="italic"/>
    </style:style>
    <style:style style:name="T58" style:family="text">
      <style:text-properties fo:font-style="italic" style:text-underline-style="none" officeooo:rsid="0111859f" style:font-style-asian="italic" style:font-style-complex="italic"/>
    </style:style>
    <style:style style:name="T59" style:family="text">
      <style:text-properties fo:font-style="italic" style:text-underline-style="none" officeooo:rsid="011a7071" style:font-style-asian="italic" style:font-style-complex="italic"/>
    </style:style>
    <style:style style:name="T60" style:family="text">
      <style:text-properties fo:font-style="italic" style:text-underline-style="none" officeooo:rsid="011cfac0" style:font-style-asian="italic" style:font-style-complex="italic"/>
    </style:style>
    <style:style style:name="T61" style:family="text">
      <style:text-properties fo:font-style="italic" style:text-underline-style="none" officeooo:rsid="011deada" style:font-style-asian="italic" style:font-style-complex="italic"/>
    </style:style>
    <style:style style:name="T62" style:family="text">
      <style:text-properties fo:font-style="italic" style:text-underline-style="none" officeooo:rsid="01471adb" style:font-style-asian="italic" style:font-style-complex="italic"/>
    </style:style>
    <style:style style:name="T63" style:family="text">
      <style:text-properties fo:font-style="italic" style:text-underline-style="none" officeooo:rsid="014d293a" style:font-style-asian="italic" style:font-style-complex="italic"/>
    </style:style>
    <style:style style:name="T64" style:family="text">
      <style:text-properties officeooo:rsid="001c3112"/>
    </style:style>
    <style:style style:name="T65" style:family="text">
      <style:text-properties fo:font-style="normal" officeooo:rsid="001c3112" style:font-style-asian="normal" style:font-style-complex="normal"/>
    </style:style>
    <style:style style:name="T66" style:family="text">
      <style:text-properties fo:font-style="normal" officeooo:rsid="001c617e" style:font-style-asian="normal" style:font-style-complex="normal"/>
    </style:style>
    <style:style style:name="T67" style:family="text">
      <style:text-properties fo:font-style="normal" officeooo:rsid="001e012c" style:font-style-asian="normal" style:font-style-complex="normal"/>
    </style:style>
    <style:style style:name="T68" style:family="text">
      <style:text-properties fo:font-style="normal" officeooo:rsid="002000bf" style:font-style-asian="normal" style:font-style-complex="normal"/>
    </style:style>
    <style:style style:name="T69" style:family="text">
      <style:text-properties fo:font-style="normal" officeooo:rsid="0020e77f" style:font-style-asian="normal" style:font-style-complex="normal"/>
    </style:style>
    <style:style style:name="T70" style:family="text">
      <style:text-properties fo:font-style="normal" officeooo:rsid="00215d6e" style:font-style-asian="normal" style:font-style-complex="normal"/>
    </style:style>
    <style:style style:name="T71" style:family="text">
      <style:text-properties fo:font-style="normal" officeooo:rsid="002250cb" style:font-style-asian="normal" style:font-style-complex="normal"/>
    </style:style>
    <style:style style:name="T72" style:family="text">
      <style:text-properties fo:font-style="normal" officeooo:rsid="00242f33" style:font-style-asian="normal" style:font-style-complex="normal"/>
    </style:style>
    <style:style style:name="T73" style:family="text">
      <style:text-properties fo:font-style="normal" officeooo:rsid="002569e6" style:font-style-asian="normal" style:font-style-complex="normal"/>
    </style:style>
    <style:style style:name="T74" style:family="text">
      <style:text-properties fo:font-style="normal" officeooo:rsid="00268f61" style:font-style-asian="normal" style:font-style-complex="normal"/>
    </style:style>
    <style:style style:name="T75" style:family="text">
      <style:text-properties fo:font-style="normal" officeooo:rsid="00271f92" style:font-style-asian="normal" style:font-style-complex="normal"/>
    </style:style>
    <style:style style:name="T76" style:family="text">
      <style:text-properties fo:font-style="normal" officeooo:rsid="0028fc9e" style:font-style-asian="normal" style:font-style-complex="normal"/>
    </style:style>
    <style:style style:name="T77" style:family="text">
      <style:text-properties fo:font-style="normal" officeooo:rsid="0043441f" style:font-style-asian="normal" style:font-style-complex="normal"/>
    </style:style>
    <style:style style:name="T78" style:family="text">
      <style:text-properties fo:font-style="normal" officeooo:rsid="0044fd36" style:font-style-asian="normal" style:font-style-complex="normal"/>
    </style:style>
    <style:style style:name="T79" style:family="text">
      <style:text-properties fo:font-style="normal" officeooo:rsid="0045d1eb" style:font-style-asian="normal" style:font-style-complex="normal"/>
    </style:style>
    <style:style style:name="T80" style:family="text">
      <style:text-properties fo:font-style="normal" officeooo:rsid="0046f29d" style:font-style-asian="normal" style:font-style-complex="normal"/>
    </style:style>
    <style:style style:name="T81" style:family="text">
      <style:text-properties fo:font-style="normal" officeooo:rsid="0048d3c9" style:font-style-asian="normal" style:font-style-complex="normal"/>
    </style:style>
    <style:style style:name="T82" style:family="text">
      <style:text-properties fo:font-style="normal" officeooo:rsid="0048d57e" style:font-style-asian="normal" style:font-style-complex="normal"/>
    </style:style>
    <style:style style:name="T83" style:family="text">
      <style:text-properties fo:font-style="normal" officeooo:rsid="004c7f50" style:font-style-asian="normal" style:font-style-complex="normal"/>
    </style:style>
    <style:style style:name="T84" style:family="text">
      <style:text-properties fo:font-style="normal" officeooo:rsid="004ca7a4" style:font-style-asian="normal" style:font-style-complex="normal"/>
    </style:style>
    <style:style style:name="T85" style:family="text">
      <style:text-properties fo:font-style="normal" officeooo:rsid="004cdc97" style:font-style-asian="normal" style:font-style-complex="normal"/>
    </style:style>
    <style:style style:name="T86" style:family="text">
      <style:text-properties fo:font-style="normal" officeooo:rsid="004d113f" style:font-style-asian="normal" style:font-style-complex="normal"/>
    </style:style>
    <style:style style:name="T87" style:family="text">
      <style:text-properties fo:font-style="normal" officeooo:rsid="004ecbc0" style:font-style-asian="normal" style:font-style-complex="normal"/>
    </style:style>
    <style:style style:name="T88" style:family="text">
      <style:text-properties fo:font-style="normal" officeooo:rsid="004f1498" style:font-style-asian="normal" style:font-style-complex="normal"/>
    </style:style>
    <style:style style:name="T89" style:family="text">
      <style:text-properties fo:font-style="normal" officeooo:rsid="004f4d10" style:font-style-asian="normal" style:font-style-complex="normal"/>
    </style:style>
    <style:style style:name="T90" style:family="text">
      <style:text-properties fo:font-style="normal" officeooo:rsid="00501022" style:font-style-asian="normal" style:font-style-complex="normal"/>
    </style:style>
    <style:style style:name="T91" style:family="text">
      <style:text-properties fo:font-style="normal" officeooo:rsid="0051887c" style:font-style-asian="normal" style:font-style-complex="normal"/>
    </style:style>
    <style:style style:name="T92" style:family="text">
      <style:text-properties fo:font-style="normal" officeooo:rsid="0051a6e1" style:font-style-asian="normal" style:font-style-complex="normal"/>
    </style:style>
    <style:style style:name="T93" style:family="text">
      <style:text-properties fo:font-style="normal" officeooo:rsid="0051c569" style:font-style-asian="normal" style:font-style-complex="normal"/>
    </style:style>
    <style:style style:name="T94" style:family="text">
      <style:text-properties fo:font-style="normal" officeooo:rsid="00536ad2" style:font-style-asian="normal" style:font-style-complex="normal"/>
    </style:style>
    <style:style style:name="T95" style:family="text">
      <style:text-properties fo:font-style="normal" officeooo:rsid="0053a60e" style:font-style-asian="normal" style:font-style-complex="normal"/>
    </style:style>
    <style:style style:name="T96" style:family="text">
      <style:text-properties fo:font-style="normal" officeooo:rsid="005447ca" style:font-style-asian="normal" style:font-style-complex="normal"/>
    </style:style>
    <style:style style:name="T97" style:family="text">
      <style:text-properties fo:font-style="normal" officeooo:rsid="0059766c" style:font-style-asian="normal" style:font-style-complex="normal"/>
    </style:style>
    <style:style style:name="T98" style:family="text">
      <style:text-properties fo:font-style="normal" officeooo:rsid="005e82b2" style:font-style-asian="normal" style:font-style-complex="normal"/>
    </style:style>
    <style:style style:name="T99" style:family="text">
      <style:text-properties fo:font-style="normal" officeooo:rsid="00640249" style:font-style-asian="normal" style:font-style-complex="normal"/>
    </style:style>
    <style:style style:name="T100" style:family="text">
      <style:text-properties fo:font-style="normal" officeooo:rsid="00654537" style:font-style-asian="normal" style:font-style-complex="normal"/>
    </style:style>
    <style:style style:name="T101" style:family="text">
      <style:text-properties fo:font-style="normal" officeooo:rsid="00782853" style:font-style-asian="normal" style:font-style-complex="normal"/>
    </style:style>
    <style:style style:name="T102" style:family="text">
      <style:text-properties fo:font-style="normal" officeooo:rsid="007a00ca" style:font-style-asian="normal" style:font-style-complex="normal"/>
    </style:style>
    <style:style style:name="T103" style:family="text">
      <style:text-properties fo:font-style="normal" officeooo:rsid="007b1adb" style:font-style-asian="normal" style:font-style-complex="normal"/>
    </style:style>
    <style:style style:name="T104" style:family="text">
      <style:text-properties fo:font-style="normal" officeooo:rsid="007cb076" style:font-style-asian="normal" style:font-style-complex="normal"/>
    </style:style>
    <style:style style:name="T105" style:family="text">
      <style:text-properties fo:font-style="normal" officeooo:rsid="007e3daa" style:font-style-asian="normal" style:font-style-complex="normal"/>
    </style:style>
    <style:style style:name="T106" style:family="text">
      <style:text-properties fo:font-style="normal" officeooo:rsid="007fc5d1" style:font-style-asian="normal" style:font-style-complex="normal"/>
    </style:style>
    <style:style style:name="T107" style:family="text">
      <style:text-properties fo:font-style="normal" officeooo:rsid="0086ed8b" style:font-style-asian="normal" style:font-style-complex="normal"/>
    </style:style>
    <style:style style:name="T108" style:family="text">
      <style:text-properties fo:font-style="normal" officeooo:rsid="008a2ca5" style:font-style-asian="normal" style:font-style-complex="normal"/>
    </style:style>
    <style:style style:name="T109" style:family="text">
      <style:text-properties fo:font-style="normal" officeooo:rsid="008beb29" style:font-style-asian="normal" style:font-style-complex="normal"/>
    </style:style>
    <style:style style:name="T110" style:family="text">
      <style:text-properties fo:font-style="normal" officeooo:rsid="008d39fd" style:font-style-asian="normal" style:font-style-complex="normal"/>
    </style:style>
    <style:style style:name="T111" style:family="text">
      <style:text-properties fo:font-style="normal" officeooo:rsid="008ee4e4" style:font-style-asian="normal" style:font-style-complex="normal"/>
    </style:style>
    <style:style style:name="T112" style:family="text">
      <style:text-properties fo:font-style="normal" officeooo:rsid="009309c0" style:font-style-asian="normal" style:font-style-complex="normal"/>
    </style:style>
    <style:style style:name="T113" style:family="text">
      <style:text-properties fo:font-style="normal" officeooo:rsid="00973c6c" style:font-style-asian="normal" style:font-style-complex="normal"/>
    </style:style>
    <style:style style:name="T114" style:family="text">
      <style:text-properties fo:font-style="normal" officeooo:rsid="0098c0cd" style:font-style-asian="normal" style:font-style-complex="normal"/>
    </style:style>
    <style:style style:name="T115" style:family="text">
      <style:text-properties fo:font-style="normal" officeooo:rsid="009bb00c" style:font-style-asian="normal" style:font-style-complex="normal"/>
    </style:style>
    <style:style style:name="T116" style:family="text">
      <style:text-properties fo:font-style="normal" officeooo:rsid="009cfb5c" style:font-style-asian="normal" style:font-style-complex="normal"/>
    </style:style>
    <style:style style:name="T117" style:family="text">
      <style:text-properties fo:font-style="normal" officeooo:rsid="009fdf37" style:font-style-asian="normal" style:font-style-complex="normal"/>
    </style:style>
    <style:style style:name="T118" style:family="text">
      <style:text-properties fo:font-style="normal" officeooo:rsid="00a23abd" style:font-style-asian="normal" style:font-style-complex="normal"/>
    </style:style>
    <style:style style:name="T119" style:family="text">
      <style:text-properties fo:font-style="normal" officeooo:rsid="00a34f61" style:font-style-asian="normal" style:font-style-complex="normal"/>
    </style:style>
    <style:style style:name="T120" style:family="text">
      <style:text-properties fo:font-style="normal" officeooo:rsid="00a4d070" style:font-style-asian="normal" style:font-style-complex="normal"/>
    </style:style>
    <style:style style:name="T121" style:family="text">
      <style:text-properties fo:font-style="normal" officeooo:rsid="00a4fb9e" style:font-style-asian="normal" style:font-style-complex="normal"/>
    </style:style>
    <style:style style:name="T122" style:family="text">
      <style:text-properties fo:font-style="normal" officeooo:rsid="00a650ee" style:font-style-asian="normal" style:font-style-complex="normal"/>
    </style:style>
    <style:style style:name="T123" style:family="text">
      <style:text-properties fo:font-style="normal" officeooo:rsid="00aa8702" style:font-style-asian="normal" style:font-style-complex="normal"/>
    </style:style>
    <style:style style:name="T124" style:family="text">
      <style:text-properties fo:font-style="normal" officeooo:rsid="00ae510b" style:font-style-asian="normal" style:font-style-complex="normal"/>
    </style:style>
    <style:style style:name="T125" style:family="text">
      <style:text-properties fo:font-style="normal" officeooo:rsid="00b04b83" style:font-style-asian="normal" style:font-style-complex="normal"/>
    </style:style>
    <style:style style:name="T126" style:family="text">
      <style:text-properties fo:font-style="normal" officeooo:rsid="00b210d6" style:font-style-asian="normal" style:font-style-complex="normal"/>
    </style:style>
    <style:style style:name="T127" style:family="text">
      <style:text-properties fo:font-style="normal" officeooo:rsid="00b3b13a" style:font-style-asian="normal" style:font-style-complex="normal"/>
    </style:style>
    <style:style style:name="T128" style:family="text">
      <style:text-properties fo:font-style="normal" officeooo:rsid="00b53ab4" style:font-style-asian="normal" style:font-style-complex="normal"/>
    </style:style>
    <style:style style:name="T129" style:family="text">
      <style:text-properties fo:font-style="normal" officeooo:rsid="00b6f2be" style:font-style-asian="normal" style:font-style-complex="normal"/>
    </style:style>
    <style:style style:name="T130" style:family="text">
      <style:text-properties fo:font-style="normal" officeooo:rsid="00b84004" style:font-style-asian="normal" style:font-style-complex="normal"/>
    </style:style>
    <style:style style:name="T131" style:family="text">
      <style:text-properties fo:font-style="normal" officeooo:rsid="00b8a66c" style:font-style-asian="normal" style:font-style-complex="normal"/>
    </style:style>
    <style:style style:name="T132" style:family="text">
      <style:text-properties fo:font-style="normal" officeooo:rsid="00ba0632" style:font-style-asian="normal" style:font-style-complex="normal"/>
    </style:style>
    <style:style style:name="T133" style:family="text">
      <style:text-properties fo:font-style="normal" officeooo:rsid="00ba8771" style:font-style-asian="normal" style:font-style-complex="normal"/>
    </style:style>
    <style:style style:name="T134" style:family="text">
      <style:text-properties fo:font-style="normal" officeooo:rsid="00bbffe2" style:font-style-asian="normal" style:font-style-complex="normal"/>
    </style:style>
    <style:style style:name="T135" style:family="text">
      <style:text-properties fo:font-style="normal" officeooo:rsid="00c12aca" style:font-style-asian="normal" style:font-style-complex="normal"/>
    </style:style>
    <style:style style:name="T136" style:family="text">
      <style:text-properties fo:font-style="normal" officeooo:rsid="00c22adf" style:font-style-asian="normal" style:font-style-complex="normal"/>
    </style:style>
    <style:style style:name="T137" style:family="text">
      <style:text-properties fo:font-style="normal" officeooo:rsid="00c3cb92" style:font-style-asian="normal" style:font-style-complex="normal"/>
    </style:style>
    <style:style style:name="T138" style:family="text">
      <style:text-properties fo:font-style="normal" officeooo:rsid="00cc6093" style:font-style-asian="normal" style:font-style-complex="normal"/>
    </style:style>
    <style:style style:name="T139" style:family="text">
      <style:text-properties fo:font-style="normal" officeooo:rsid="00cd2c4b" style:font-style-asian="normal" style:font-style-complex="normal"/>
    </style:style>
    <style:style style:name="T140" style:family="text">
      <style:text-properties fo:font-style="normal" officeooo:rsid="00cf113f" style:font-style-asian="normal" style:font-style-complex="normal"/>
    </style:style>
    <style:style style:name="T141" style:family="text">
      <style:text-properties fo:font-style="normal" officeooo:rsid="00d1d762" style:font-style-asian="normal" style:font-style-complex="normal"/>
    </style:style>
    <style:style style:name="T142" style:family="text">
      <style:text-properties fo:font-style="normal" officeooo:rsid="00d3be84" style:font-style-asian="normal" style:font-style-complex="normal"/>
    </style:style>
    <style:style style:name="T143" style:family="text">
      <style:text-properties fo:font-style="normal" officeooo:rsid="00d551a2" style:font-style-asian="normal" style:font-style-complex="normal"/>
    </style:style>
    <style:style style:name="T144" style:family="text">
      <style:text-properties fo:font-style="normal" officeooo:rsid="00e60b7f" style:font-style-asian="normal" style:font-style-complex="normal"/>
    </style:style>
    <style:style style:name="T145" style:family="text">
      <style:text-properties fo:font-style="normal" officeooo:rsid="00e7cf8d" style:font-style-asian="normal" style:font-style-complex="normal"/>
    </style:style>
    <style:style style:name="T146" style:family="text">
      <style:text-properties fo:font-style="normal" officeooo:rsid="00e85eb9" style:font-style-asian="normal" style:font-style-complex="normal"/>
    </style:style>
    <style:style style:name="T147" style:family="text">
      <style:text-properties fo:font-style="normal" officeooo:rsid="00e98823" style:font-style-asian="normal" style:font-style-complex="normal"/>
    </style:style>
    <style:style style:name="T148" style:family="text">
      <style:text-properties fo:font-style="normal" officeooo:rsid="00f0d55b" style:font-style-asian="normal" style:font-style-complex="normal"/>
    </style:style>
    <style:style style:name="T149" style:family="text">
      <style:text-properties fo:font-style="normal" officeooo:rsid="01375b75" style:font-style-asian="normal" style:font-style-complex="normal"/>
    </style:style>
    <style:style style:name="T150" style:family="text">
      <style:text-properties fo:font-style="normal" officeooo:rsid="013957d0" style:font-style-asian="normal" style:font-style-complex="normal"/>
    </style:style>
    <style:style style:name="T151" style:family="text">
      <style:text-properties fo:font-style="normal" officeooo:rsid="0139edc0" style:font-style-asian="normal" style:font-style-complex="normal"/>
    </style:style>
    <style:style style:name="T152" style:family="text">
      <style:text-properties fo:font-style="normal" officeooo:rsid="013a962c" style:font-style-asian="normal" style:font-style-complex="normal"/>
    </style:style>
    <style:style style:name="T153" style:family="text">
      <style:text-properties fo:font-style="normal" officeooo:rsid="013af427" style:font-style-asian="normal" style:font-style-complex="normal"/>
    </style:style>
    <style:style style:name="T154" style:family="text">
      <style:text-properties fo:font-style="normal" officeooo:rsid="013ed453" style:font-style-asian="normal" style:font-style-complex="normal"/>
    </style:style>
    <style:style style:name="T155" style:family="text">
      <style:text-properties fo:font-style="normal" officeooo:rsid="0140c13f" style:font-style-asian="normal" style:font-style-complex="normal"/>
    </style:style>
    <style:style style:name="T156" style:family="text">
      <style:text-properties fo:font-style="normal" officeooo:rsid="01424aa9" style:font-style-asian="normal" style:font-style-complex="normal"/>
    </style:style>
    <style:style style:name="T157" style:family="text">
      <style:text-properties fo:font-style="normal" officeooo:rsid="018153ba" style:font-style-asian="normal" style:font-style-complex="normal"/>
    </style:style>
    <style:style style:name="T158" style:family="text">
      <style:text-properties fo:font-style="normal" officeooo:rsid="0183bb39" style:font-style-asian="normal" style:font-style-complex="normal"/>
    </style:style>
    <style:style style:name="T159" style:family="text">
      <style:text-properties fo:font-style="normal" officeooo:rsid="01850a7f" style:font-style-asian="normal" style:font-style-complex="normal"/>
    </style:style>
    <style:style style:name="T160" style:family="text">
      <style:text-properties fo:font-style="normal" officeooo:rsid="0185bf18" style:font-style-asian="normal" style:font-style-complex="normal"/>
    </style:style>
    <style:style style:name="T161" style:family="text">
      <style:text-properties fo:font-style="normal" officeooo:rsid="0187536d" style:font-style-asian="normal" style:font-style-complex="normal"/>
    </style:style>
    <style:style style:name="T162" style:family="text">
      <style:text-properties fo:font-style="normal" officeooo:rsid="019e3960" style:font-style-asian="normal" style:font-style-complex="normal"/>
    </style:style>
    <style:style style:name="T163" style:family="text">
      <style:text-properties fo:font-style="normal" officeooo:rsid="019ed712" style:font-style-asian="normal" style:font-style-complex="normal"/>
    </style:style>
    <style:style style:name="T164" style:family="text">
      <style:text-properties fo:font-style="normal" officeooo:rsid="019fadb2" style:font-style-asian="normal" style:font-style-complex="normal"/>
    </style:style>
    <style:style style:name="T165" style:family="text">
      <style:text-properties fo:font-style="normal" officeooo:rsid="01a04404" style:font-style-asian="normal" style:font-style-complex="normal"/>
    </style:style>
    <style:style style:name="T166" style:family="text">
      <style:text-properties fo:font-style="normal" officeooo:rsid="01a1baf8" style:font-style-asian="normal" style:font-style-complex="normal"/>
    </style:style>
    <style:style style:name="T167" style:family="text">
      <style:text-properties fo:font-style="normal" officeooo:rsid="01a25367" style:font-style-asian="normal" style:font-style-complex="normal"/>
    </style:style>
    <style:style style:name="T168" style:family="text">
      <style:text-properties fo:font-style="normal" officeooo:rsid="01a35262" style:font-style-asian="normal" style:font-style-complex="normal"/>
    </style:style>
    <style:style style:name="T169" style:family="text">
      <style:text-properties fo:font-style="normal" officeooo:rsid="01a3f1b7" style:font-style-asian="normal" style:font-style-complex="normal"/>
    </style:style>
    <style:style style:name="T170" style:family="text">
      <style:text-properties fo:font-style="normal" officeooo:rsid="01a42679" style:font-style-asian="normal" style:font-style-complex="normal"/>
    </style:style>
    <style:style style:name="T171" style:family="text">
      <style:text-properties fo:font-style="normal" officeooo:rsid="01ae3746" style:font-style-asian="normal" style:font-style-complex="normal"/>
    </style:style>
    <style:style style:name="T172" style:family="text">
      <style:text-properties fo:font-style="normal" officeooo:rsid="01b01683" style:font-style-asian="normal" style:font-style-complex="normal"/>
    </style:style>
    <style:style style:name="T173" style:family="text">
      <style:text-properties fo:font-style="normal" officeooo:rsid="01b1e45e" style:font-style-asian="normal" style:font-style-complex="normal"/>
    </style:style>
    <style:style style:name="T174" style:family="text">
      <style:text-properties fo:font-style="normal" officeooo:rsid="01b25ba8" style:font-style-asian="normal" style:font-style-complex="normal"/>
    </style:style>
    <style:style style:name="T175" style:family="text">
      <style:text-properties fo:font-style="normal" officeooo:rsid="01b28972" style:font-style-asian="normal" style:font-style-complex="normal"/>
    </style:style>
    <style:style style:name="T176" style:family="text">
      <style:text-properties fo:font-style="normal" officeooo:rsid="01b7fa62" style:font-style-asian="normal" style:font-style-complex="normal"/>
    </style:style>
    <style:style style:name="T177" style:family="text">
      <style:text-properties fo:font-style="normal" officeooo:rsid="01b89f74" style:font-style-asian="normal" style:font-style-complex="normal"/>
    </style:style>
    <style:style style:name="T178" style:family="text">
      <style:text-properties fo:font-style="normal" officeooo:rsid="01b921a5" style:font-style-asian="normal" style:font-style-complex="normal"/>
    </style:style>
    <style:style style:name="T179" style:family="text">
      <style:text-properties fo:font-style="normal" style:text-underline-style="solid" style:text-underline-width="auto" style:text-underline-color="font-color" officeooo:rsid="007a00ca" style:font-style-asian="normal" style:font-style-complex="normal"/>
    </style:style>
    <style:style style:name="T180" style:family="text">
      <style:text-properties fo:font-style="normal" style:text-underline-style="solid" style:text-underline-width="auto" style:text-underline-color="font-color" officeooo:rsid="009cfb5c" style:font-style-asian="normal" style:font-style-complex="normal"/>
    </style:style>
    <style:style style:name="T181" style:family="text">
      <style:text-properties fo:font-style="normal" style:text-underline-style="solid" style:text-underline-width="auto" style:text-underline-color="font-color" officeooo:rsid="013ed453" style:font-style-asian="normal" style:font-style-complex="normal"/>
    </style:style>
    <style:style style:name="T182" style:family="text">
      <style:text-properties fo:font-style="normal" fo:font-weight="bold" officeooo:rsid="00d1d762" style:font-style-asian="normal" style:font-weight-asian="bold" style:font-style-complex="normal" style:font-weight-complex="bold"/>
    </style:style>
    <style:style style:name="T183" style:family="text">
      <style:text-properties fo:font-style="normal" fo:font-weight="bold" officeooo:rsid="01850a7f" style:font-style-asian="normal" style:font-weight-asian="bold" style:font-style-complex="normal" style:font-weight-complex="bold"/>
    </style:style>
    <style:style style:name="T184" style:family="text">
      <style:text-properties fo:font-style="normal" style:text-underline-style="none" officeooo:rsid="01137f40" style:font-style-asian="normal" style:font-style-complex="normal"/>
    </style:style>
    <style:style style:name="T185" style:family="text">
      <style:text-properties fo:font-style="normal" style:text-underline-style="none" officeooo:rsid="0113c141" style:font-style-asian="normal" style:font-style-complex="normal"/>
    </style:style>
    <style:style style:name="T186" style:family="text">
      <style:text-properties fo:font-style="normal" style:text-underline-style="none" officeooo:rsid="01164d57" style:font-style-asian="normal" style:font-style-complex="normal"/>
    </style:style>
    <style:style style:name="T187" style:family="text">
      <style:text-properties fo:font-style="normal" style:text-underline-style="none" officeooo:rsid="0120ed89" style:font-style-asian="normal" style:font-style-complex="normal"/>
    </style:style>
    <style:style style:name="T188" style:family="text">
      <style:text-properties fo:font-style="normal" style:text-underline-style="none" officeooo:rsid="0121414e" style:font-style-asian="normal" style:font-style-complex="normal"/>
    </style:style>
    <style:style style:name="T189" style:family="text">
      <style:text-properties fo:font-style="normal" style:text-underline-style="none" officeooo:rsid="01287a57" style:font-style-asian="normal" style:font-style-complex="normal"/>
    </style:style>
    <style:style style:name="T190" style:family="text">
      <style:text-properties fo:font-style="normal" style:text-underline-style="none" officeooo:rsid="0129087b" style:font-style-asian="normal" style:font-style-complex="normal"/>
    </style:style>
    <style:style style:name="T191" style:family="text">
      <style:text-properties fo:font-style="normal" style:text-underline-style="none" officeooo:rsid="0129ec7b" style:font-style-asian="normal" style:font-style-complex="normal"/>
    </style:style>
    <style:style style:name="T192" style:family="text">
      <style:text-properties fo:font-style="normal" style:text-underline-style="none" officeooo:rsid="012c1603" style:font-style-asian="normal" style:font-style-complex="normal"/>
    </style:style>
    <style:style style:name="T193" style:family="text">
      <style:text-properties fo:font-style="normal" style:text-underline-style="none" officeooo:rsid="012e150a" style:font-style-asian="normal" style:font-style-complex="normal"/>
    </style:style>
    <style:style style:name="T194" style:family="text">
      <style:text-properties fo:font-style="normal" style:text-underline-style="none" officeooo:rsid="012eb75d" style:font-style-asian="normal" style:font-style-complex="normal"/>
    </style:style>
    <style:style style:name="T195" style:family="text">
      <style:text-properties fo:font-style="normal" style:text-underline-style="none" officeooo:rsid="0130636d" style:font-style-asian="normal" style:font-style-complex="normal"/>
    </style:style>
    <style:style style:name="T196" style:family="text">
      <style:text-properties fo:font-style="normal" style:text-underline-style="none" officeooo:rsid="0131e424" style:font-style-asian="normal" style:font-style-complex="normal"/>
    </style:style>
    <style:style style:name="T197" style:family="text">
      <style:text-properties fo:font-style="normal" style:text-underline-style="none" officeooo:rsid="0133312c" style:font-style-asian="normal" style:font-style-complex="normal"/>
    </style:style>
    <style:style style:name="T198" style:family="text">
      <style:text-properties fo:font-style="normal" style:text-underline-style="none" officeooo:rsid="0134b25c" style:font-style-asian="normal" style:font-style-complex="normal"/>
    </style:style>
    <style:style style:name="T199" style:family="text">
      <style:text-properties fo:font-style="normal" style:text-underline-style="none" officeooo:rsid="01490034" style:font-style-asian="normal" style:font-style-complex="normal"/>
    </style:style>
    <style:style style:name="T200" style:family="text">
      <style:text-properties fo:font-style="normal" style:text-underline-style="none" officeooo:rsid="01492148" style:font-style-asian="normal" style:font-style-complex="normal"/>
    </style:style>
    <style:style style:name="T201" style:family="text">
      <style:text-properties officeooo:rsid="002569e6"/>
    </style:style>
    <style:style style:name="T202" style:family="text">
      <style:text-properties officeooo:rsid="0028fc9e"/>
    </style:style>
    <style:style style:name="T203" style:family="text">
      <style:text-properties officeooo:rsid="002a2d25"/>
    </style:style>
    <style:style style:name="T204" style:family="text">
      <style:text-properties officeooo:rsid="002bc3e5"/>
    </style:style>
    <style:style style:name="T205" style:family="text">
      <style:text-properties officeooo:rsid="002d238f"/>
    </style:style>
    <style:style style:name="T206" style:family="text">
      <style:text-properties officeooo:rsid="002f1b58"/>
    </style:style>
    <style:style style:name="T207" style:family="text">
      <style:text-properties officeooo:rsid="00306ca5"/>
    </style:style>
    <style:style style:name="T208" style:family="text">
      <style:text-properties officeooo:rsid="0031b227"/>
    </style:style>
    <style:style style:name="T209" style:family="text">
      <style:text-properties officeooo:rsid="003443b5"/>
    </style:style>
    <style:style style:name="T210" style:family="text">
      <style:text-properties officeooo:rsid="003b8743"/>
    </style:style>
    <style:style style:name="T211" style:family="text">
      <style:text-properties officeooo:rsid="003d2dae"/>
    </style:style>
    <style:style style:name="T212" style:family="text">
      <style:text-properties officeooo:rsid="003efe28"/>
    </style:style>
    <style:style style:name="T213" style:family="text">
      <style:text-properties officeooo:rsid="003f8d99"/>
    </style:style>
    <style:style style:name="T214" style:family="text">
      <style:text-properties officeooo:rsid="0043441f"/>
    </style:style>
    <style:style style:name="T215" style:family="text">
      <style:text-properties officeooo:rsid="0044fd36"/>
    </style:style>
    <style:style style:name="T216" style:family="text">
      <style:text-properties officeooo:rsid="0045d1eb"/>
    </style:style>
    <style:style style:name="T217" style:family="text">
      <style:text-properties officeooo:rsid="0046f29d"/>
    </style:style>
    <style:style style:name="T218" style:family="text">
      <style:text-properties officeooo:rsid="0048d57e"/>
    </style:style>
    <style:style style:name="T219" style:family="text">
      <style:text-properties officeooo:rsid="004c7f50"/>
    </style:style>
    <style:style style:name="T220" style:family="text">
      <style:text-properties officeooo:rsid="00501022"/>
    </style:style>
    <style:style style:name="T221" style:family="text">
      <style:text-properties officeooo:rsid="0051887c"/>
    </style:style>
    <style:style style:name="T222" style:family="text">
      <style:text-properties officeooo:rsid="0051c569"/>
    </style:style>
    <style:style style:name="T223" style:family="text">
      <style:text-properties officeooo:rsid="00536ad2"/>
    </style:style>
    <style:style style:name="T224" style:family="text">
      <style:text-properties officeooo:rsid="005447ca"/>
    </style:style>
    <style:style style:name="T225" style:family="text">
      <style:text-properties officeooo:rsid="00587cef"/>
    </style:style>
    <style:style style:name="T226" style:family="text">
      <style:text-properties officeooo:rsid="0059766c"/>
    </style:style>
    <style:style style:name="T227" style:family="text">
      <style:text-properties officeooo:rsid="005e82b2"/>
    </style:style>
    <style:style style:name="T228" style:family="text">
      <style:text-properties officeooo:rsid="0061f6ba"/>
    </style:style>
    <style:style style:name="T229" style:family="text">
      <style:text-properties officeooo:rsid="00629707"/>
    </style:style>
    <style:style style:name="T230" style:family="text">
      <style:text-properties officeooo:rsid="00640249"/>
    </style:style>
    <style:style style:name="T231" style:family="text">
      <style:text-properties officeooo:rsid="00661fce"/>
    </style:style>
    <style:style style:name="T232" style:family="text">
      <style:text-properties officeooo:rsid="0067cb88"/>
    </style:style>
    <style:style style:name="T233" style:family="text">
      <style:text-properties officeooo:rsid="0067d557"/>
    </style:style>
    <style:style style:name="T234" style:family="text">
      <style:text-properties officeooo:rsid="0069bb93"/>
    </style:style>
    <style:style style:name="T235" style:family="text">
      <style:text-properties officeooo:rsid="007057a3"/>
    </style:style>
    <style:style style:name="T236" style:family="text">
      <style:text-properties officeooo:rsid="0071f9c5"/>
    </style:style>
    <style:style style:name="T237" style:family="text">
      <style:text-properties fo:font-weight="bold" officeooo:rsid="007057a3" style:font-weight-asian="bold" style:font-weight-complex="bold"/>
    </style:style>
    <style:style style:name="T238" style:family="text">
      <style:text-properties fo:font-weight="bold" officeooo:rsid="016054f7" style:font-weight-asian="bold" style:font-weight-complex="bold"/>
    </style:style>
    <style:style style:name="T239" style:family="text">
      <style:text-properties fo:font-weight="bold" officeooo:rsid="01707f03" style:font-weight-asian="bold" style:font-weight-complex="bold"/>
    </style:style>
    <style:style style:name="T240" style:family="text">
      <style:text-properties fo:font-weight="bold" officeooo:rsid="01791fb4" style:font-weight-asian="bold" style:font-weight-complex="bold"/>
    </style:style>
    <style:style style:name="T241" style:family="text">
      <style:text-properties fo:font-weight="bold" officeooo:rsid="017c1b9a" style:font-weight-asian="bold" style:font-weight-complex="bold"/>
    </style:style>
    <style:style style:name="T242" style:family="text">
      <style:text-properties officeooo:rsid="00733d82"/>
    </style:style>
    <style:style style:name="T243" style:family="text">
      <style:text-properties officeooo:rsid="00747df5"/>
    </style:style>
    <style:style style:name="T244" style:family="text">
      <style:text-properties officeooo:rsid="007584c2"/>
    </style:style>
    <style:style style:name="T245" style:family="text">
      <style:text-properties officeooo:rsid="00782853"/>
    </style:style>
    <style:style style:name="T246" style:family="text">
      <style:text-properties officeooo:rsid="007b1adb"/>
    </style:style>
    <style:style style:name="T247" style:family="text">
      <style:text-properties officeooo:rsid="007cb076"/>
    </style:style>
    <style:style style:name="T248" style:family="text">
      <style:text-properties officeooo:rsid="00851f8b"/>
    </style:style>
    <style:style style:name="T249" style:family="text">
      <style:text-properties officeooo:rsid="0086ed8b"/>
    </style:style>
    <style:style style:name="T250" style:family="text">
      <style:text-properties officeooo:rsid="008a2ca5"/>
    </style:style>
    <style:style style:name="T251" style:family="text">
      <style:text-properties officeooo:rsid="009309c0"/>
    </style:style>
    <style:style style:name="T252" style:family="text">
      <style:text-properties officeooo:rsid="00973c6c"/>
    </style:style>
    <style:style style:name="T253" style:family="text">
      <style:text-properties officeooo:rsid="009bb00c"/>
    </style:style>
    <style:style style:name="T254" style:family="text">
      <style:text-properties officeooo:rsid="009cfb5c"/>
    </style:style>
    <style:style style:name="T255" style:family="text">
      <style:text-properties style:text-underline-style="solid" style:text-underline-width="auto" style:text-underline-color="font-color" officeooo:rsid="00e09c55"/>
    </style:style>
    <style:style style:name="T256" style:family="text">
      <style:text-properties style:text-underline-style="solid" style:text-underline-width="auto" style:text-underline-color="font-color" officeooo:rsid="00f5f793"/>
    </style:style>
    <style:style style:name="T257" style:family="text">
      <style:text-properties style:text-underline-style="solid" style:text-underline-width="auto" style:text-underline-color="font-color" officeooo:rsid="017ef0aa"/>
    </style:style>
    <style:style style:name="T258" style:family="text">
      <style:text-properties officeooo:rsid="00a23abd"/>
    </style:style>
    <style:style style:name="T259" style:family="text">
      <style:text-properties officeooo:rsid="00a4d070"/>
    </style:style>
    <style:style style:name="T260" style:family="text">
      <style:text-properties officeooo:rsid="00a84ad2"/>
    </style:style>
    <style:style style:name="T261" style:family="text">
      <style:text-properties officeooo:rsid="00a8ab2e"/>
    </style:style>
    <style:style style:name="T262" style:family="text">
      <style:text-properties officeooo:rsid="00aa8702"/>
    </style:style>
    <style:style style:name="T263" style:family="text">
      <style:text-properties officeooo:rsid="00b84004"/>
    </style:style>
    <style:style style:name="T264" style:family="text">
      <style:text-properties officeooo:rsid="00bbffe2"/>
    </style:style>
    <style:style style:name="T265" style:family="text">
      <style:text-properties officeooo:rsid="00c433d2"/>
    </style:style>
    <style:style style:name="T266" style:family="text">
      <style:text-properties officeooo:rsid="00c4490f"/>
    </style:style>
    <style:style style:name="T267" style:family="text">
      <style:text-properties officeooo:rsid="00c5b5cf"/>
    </style:style>
    <style:style style:name="T268" style:family="text">
      <style:text-properties officeooo:rsid="00c5cd2c"/>
    </style:style>
    <style:style style:name="T269" style:family="text">
      <style:text-properties officeooo:rsid="00c72b97"/>
    </style:style>
    <style:style style:name="T270" style:family="text">
      <style:text-properties fo:font-size="14pt" fo:font-weight="bold" style:font-size-asian="14pt" style:font-weight-asian="bold" style:font-size-complex="14pt" style:font-weight-complex="bold"/>
    </style:style>
    <style:style style:name="T271" style:family="text">
      <style:text-properties fo:font-size="14pt" fo:font-weight="bold" officeooo:rsid="009d3f58" style:font-size-asian="14pt" style:font-weight-asian="bold" style:font-size-complex="14pt" style:font-weight-complex="bold"/>
    </style:style>
    <style:style style:name="T272" style:family="text">
      <style:text-properties fo:font-size="14pt" style:text-underline-style="none" fo:font-weight="bold" officeooo:rsid="014db762" style:font-size-asian="14pt" style:font-weight-asian="bold" style:font-size-complex="14pt" style:font-weight-complex="bold"/>
    </style:style>
    <style:style style:name="T273" style:family="text">
      <style:text-properties fo:font-size="14pt" style:text-underline-style="none" fo:font-weight="bold" officeooo:rsid="014f48cc" style:font-size-asian="14pt" style:font-weight-asian="bold" style:font-size-complex="14pt" style:font-weight-complex="bold"/>
    </style:style>
    <style:style style:name="T274" style:family="text">
      <style:text-properties officeooo:rsid="00cc6093"/>
    </style:style>
    <style:style style:name="T275" style:family="text">
      <style:text-properties officeooo:rsid="00cd2c4b"/>
    </style:style>
    <style:style style:name="T276" style:family="text">
      <style:text-properties officeooo:rsid="00cf113f"/>
    </style:style>
    <style:style style:name="T277" style:family="text">
      <style:text-properties officeooo:rsid="00d1d762"/>
    </style:style>
    <style:style style:name="T278" style:family="text">
      <style:text-properties officeooo:rsid="00d4f8ed"/>
    </style:style>
    <style:style style:name="T279" style:family="text">
      <style:text-properties officeooo:rsid="00d551a2"/>
    </style:style>
    <style:style style:name="T280" style:family="text">
      <style:text-properties officeooo:rsid="00d735b1"/>
    </style:style>
    <style:style style:name="T281" style:family="text">
      <style:text-properties officeooo:rsid="00d7aa4f"/>
    </style:style>
    <style:style style:name="T282" style:family="text">
      <style:text-properties officeooo:rsid="00db8763"/>
    </style:style>
    <style:style style:name="T283" style:family="text">
      <style:text-properties officeooo:rsid="00e09c55"/>
    </style:style>
    <style:style style:name="T284" style:family="text">
      <style:text-properties style:text-underline-style="none" officeooo:rsid="00e159ac"/>
    </style:style>
    <style:style style:name="T285" style:family="text">
      <style:text-properties style:text-underline-style="none" officeooo:rsid="00e43245"/>
    </style:style>
    <style:style style:name="T286" style:family="text">
      <style:text-properties style:text-underline-style="none" officeooo:rsid="00e52e19"/>
    </style:style>
    <style:style style:name="T287" style:family="text">
      <style:text-properties style:text-underline-style="none" officeooo:rsid="00ecb5fb"/>
    </style:style>
    <style:style style:name="T288" style:family="text">
      <style:text-properties style:text-underline-style="none" officeooo:rsid="00ed23af"/>
    </style:style>
    <style:style style:name="T289" style:family="text">
      <style:text-properties style:text-underline-style="none" officeooo:rsid="00ee2830"/>
    </style:style>
    <style:style style:name="T290" style:family="text">
      <style:text-properties style:text-underline-style="none" officeooo:rsid="00efbe54"/>
    </style:style>
    <style:style style:name="T291" style:family="text">
      <style:text-properties style:text-underline-style="none" officeooo:rsid="00f5f793"/>
    </style:style>
    <style:style style:name="T292" style:family="text">
      <style:text-properties style:text-underline-style="none" officeooo:rsid="00f7c6bd"/>
    </style:style>
    <style:style style:name="T293" style:family="text">
      <style:text-properties style:text-underline-style="none" officeooo:rsid="0103b412"/>
    </style:style>
    <style:style style:name="T294" style:family="text">
      <style:text-properties style:text-underline-style="none" officeooo:rsid="0105658e"/>
    </style:style>
    <style:style style:name="T295" style:family="text">
      <style:text-properties style:text-underline-style="none" officeooo:rsid="01065289"/>
    </style:style>
    <style:style style:name="T296" style:family="text">
      <style:text-properties style:text-underline-style="none" officeooo:rsid="01072248"/>
    </style:style>
    <style:style style:name="T297" style:family="text">
      <style:text-properties style:text-underline-style="none" officeooo:rsid="010db109"/>
    </style:style>
    <style:style style:name="T298" style:family="text">
      <style:text-properties style:text-underline-style="none" officeooo:rsid="010f61a7"/>
    </style:style>
    <style:style style:name="T299" style:family="text">
      <style:text-properties style:text-underline-style="none" officeooo:rsid="0111859f"/>
    </style:style>
    <style:style style:name="T300" style:family="text">
      <style:text-properties style:text-underline-style="none" officeooo:rsid="01137f40"/>
    </style:style>
    <style:style style:name="T301" style:family="text">
      <style:text-properties style:text-underline-style="none" officeooo:rsid="01164d57"/>
    </style:style>
    <style:style style:name="T302" style:family="text">
      <style:text-properties style:text-underline-style="none" officeooo:rsid="011a7071"/>
    </style:style>
    <style:style style:name="T303" style:family="text">
      <style:text-properties style:text-underline-style="none" officeooo:rsid="011e83e1"/>
    </style:style>
    <style:style style:name="T304" style:family="text">
      <style:text-properties style:text-underline-style="none" officeooo:rsid="01204915"/>
    </style:style>
    <style:style style:name="T305" style:family="text">
      <style:text-properties style:text-underline-style="none" officeooo:rsid="0120d746"/>
    </style:style>
    <style:style style:name="T306" style:family="text">
      <style:text-properties style:text-underline-style="none" officeooo:rsid="0120ed89"/>
    </style:style>
    <style:style style:name="T307" style:family="text">
      <style:text-properties style:text-underline-style="none" officeooo:rsid="01287a57"/>
    </style:style>
    <style:style style:name="T308" style:family="text">
      <style:text-properties style:text-underline-style="none" officeooo:rsid="0129ec7b"/>
    </style:style>
    <style:style style:name="T309" style:family="text">
      <style:text-properties style:text-underline-style="none" officeooo:rsid="012c1603"/>
    </style:style>
    <style:style style:name="T310" style:family="text">
      <style:text-properties style:text-underline-style="none" officeooo:rsid="0131e424"/>
    </style:style>
    <style:style style:name="T311" style:family="text">
      <style:text-properties style:text-underline-style="none" officeooo:rsid="0133312c"/>
    </style:style>
    <style:style style:name="T312" style:family="text">
      <style:text-properties style:text-underline-style="none" officeooo:rsid="0134b25c"/>
    </style:style>
    <style:style style:name="T313" style:family="text">
      <style:text-properties style:text-underline-style="none" officeooo:rsid="0145844e"/>
    </style:style>
    <style:style style:name="T314" style:family="text">
      <style:text-properties style:text-underline-style="none" officeooo:rsid="0146902d"/>
    </style:style>
    <style:style style:name="T315" style:family="text">
      <style:text-properties style:text-underline-style="none" officeooo:rsid="01471adb"/>
    </style:style>
    <style:style style:name="T316" style:family="text">
      <style:text-properties style:text-underline-style="none" officeooo:rsid="01490034"/>
    </style:style>
    <style:style style:name="T317" style:family="text">
      <style:text-properties style:text-underline-style="none" officeooo:rsid="01492148"/>
    </style:style>
    <style:style style:name="T318" style:family="text">
      <style:text-properties style:text-underline-style="none" officeooo:rsid="0149533c"/>
    </style:style>
    <style:style style:name="T319" style:family="text">
      <style:text-properties style:text-underline-style="none" fo:font-weight="bold" officeooo:rsid="0149533c" style:font-weight-asian="bold" style:font-weight-complex="bold"/>
    </style:style>
    <style:style style:name="T320" style:family="text">
      <style:text-properties style:text-underline-style="none" officeooo:rsid="014d293a"/>
    </style:style>
    <style:style style:name="T321" style:family="text">
      <style:text-properties style:text-underline-style="none" officeooo:rsid="014db762"/>
    </style:style>
    <style:style style:name="T322" style:family="text">
      <style:text-properties officeooo:rsid="00e7cf8d"/>
    </style:style>
    <style:style style:name="T323" style:family="text">
      <style:text-properties officeooo:rsid="00ea69d2"/>
    </style:style>
    <style:style style:name="T324" style:family="text">
      <style:text-properties officeooo:rsid="00ebc8a1"/>
    </style:style>
    <style:style style:name="T325" style:family="text">
      <style:text-properties officeooo:rsid="00f0d55b"/>
    </style:style>
    <style:style style:name="T326" style:family="text">
      <style:text-properties officeooo:rsid="00f25986"/>
    </style:style>
    <style:style style:name="T327" style:family="text">
      <style:text-properties officeooo:rsid="00f39766"/>
    </style:style>
    <style:style style:name="T328" style:family="text">
      <style:text-properties officeooo:rsid="00f5f793"/>
    </style:style>
    <style:style style:name="T329" style:family="text">
      <style:text-properties officeooo:rsid="00f6ab08"/>
    </style:style>
    <style:style style:name="T330" style:family="text">
      <style:text-properties officeooo:rsid="010be780"/>
    </style:style>
    <style:style style:name="T331" style:family="text">
      <style:text-properties officeooo:rsid="0117bed3"/>
    </style:style>
    <style:style style:name="T332" style:family="text">
      <style:text-properties officeooo:rsid="01375b75"/>
    </style:style>
    <style:style style:name="T333" style:family="text">
      <style:text-properties officeooo:rsid="013957d0"/>
    </style:style>
    <style:style style:name="T334" style:family="text">
      <style:text-properties officeooo:rsid="013a962c"/>
    </style:style>
    <style:style style:name="T335" style:family="text">
      <style:text-properties officeooo:rsid="013b61e5"/>
    </style:style>
    <style:style style:name="T336" style:family="text">
      <style:text-properties officeooo:rsid="013ce9ef"/>
    </style:style>
    <style:style style:name="T337" style:family="text">
      <style:text-properties fo:font-weight="normal" officeooo:rsid="013ce9ef" style:font-weight-asian="normal" style:font-weight-complex="normal"/>
    </style:style>
    <style:style style:name="T338" style:family="text">
      <style:text-properties officeooo:rsid="0140c13f"/>
    </style:style>
    <style:style style:name="T339" style:family="text">
      <style:text-properties officeooo:rsid="0145844e"/>
    </style:style>
    <style:style style:name="T340" style:family="text">
      <style:text-properties officeooo:rsid="014f48cc"/>
    </style:style>
    <style:style style:name="T341" style:family="text">
      <style:text-properties officeooo:rsid="01518d36"/>
    </style:style>
    <style:style style:name="T342" style:family="text">
      <style:text-properties officeooo:rsid="0153d236"/>
    </style:style>
    <style:style style:name="T343" style:family="text">
      <style:text-properties officeooo:rsid="015517bd"/>
    </style:style>
    <style:style style:name="T344" style:family="text">
      <style:text-properties officeooo:rsid="01561c2f"/>
    </style:style>
    <style:style style:name="T345" style:family="text">
      <style:text-properties officeooo:rsid="01563d59"/>
    </style:style>
    <style:style style:name="T346" style:family="text">
      <style:text-properties officeooo:rsid="0156870c"/>
    </style:style>
    <style:style style:name="T347" style:family="text">
      <style:text-properties officeooo:rsid="015767c1"/>
    </style:style>
    <style:style style:name="T348" style:family="text">
      <style:text-properties officeooo:rsid="015a8306"/>
    </style:style>
    <style:style style:name="T349" style:family="text">
      <style:text-properties officeooo:rsid="015ae750"/>
    </style:style>
    <style:style style:name="T350" style:family="text">
      <style:text-properties officeooo:rsid="015c4db9"/>
    </style:style>
    <style:style style:name="T351" style:family="text">
      <style:text-properties officeooo:rsid="015dc3ac"/>
    </style:style>
    <style:style style:name="T352" style:family="text">
      <style:text-properties officeooo:rsid="015effb4"/>
    </style:style>
    <style:style style:name="T353" style:family="text">
      <style:text-properties officeooo:rsid="016054f7"/>
    </style:style>
    <style:style style:name="T354" style:family="text">
      <style:text-properties officeooo:rsid="01626099"/>
    </style:style>
    <style:style style:name="T355" style:family="text">
      <style:text-properties officeooo:rsid="01628b58"/>
    </style:style>
    <style:style style:name="T356" style:family="text">
      <style:text-properties officeooo:rsid="0167ffe7"/>
    </style:style>
    <style:style style:name="T357" style:family="text">
      <style:text-properties officeooo:rsid="0168cf5b"/>
    </style:style>
    <style:style style:name="T358" style:family="text">
      <style:text-properties officeooo:rsid="016a0312"/>
    </style:style>
    <style:style style:name="T359" style:family="text">
      <style:text-properties officeooo:rsid="016c8969"/>
    </style:style>
    <style:style style:name="T360" style:family="text">
      <style:text-properties officeooo:rsid="016ceeb6"/>
    </style:style>
    <style:style style:name="T361" style:family="text">
      <style:text-properties officeooo:rsid="016d513c"/>
    </style:style>
    <style:style style:name="T362" style:family="text">
      <style:text-properties officeooo:rsid="016e783e"/>
    </style:style>
    <style:style style:name="T363" style:family="text">
      <style:text-properties officeooo:rsid="0170480f"/>
    </style:style>
    <style:style style:name="T364" style:family="text">
      <style:text-properties officeooo:rsid="017048da"/>
    </style:style>
    <style:style style:name="T365" style:family="text">
      <style:text-properties officeooo:rsid="01707f03"/>
    </style:style>
    <style:style style:name="T366" style:family="text">
      <style:text-properties officeooo:rsid="01725b9e"/>
    </style:style>
    <style:style style:name="T367" style:family="text">
      <style:text-properties officeooo:rsid="0173898f"/>
    </style:style>
    <style:style style:name="T368" style:family="text">
      <style:text-properties officeooo:rsid="017564d3"/>
    </style:style>
    <style:style style:name="T369" style:family="text">
      <style:text-properties officeooo:rsid="0175ef9c"/>
    </style:style>
    <style:style style:name="T370" style:family="text">
      <style:text-properties officeooo:rsid="017686ca"/>
    </style:style>
    <style:style style:name="T371" style:family="text">
      <style:text-properties officeooo:rsid="01770335"/>
    </style:style>
    <style:style style:name="T372" style:family="text">
      <style:text-properties officeooo:rsid="01791fb4"/>
    </style:style>
    <style:style style:name="T373" style:family="text">
      <style:text-properties officeooo:rsid="017c1b9a"/>
    </style:style>
    <style:style style:name="T374" style:family="text">
      <style:text-properties officeooo:rsid="017c26ee"/>
    </style:style>
    <style:style style:name="T375" style:family="text">
      <style:text-properties officeooo:rsid="017c47c3"/>
    </style:style>
    <style:style style:name="T376" style:family="text">
      <style:text-properties officeooo:rsid="017cde49"/>
    </style:style>
    <style:style style:name="T377" style:family="text">
      <style:text-properties officeooo:rsid="017ef0aa"/>
    </style:style>
    <style:style style:name="T378" style:family="text">
      <style:text-properties officeooo:rsid="018153ba"/>
    </style:style>
    <style:style style:name="T379" style:family="text">
      <style:text-properties officeooo:rsid="01850a7f"/>
    </style:style>
    <style:style style:name="T380" style:family="text">
      <style:text-properties officeooo:rsid="0185bf18"/>
    </style:style>
    <style:style style:name="T381" style:family="text">
      <style:text-properties officeooo:rsid="0187e829"/>
    </style:style>
    <style:style style:name="T382" style:family="text">
      <style:text-properties officeooo:rsid="0189e145"/>
    </style:style>
    <style:style style:name="T383" style:family="text">
      <style:text-properties officeooo:rsid="018ab3a2"/>
    </style:style>
    <style:style style:name="T384" style:family="text">
      <style:text-properties officeooo:rsid="018ab749"/>
    </style:style>
    <style:style style:name="T385" style:family="text">
      <style:text-properties officeooo:rsid="018dd133"/>
    </style:style>
    <style:style style:name="T386" style:family="text">
      <style:text-properties officeooo:rsid="018f6516"/>
    </style:style>
    <style:style style:name="T387" style:family="text">
      <style:text-properties officeooo:rsid="01901326"/>
    </style:style>
    <style:style style:name="T388" style:family="text">
      <style:text-properties officeooo:rsid="019354b5"/>
    </style:style>
    <style:style style:name="T389" style:family="text">
      <style:text-properties officeooo:rsid="01998a38"/>
    </style:style>
    <style:style style:name="T390" style:family="text">
      <style:text-properties officeooo:rsid="019a96a7"/>
    </style:style>
    <style:style style:name="T391" style:family="text">
      <style:text-properties officeooo:rsid="019ed712"/>
    </style:style>
    <style:style style:name="T392" style:family="text">
      <style:text-properties officeooo:rsid="019fadb2"/>
    </style:style>
    <style:style style:name="T393" style:family="text">
      <style:text-properties officeooo:rsid="01a04404"/>
    </style:style>
    <style:style style:name="T394" style:family="text">
      <style:text-properties officeooo:rsid="01a42679"/>
    </style:style>
    <style:style style:name="T395" style:family="text">
      <style:text-properties officeooo:rsid="01a5e4a3"/>
    </style:style>
    <style:style style:name="T396" style:family="text">
      <style:text-properties officeooo:rsid="01a6b76d"/>
    </style:style>
    <style:style style:name="T397" style:family="text">
      <style:text-properties officeooo:rsid="01a9f542"/>
    </style:style>
    <style:style style:name="T398" style:family="text">
      <style:text-properties officeooo:rsid="01ae3746"/>
    </style:style>
    <style:style style:name="T399" style:family="text">
      <style:text-properties officeooo:rsid="01b01683"/>
    </style:style>
    <style:style style:name="T400" style:family="text">
      <style:text-properties officeooo:rsid="01b1e45e"/>
    </style:style>
    <style:style style:name="T401" style:family="text">
      <style:text-properties officeooo:rsid="01b25ba8"/>
    </style:style>
    <style:style style:name="T402" style:family="text">
      <style:text-properties officeooo:rsid="01b28972"/>
    </style:style>
    <style:style style:name="T403" style:family="text">
      <style:text-properties officeooo:rsid="01b436c5"/>
    </style:style>
    <style:style style:name="T404" style:family="text">
      <style:text-properties officeooo:rsid="01b484c7"/>
    </style:style>
    <style:style style:name="T405" style:family="text">
      <style:text-properties officeooo:rsid="01b6cd60"/>
    </style:style>
    <style:style style:name="T406" style:family="text">
      <style:text-properties officeooo:rsid="01b7fa62"/>
    </style:style>
    <style:style style:name="T407" style:family="text">
      <style:text-properties officeooo:rsid="01b89f74"/>
    </style:style>
    <style:style style:name="T408" style:family="text">
      <style:text-properties officeooo:rsid="01b921a5"/>
    </style:style>
    <style:style style:name="T409" style:family="text">
      <style:text-properties officeooo:rsid="01bab29b"/>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gr1" style:family="graphic">
      <style:graphic-properties draw:textarea-horizontal-align="justify" draw:textarea-vertical-align="middle" draw:auto-grow-height="fals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vertical-align="middle" draw:auto-grow-height="false" fo:min-height="0.5201in" fo:min-width="0.34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he Linux Programming Interface</text:p>
      <text:p text:style-name="P40"><text:span text:style-name="T1">Michael Kerris</text:span><text:span text:style-name="T2">k</text:span></text:p>
      <text:p text:style-name="P55"/>
      <text:p text:style-name="P56">1. Intro</text:p>
      <text:p text:style-name="P60">Unix = OS developed in 1969, first in assembly and then in C</text:p>
      <text:p text:style-name="P1"><text:span text:style-name="T3">Linux = Unix-like operating system </text:span><text:span text:style-name="T4">of which the Linux kernel forms a part</text:span></text:p>
      <text:p text:style-name="P333">Linux distro = GNU packages + Linux Kernel + non-GNU packages</text:p>
      <text:p text:style-name="P333"/>
      <text:p text:style-name="P334">SUSv3 = Single Unix Specification</text:p>
      <text:p text:style-name="P61"/>
      <text:p text:style-name="P56">2. Fundamental concepts</text:p>
      <text:p text:style-name="P62">shell = command interpreter = program which reads user's commands and executes them</text:p>
      <text:p text:style-name="P62"/>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63"/>
      <text:p text:style-name="P57">3. System programming concepts</text:p>
      <text:p text:style-name="P57"/>
      <text:p text:style-name="P3"><text:span text:style-name="T64">system call </text:span><text:span text:style-name="T65"><text:s/>= </text:span><text:span text:style-name="T66">entry point into Kernel, allowing a process to request the kernel to perfom some action; <text:tab/><text:tab/><text:tab/></text:span><text:span text:style-name="T67">accessible via glibc wrappers</text:span></text:p>
      <text:p text:style-name="P64"/>
      <text:p text:style-name="P3"><text:span text:style-name="T67"><text:tab/></text:span><text:span text:style-name="T68">application calls wrapper</text:span></text:p>
      <text:p text:style-name="P3"><text:span text:style-name="T68"><text:tab/></text:span><text:span text:style-name="T71">wrapper:</text:span></text:p>
      <text:p text:style-name="P65"><text:tab/><text:tab/>copies sycall arguments to CPU registers</text:p>
      <text:p text:style-name="P65"><text:tab/><text:tab/>copies the syscall number into CPU register %eax</text:p>
      <text:p text:style-name="P3"><text:span text:style-name="T68"><text:tab/><text:tab/>executes a trap machine instruction (int 0x80) </text:span><text:span text:style-name="T69">→ CPU switches from user to Kernel <text:tab/><text:tab/><text:tab/><text:tab/><text:tab/><text:tab/><text:tab/><text:tab/><text:tab/><text:tab/><text:tab/>mode</text:span></text:p>
      <text:p text:style-name="P3"><text:span text:style-name="T69"><text:tab/></text:span><text:span text:style-name="T72">K</text:span><text:span text:style-name="T70">ernel invokes system_call routine</text:span></text:p>
      <text:p text:style-name="P66"/>
      <text:p text:style-name="P4"><text:span text:style-name="T201">syscall </text:span><text:span text:style-name="T73">has overhead because:</text:span></text:p>
      <text:p text:style-name="P67">* the system must switch to kernel mode</text:p>
      <text:p text:style-name="P4"><text:span text:style-name="T73">* </text:span><text:span text:style-name="T74">kernel must verify arguments</text:span></text:p>
      <text:p text:style-name="P4"><text:span text:style-name="T74">* kernel must transfer data between K</text:span><text:span text:style-name="T75">VA</text:span><text:span text:style-name="T74"> and</text:span><text:span text:style-name="T75"> VAS</text:span></text:p>
      <text:p text:style-name="P68"/>
      <text:p text:style-name="P114">4. File I/O</text:p>
      <text:p text:style-name="P5"><text:span text:style-name="T76">if </text:span><text:span text:style-name="T202">open()</text:span><text:span text:style-name="T76"> succeeds, it returns the smallest available file descriptor;</text:span></text:p>
      <text:p text:style-name="P69">to open a file using fd 0:</text:p>
      <text:p text:style-name="P7"><text:tab/>close(STDIN_FILENO)</text:p>
      <text:p text:style-name="P7"><text:tab/>open file</text:p>
      <text:p text:style-name="P72"><text:span text:style-name="T207">or use </text:span><text:span text:style-name="T12">dup2</text:span><text:span text:style-name="T13">()</text:span></text:p>
      <text:p text:style-name="P7"/>
      <text:p text:style-name="P77">opening a file with O_APPEND guarantees that write operation happen atomically</text:p>
      <text:p text:style-name="P77"/>
      <text:p text:style-name="P78">check flags on a file descriptor:</text:p>
      <text:p text:style-name="P16"><text:tab/>flags = fcntl(fd, F_GETFL)</text:p>
      <text:p text:style-name="P6"><text:span text:style-name="T204"><text:tab/>i</text:span><text:span text:style-name="T203">f (flags &amp; O_SYNC) ….</text:span></text:p>
      <text:p text:style-name="P79">set flag on a file descriptor:</text:p>
      <text:p text:style-name="P70"><text:span text:style-name="T205"><text:tab/></text:span><text:span text:style-name="T10">flags |= O_NONBLOCK</text:span></text:p>
      <text:p text:style-name="P80">remove flag on file descriptor:</text:p>
      <text:p text:style-name="P71"><text:span text:style-name="T206"><text:tab/></text:span><text:span text:style-name="T11">flags &amp;= ~O_NONBLOCK</text:span></text:p>
      <text:p text:style-name="P81"/>
      <text:p text:style-name="P73"><text:soft-page-break/><text:span text:style-name="T208">scatter/gather I/O: </text:span><text:span text:style-name="T14">readv(), writev()</text:span></text:p>
      <text:p text:style-name="P73"><text:span text:style-name="T14">* </text:span><text:span text:style-name="T209">could be useful for writing headers</text:span></text:p>
      <text:p text:style-name="P115">6. Processes</text:p>
      <text:p text:style-name="P82">Text segment – executable code</text:p>
      <text:p text:style-name="P74"><text:span text:style-name="T210">Data segment </text:span><text:span text:style-name="T212">(bss)</text:span><text:span text:style-name="T210"> (initialized + uninitialized): </text:span><text:span text:style-name="T211">global vars</text:span></text:p>
      <text:p text:style-name="P83">Heap: dynamic memory</text:p>
      <text:p text:style-name="P83">Unused memory</text:p>
      <text:p text:style-name="P75"><text:span text:style-name="T212">Stack: </text:span><text:span text:style-name="T213">contains stack frames</text:span></text:p>
      <text:p text:style-name="P84"/>
      <text:p text:style-name="P85">Stack grows downward, heap upward</text:p>
      <text:p text:style-name="P85"/>
      <text:p text:style-name="P86">Stack frame:</text:p>
      <text:p text:style-name="P86">* function arguments and local variables</text:p>
      <text:p text:style-name="P86">* call linkage information</text:p>
      <text:p text:style-name="P86"/>
      <text:p text:style-name="P116">7. Memory allocation</text:p>
      <text:p text:style-name="P8"><text:span text:style-name="T214">program break = </text:span><text:span text:style-name="T77">current limit of heap; </text:span><text:span text:style-name="T80">can be detected via </text:span><text:span text:style-name="T217">sbrk(0)</text:span></text:p>
      <text:p text:style-name="P9"><text:span text:style-name="T215">brk(), sbrk() </text:span><text:span text:style-name="T78">= change the location of the program break</text:span></text:p>
      <text:p text:style-name="P87"/>
      <text:p text:style-name="P10"><text:span text:style-name="T79">in general, </text:span><text:span text:style-name="T216">free()</text:span><text:span text:style-name="T79"> doesn't lower the </text:span><text:span text:style-name="T216">program break; </text:span><text:span text:style-name="T81">instead, is placing blocks of memory onto the free list</text:span></text:p>
      <text:p text:style-name="P88"/>
      <text:p text:style-name="P76"><text:span text:style-name="T218">when </text:span><text:span text:style-name="T15">malloc() </text:span><text:span text:style-name="T218">allocates the block, it allocates an extra integer to hold the size of the block</text:span></text:p>
      <text:p text:style-name="P13"><text:span text:style-name="T218">free()</text:span><text:span text:style-name="T82"> reads this integer and knows which size the block is </text:span></text:p>
      <text:p text:style-name="P89"/>
      <text:p text:style-name="P14"><text:span text:style-name="T252">page fault </text:span><text:span text:style-name="T113">= </text:span><text:span text:style-name="T114">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text:span text:style-name="T115">- </text:span><text:span text:style-name="T253">page faults </text:span><text:span text:style-name="T115">are degrading the performance of a program</text:span></text:p>
      <text:p text:style-name="P89"/>
      <text:p text:style-name="P188"><text:span text:style-name="T251">thrashing</text:span><text:span text:style-name="T112">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236"/>
      <text:p text:style-name="P236"/>
      <text:p text:style-name="P89"/>
      <text:p text:style-name="P117">9. Users</text:p>
      <text:p text:style-name="P117"/>
      <text:p text:style-name="P11"><text:span text:style-name="T219">effective uid </text:span><text:span text:style-name="T83">= </text:span><text:span text:style-name="T84">uid associated </text:span><text:span text:style-name="T85">to</text:span><text:span text:style-name="T84"> a process </text:span><text:span text:style-name="T86">and who determines the permissions of the process</text:span></text:p>
      <text:p text:style-name="P12"><text:span text:style-name="T89">- </text:span><text:span text:style-name="T87">if an executable file is owned by root and has set-user-ID bit enabled, the process will run </text:span><text:span text:style-name="T88">with</text:span><text:span text:style-name="T87"> root </text:span><text:span text:style-name="T88">privileges</text:span></text:p>
      <text:p text:style-name="P90"/>
      <text:p text:style-name="P90"/>
      <text:p text:style-name="P118">10. Time</text:p>
      <text:p text:style-name="P17"><text:span text:style-name="T220">real time </text:span><text:span text:style-name="T90"><text:s/></text:span><text:span text:style-name="T224">(wall clock) </text:span><text:span text:style-name="T90">= </text:span><text:span text:style-name="T91">elapsed time </text:span><text:span text:style-name="T96">from start till end</text:span></text:p>
      <text:p text:style-name="P18"><text:span text:style-name="T221">process time </text:span><text:span text:style-name="T91">= </text:span><text:span text:style-name="T92">amount of CPU time used by a process</text:span></text:p>
      <text:p text:style-name="P21"><text:span text:style-name="T225">process time </text:span><text:span text:style-name="T97">is separated into </text:span><text:span text:style-name="T226">User </text:span><text:span text:style-name="T97">and </text:span><text:span text:style-name="T226">System time</text:span></text:p>
      <text:p text:style-name="P91"/>
      <text:p text:style-name="P19"><text:span text:style-name="T93">specify a timezone when running a program: set </text:span><text:span text:style-name="T222">TZ </text:span><text:span text:style-name="T93">environment variable</text:span></text:p>
      <text:p text:style-name="P92"/>
      <text:p text:style-name="P20"><text:soft-page-break/><text:span text:style-name="T223">localization </text:span><text:span text:style-name="T94">= program automatically does the right thing when performing I/O (language, date format etc.); </text:span><text:span text:style-name="T95">done via locale definitions (files in /usr/share/locale)</text:span></text:p>
      <text:p text:style-name="P332"><text:span text:style-name="T270">Part 2. </text:span><text:span text:style-name="T271">Advanced features</text:span></text:p>
      <text:p text:style-name="P328"/>
      <text:p text:style-name="P212">13. File I/O Buffering</text:p>
      <text:p text:style-name="P212"/>
      <text:p text:style-name="P180"><text:span text:style-name="T227">buffer cache </text:span><text:span text:style-name="T98">= kernel-space buffer where/whence data is copied via </text:span><text:span text:style-name="T227">write()/read()</text:span></text:p>
      <text:p text:style-name="P181"/>
      <text:p text:style-name="P221">Buffering of input and output data is done:</text:p>
      <text:p text:style-name="P218"><text:span text:style-name="T231">* by the kernel </text:span><text:span text:style-name="T233">(flushing is done via </text:span><text:span text:style-name="T18">sync())</text:span></text:p>
      <text:p text:style-name="P218"><text:span text:style-name="T231">* by </text:span><text:span text:style-name="T17">stdio </text:span><text:span text:style-name="T231">library </text:span><text:span text:style-name="T234">(flushing is done via </text:span><text:span text:style-name="T19">flush()</text:span><text:span text:style-name="T234">)</text:span></text:p>
      <text:p text:style-name="P222"/>
      <text:p text:style-name="P182"><text:span text:style-name="T230">posix_fadvise()</text:span><text:span text:style-name="T99"> = </text:span><text:span text:style-name="T100">syscall that informs the kernel about a likely pattern to access data</text:span></text:p>
      <text:p text:style-name="P213"/>
      <text:p text:style-name="P216"><text:span text:style-name="T228">direct I/O = bypassing the </text:span><text:span text:style-name="T16">buffer cache; </text:span><text:span text:style-name="T228">use flag O_DIRECT when opening a file</text:span></text:p>
      <text:p text:style-name="P216"><text:span text:style-name="T228">* </text:span><text:span text:style-name="T229">can considerably degrade performance, because kernel applies some optimizations (sequential read-ahead, I/O in clusters of blocks, sharing of buffers in cache etc.)</text:span></text:p>
      <text:p text:style-name="P224"/>
      <text:p text:style-name="P224"/>
      <text:p text:style-name="P310">14. File systems</text:p>
      <text:p text:style-name="P310"/>
      <text:p text:style-name="P225">Each device is represented by:</text:p>
      <text:p text:style-name="P225">* device driver</text:p>
      <text:p text:style-name="P225">* device file</text:p>
      <text:p text:style-name="P225"/>
      <text:p text:style-name="P186">Device driver</text:p>
      <text:p text:style-name="P225"><text:tab/>kernel software layer that makes a hardware device respond to a well-defined programming interface (canonical set of VFS functions: open, write, read etc. that controls a device)</text:p>
      <text:p text:style-name="P226"/>
      <text:p text:style-name="P186">Device files</text:p>
      <text:p text:style-name="P225"><text:tab/>I/O devices are treated as files</text:p>
      <text:p text:style-name="P219"><text:span text:style-name="T235"><text:tab/><text:tab/></text:span><text:span text:style-name="T237">block </text:span><text:span text:style-name="T235">- access randomly</text:span></text:p>
      <text:p text:style-name="P219"><text:span text:style-name="T235"><text:tab/><text:tab/></text:span><text:span text:style-name="T237">character</text:span><text:span text:style-name="T235"> - either cannot be accessed rand</text:span><text:span text:style-name="T236">o</text:span><text:span text:style-name="T235">mly (soundcard), either takes to long time</text:span></text:p>
      <text:p text:style-name="P225">write on /dev/lp0 --&gt; directly print</text:p>
      <text:p text:style-name="P225"/>
      <text:p text:style-name="P186">Block-device drivers</text:p>
      <text:p text:style-name="P225">sector = group of adjacent bytes; basic unit of data transfer; never possible to transfer less than a sector</text:p>
      <text:p text:style-name="P225">block = large number of adjacent bytes; power of 2, no larger than a page frame; multiple of sector size</text:p>
      <text:p text:style-name="P223"/>
      <text:p text:style-name="P220"><text:span text:style-name="T242">Filesystem = organized collection of files and directories; </text:span><text:span text:style-name="T243">consists of:</text:span></text:p>
      <text:p text:style-name="P227">* superblock</text:p>
      <text:p text:style-name="P227">* inode table </text:p>
      <text:p text:style-name="P227">* data blocks </text:p>
      <text:p text:style-name="P217"><text:span text:style-name="T232">* </text:span><text:span text:style-name="T244">dentries</text:span></text:p>
      <text:p text:style-name="P228"/>
      <text:p text:style-name="P229">Inode contains 15 pointers to the data blocks of file.</text:p>
      <text:p text:style-name="P229"/>
      <text:p text:style-name="P230">VFS = abstraction layer for file system operations</text:p>
      <text:p text:style-name="P230"/>
      <text:p text:style-name="P230"/>
      <text:p text:style-name="P230"/>
      <text:p text:style-name="P230"><text:soft-page-break/></text:p>
      <text:p text:style-name="P230"/>
      <text:p text:style-name="P311">15. File attributes</text:p>
      <text:p text:style-name="P311"/>
      <text:p text:style-name="P183"><text:span text:style-name="T245">sticky bit – </text:span><text:span text:style-name="T101">for directories, acts as </text:span><text:span text:style-name="T245">restricted deletion: </text:span><text:span text:style-name="T102">unprivileged user can unlink files in a dir only if it has write permissions on dir and </text:span><text:span text:style-name="T179">owns </text:span><text:span text:style-name="T102">the files</text:span></text:p>
      <text:p text:style-name="P183"><text:span text:style-name="T102">* </text:span><text:span text:style-name="T103">useful when having a directory which is shared between multiple users (commonly set on </text:span><text:span text:style-name="T246">/tmp </text:span><text:span text:style-name="T103">directory)</text:span></text:p>
      <text:p text:style-name="P231"/>
      <text:p text:style-name="P184"><text:span text:style-name="T247">umask </text:span><text:span text:style-name="T104">= file </text:span><text:span text:style-name="T105">mode </text:span><text:span text:style-name="T104">creation mask </text:span><text:span text:style-name="T105">= </text:span><text:span text:style-name="T106">specifies which permissions bits should always be turned off</text:span></text:p>
      <text:p text:style-name="P232">default: 022 (----w--w-)</text:p>
      <text:p text:style-name="P232"/>
      <text:p text:style-name="P185"><text:span text:style-name="T248">extended file attributes: </text:span><text:span text:style-name="T107">i-node flags set on files or directories (</text:span><text:span text:style-name="T249">chattr, lsattr)</text:span></text:p>
      <text:p text:style-name="P233">* immutable, don't update last access time etc.</text:p>
      <text:p text:style-name="P233"/>
      <text:p text:style-name="P312">18. Directories</text:p>
      <text:p text:style-name="P312"/>
      <text:p text:style-name="P238">directory = file with a special organization; a table consisting of filenames and inodes</text:p>
      <text:p text:style-name="P239"/>
      <text:p text:style-name="P187"><text:span text:style-name="T250">rm </text:span><text:span text:style-name="T108">command:</text:span></text:p>
      <text:p text:style-name="P240">* removes a filename from a directory list</text:p>
      <text:p text:style-name="P187"><text:span text:style-name="T108">* </text:span><text:span text:style-name="T109">decrements the link count for corresponding inode</text:span></text:p>
      <text:p text:style-name="P187"><text:span text:style-name="T109">* if count == 0 ---&gt; </text:span><text:span text:style-name="T110">deallocates</text:span><text:span text:style-name="T109"> inode </text:span><text:span text:style-name="T110">and data </text:span><text:span text:style-name="T111">blocks to which it refers</text:span></text:p>
      <text:p text:style-name="P241"/>
      <text:p text:style-name="P242">if the string forming symlink's content is small enough, it will be stored in inode (saving the allocation of a disk block)</text:p>
      <text:p text:style-name="P242"/>
      <text:p text:style-name="P313">19. Monitoring file events</text:p>
      <text:p text:style-name="P313"/>
      <text:p text:style-name="P189"><text:span text:style-name="T254">inotify </text:span><text:span text:style-name="T116">= mechanism to monitor file events</text:span></text:p>
      <text:p text:style-name="P189"><text:span text:style-name="T116">* is </text:span><text:span text:style-name="T180">not</text:span><text:span text:style-name="T116"> recursively monitoring</text:span></text:p>
      <text:p text:style-name="P243"/>
      <text:p text:style-name="P314"/>
      <text:p text:style-name="P314">20. Signals</text:p>
      <text:p text:style-name="P314"/>
      <text:p text:style-name="P190"><text:span text:style-name="T258">signal </text:span><text:span text:style-name="T118">= </text:span><text:span text:style-name="T119">a notification to a process that an event has occurred</text:span></text:p>
      <text:p text:style-name="P244">Types of events:</text:p>
      <text:p text:style-name="P192"><text:span text:style-name="T121">* hardware exception (</text:span><text:span text:style-name="T122">dividing by 0, referencing invalid memory etc.)</text:span></text:p>
      <text:p text:style-name="P245">* user signals (interrupt, suspend etc.)</text:p>
      <text:p text:style-name="P245">* software event (child has terminated, window resized, input available on a file descriptor etc.)</text:p>
      <text:p text:style-name="P246"/>
      <text:p text:style-name="P246"/>
      <text:p text:style-name="P191"><text:span text:style-name="T120">signal pending = state of signal between </text:span><text:span text:style-name="T259">generated </text:span><text:span text:style-name="T120">and </text:span><text:span text:style-name="T259">delivered</text:span></text:p>
      <text:p text:style-name="P201"/>
      <text:p text:style-name="P247">standard signals: 1..31</text:p>
      <text:p text:style-name="P247"/>
      <text:p text:style-name="P234"><text:span text:style-name="T260">SIGHUP – </text:span><text:span text:style-name="T261">used for daemons to </text:span><text:span text:style-name="T260">reload configuration, </text:span><text:span text:style-name="T261">re-initialized themselves</text:span></text:p>
      <text:p text:style-name="P248">SIGTERM – gracefully end</text:p>
      <text:p text:style-name="P249">SIGKILL – can't be blocked, ignored or handled</text:p>
      <text:p text:style-name="P250">SIGUSR1,2 – programmer-defined purposes</text:p>
      <text:p text:style-name="P250"/>
      <text:p text:style-name="P193"><text:soft-page-break/><text:span text:style-name="T262">sigaction() </text:span><text:span text:style-name="T123">is the preferred API for establishing a signal handler</text:span></text:p>
      <text:p text:style-name="P251"/>
      <text:p text:style-name="P195"><text:span text:style-name="T128">- </text:span><text:span text:style-name="T127">delivery of a signal is blocked while the handler is executing; </text:span><text:span text:style-name="T129">if generated while the handler is executed, will be later delivered when handler returns</text:span></text:p>
      <text:p text:style-name="P252">- signals are not queued (will be delivered only once)</text:p>
      <text:p text:style-name="P253"/>
      <text:p text:style-name="P315">Designing signal handlers</text:p>
      <text:p text:style-name="P254"/>
      <text:p text:style-name="P255">Write simple signal handlers!</text:p>
      <text:p text:style-name="P194"><text:span text:style-name="T124">* </text:span><text:span text:style-name="T125">sets a global flag and exit</text:span><text:span text:style-name="T126">s; main program periodically checks this flag</text:span></text:p>
      <text:p text:style-name="P256"/>
      <text:p text:style-name="P196"><text:span text:style-name="T263">reentrant function </text:span><text:span text:style-name="T130">= function that can be safely simultaneously executed by multiple threads </text:span><text:span text:style-name="T131">(e.g a function which employs only local variables)</text:span></text:p>
      <text:p text:style-name="P257"/>
      <text:p text:style-name="P258">When writing signal handlers:</text:p>
      <text:p text:style-name="P197"><text:span text:style-name="T132">* ensure that the code of signal handler is reentrant and that it calls only async-signal-safe functions </text:span><text:span text:style-name="T133">(do not use functions which update internal data structures for buffered I/O: printf, scanf, cout etc.)</text:span></text:p>
      <text:p text:style-name="P259"/>
      <text:p text:style-name="P198"><text:span text:style-name="T264">sigaction </text:span><text:span text:style-name="T134">flags:</text:span></text:p>
      <text:p text:style-name="P260">SA_SIGINFO – the signal handler will receive additional info about a signal</text:p>
      <text:p text:style-name="P260">SA_RESTART – many system calls will be restarted (without the need for manually check EINTR etc.)</text:p>
      <text:p text:style-name="P260"/>
      <text:p text:style-name="P261">core dump = file containing a memory image of a process</text:p>
      <text:p text:style-name="P261"/>
      <text:p text:style-name="P262">The kernel could put a process to sleep:</text:p>
      <text:p text:style-name="P262">* TASK_INTERRUPTIBLE</text:p>
      <text:p text:style-name="P262"><text:tab/>- waiting for some event</text:p>
      <text:p text:style-name="P262"><text:tab/>- process is woken up by the delivery of a signal</text:p>
      <text:p text:style-name="P262"><text:tab/>- processes are listed with state S</text:p>
      <text:p text:style-name="P262"/>
      <text:p text:style-name="P262">* TASK_UNINTERRUPTIBLE</text:p>
      <text:p text:style-name="P262"><text:tab/>- waiting on disk I/O</text:p>
      <text:p text:style-name="P199"><text:span text:style-name="T135"><text:tab/></text:span><text:span text:style-name="T136">- signal is not delivered until the process emerges from this state</text:span></text:p>
      <text:p text:style-name="P263"><text:tab/>- listed with D</text:p>
      <text:p text:style-name="P263"/>
      <text:p text:style-name="P199"><text:span text:style-name="T136">* </text:span><text:span text:style-name="T137">TASK_KILLABLE</text:span></text:p>
      <text:p text:style-name="P264"><text:tab/>- wakes the process if a fatal signal is received</text:p>
      <text:p text:style-name="P258"/>
      <text:p text:style-name="P265"/>
      <text:p text:style-name="P265"/>
      <text:p text:style-name="P265"/>
      <text:p text:style-name="P235"><text:span text:style-name="T265">realtime signals <text:s/></text:span><text:span text:style-name="T266">(SIGUSR1, SIGUSR2) </text:span><text:span text:style-name="T268">= POSIX addition to original signal mode</text:span></text:p>
      <text:p text:style-name="P265">* are queued</text:p>
      <text:p text:style-name="P235"><text:span text:style-name="T266">* </text:span><text:span text:style-name="T267">possible to specify data (an integer or pointer value) that accompanies the signal</text:span></text:p>
      <text:p text:style-name="P235"><text:span text:style-name="T267">* </text:span><text:span text:style-name="T269">have a specified delivery order</text:span></text:p>
      <text:p text:style-name="P266"/>
      <text:p text:style-name="P200"><text:span text:style-name="T274">sigsuspend()</text:span><text:span text:style-name="T138"> – wait for a signal</text:span></text:p>
      <text:p text:style-name="P267"/>
      <text:p text:style-name="P253"/>
      <text:p text:style-name="P248"/>
      <text:p text:style-name="P237"/>
      <text:p text:style-name="P237"><text:soft-page-break/></text:p>
      <text:p text:style-name="P237"/>
      <text:p text:style-name="P237"/>
      <text:p text:style-name="P329"><text:span text:style-name="T112">Part </text:span><text:span text:style-name="T117">3</text:span><text:span text:style-name="T112">. </text:span><text:span text:style-name="T117">Processes and programs topics</text:span></text:p>
      <text:p text:style-name="P330"/>
      <text:p text:style-name="P59">24. Process creation</text:p>
      <text:p text:style-name="P59"/>
      <text:p text:style-name="P22"><text:span text:style-name="T275">fork()</text:span><text:span text:style-name="T139"> – creates a new process</text:span></text:p>
      <text:p text:style-name="P106">* same text segment (which is read-only: a process cannot modify its code)</text:p>
      <text:p text:style-name="P22"><text:span text:style-name="T139">* separate copies (exact duplicates) of data, heap and stack segments </text:span><text:span text:style-name="T142">(actually, copy-on-write)</text:span></text:p>
      <text:p text:style-name="P22"><text:span text:style-name="T139">* </text:span><text:span text:style-name="T140">descriptors are duplicated (as if using </text:span><text:span text:style-name="T276">dup()</text:span><text:span text:style-name="T140">)</text:span></text:p>
      <text:p text:style-name="P107"/>
      <text:p text:style-name="P24"><text:span text:style-name="T182">good practice</text:span><text:span text:style-name="T141">: </text:span></text:p>
      <text:p text:style-name="P24"><text:span text:style-name="T141">* child</text:span><text:span text:style-name="T144">(ren)</text:span><text:span text:style-name="T141"> should use </text:span><text:span text:style-name="T277">_exit()</text:span><text:span text:style-name="T141">, parent should use </text:span><text:span text:style-name="T277">exit()</text:span></text:p>
      <text:p text:style-name="P24"><text:span text:style-name="T277">* </text:span><text:span text:style-name="T145">flush buffers before </text:span><text:span text:style-name="T322">fork() </text:span><text:span text:style-name="T146">(to avoid duplicate</text:span><text:span text:style-name="T147">d output</text:span><text:span text:style-name="T146">)</text:span></text:p>
      <text:p text:style-name="P103"><text:span text:style-name="T277">* </text:span><text:span text:style-name="T330">don't mix </text:span><text:span text:style-name="T26">fork()</text:span><text:span text:style-name="T330"> and threads (child process is created with a single thread: the one that called </text:span><text:span text:style-name="T26">fork(), </text:span><text:span text:style-name="T331">but state of global variables like mutexes are preserved</text:span><text:span text:style-name="T330">)</text:span></text:p>
      <text:p text:style-name="P27"/>
      <text:p text:style-name="P108">Control a process' memory footprint</text:p>
      <text:p text:style-name="P93"><text:span text:style-name="T282"><text:tab/>problem:</text:span><text:span text:style-name="T279"> </text:span><text:span text:style-name="T20">func()</text:span><text:span text:style-name="T278"> causes memory leaks and cannot be modified; </text:span></text:p>
      <text:p text:style-name="P93"><text:span text:style-name="T282"><text:tab/>solution:</text:span><text:span text:style-name="T279"> </text:span><text:span text:style-name="T282">call </text:span><text:span text:style-name="T21">func() </text:span><text:span text:style-name="T282">in a child and exit from it</text:span></text:p>
      <text:p text:style-name="P23"><text:span text:style-name="T143"><text:tab/><text:tab/></text:span><text:span text:style-name="T279">fork():</text:span></text:p>
      <text:p text:style-name="P28"><text:tab/><text:tab/>//child</text:p>
      <text:p text:style-name="P23"><text:span text:style-name="T279"><text:tab/><text:tab/><text:tab/>exit(func</text:span><text:span text:style-name="T280">(arg)</text:span><text:span text:style-name="T279">)</text:span></text:p>
      <text:p text:style-name="P23"><text:span text:style-name="T279"><text:tab/><text:tab/>//</text:span><text:span text:style-name="T281">parent</text:span></text:p>
      <text:p text:style-name="P29"><text:tab/><text:tab/><text:tab/>wait(&amp;status)</text:p>
      <text:p text:style-name="P109"/>
      <text:p text:style-name="P94"><text:span text:style-name="T283">after </text:span><text:span text:style-name="T22">fork(), </text:span><text:span text:style-name="T283">the order of execution </text:span><text:span text:style-name="T255">is not guaranteed</text:span></text:p>
      <text:p text:style-name="P120">signals can be used to synchronize parent-child </text:p>
      <text:p text:style-name="P95"><text:span text:style-name="T284"><text:tab/></text:span><text:span text:style-name="T285">child: </text:span><text:span text:style-name="T52">kill(SIGUSR1)</text:span></text:p>
      <text:p text:style-name="P95"><text:span text:style-name="T52"><text:tab/></text:span><text:span text:style-name="T286">parent: </text:span><text:span text:style-name="T53">sigsuspend()</text:span></text:p>
      <text:p text:style-name="P41"/>
      <text:p text:style-name="P121">A process can terminate:</text:p>
      <text:p text:style-name="P97"><text:span text:style-name="T287">* normally: using </text:span><text:span text:style-name="T54">_exit </text:span><text:span text:style-name="T287">(which is called by </text:span><text:span text:style-name="T54">exit()</text:span><text:span text:style-name="T287"> or when </text:span><text:span text:style-name="T54">main()</text:span><text:span text:style-name="T287"> returns)</text:span></text:p>
      <text:p text:style-name="P98"><text:span text:style-name="T287"><text:tab/></text:span><text:span text:style-name="T290">main() → </text:span></text:p>
      <text:p text:style-name="P122"><text:tab/><text:tab/>exit() → </text:p>
      <text:p text:style-name="P122"><text:tab/><text:tab/><text:tab/>_exit()</text:p>
      <text:p text:style-name="P97"><text:span text:style-name="T287">* </text:span><text:span text:style-name="T288">abnormally: </text:span><text:span text:style-name="T289">caused by the delivery of a</text:span><text:span text:style-name="T288"> signal</text:span></text:p>
      <text:p text:style-name="P123"/>
      <text:p text:style-name="P123"/>
      <text:p text:style-name="P120"/>
      <text:p text:style-name="P110">Monitoring child processes:</text:p>
      <text:p text:style-name="P96"><text:span text:style-name="T323">* using </text:span><text:span text:style-name="T23">wait()/waitpid()</text:span><text:span text:style-name="T323">, blocking and non-blocking(</text:span><text:span text:style-name="T23">WNOHANG)</text:span></text:p>
      <text:p text:style-name="P96"><text:span text:style-name="T23">* </text:span><text:span text:style-name="T324">establishing a handler for SIGCHLD</text:span></text:p>
      <text:p text:style-name="P29"/>
      <text:p text:style-name="P29"/>
      <text:p text:style-name="P119">File descriptors and exec</text:p>
      <text:p text:style-name="P111"/>
      <text:p text:style-name="P111">$ ls -l &gt; tmp.txt</text:p>
      <text:p text:style-name="P335"><text:span text:style-name="T326">- </text:span><text:span text:style-name="T24">fork()</text:span><text:span text:style-name="T326"> is performed to create a child process</text:span></text:p>
      <text:p text:style-name="P336"><text:span text:style-name="T326">- child opens </text:span><text:span text:style-name="T24">tmp.txt </text:span><text:span text:style-name="T326">using file descriptor 1 (using </text:span><text:span text:style-name="T24">dup2()</text:span><text:span text:style-name="T326">)</text:span></text:p>
      <text:p text:style-name="P337"><text:soft-page-break/><text:span text:style-name="T327">- child execs </text:span><text:span text:style-name="T25">ls</text:span></text:p>
      <text:p text:style-name="P337"><text:span text:style-name="T327">- </text:span><text:span text:style-name="T25">ls </text:span><text:span text:style-name="T327">writes to stdout, which is the file </text:span><text:span text:style-name="T25">tmp.txt</text:span></text:p>
      <text:p text:style-name="P338"/>
      <text:p text:style-name="P25"><text:span text:style-name="T325">shell built-ins</text:span><text:span text:style-name="T148"> – commands executed by the shell, without </text:span><text:span text:style-name="T325">fork()</text:span><text:span text:style-name="T148"> and </text:span><text:span text:style-name="T325">exec()</text:span></text:p>
      <text:p text:style-name="P30"/>
      <text:p text:style-name="P99"><text:span text:style-name="T329">- </text:span><text:span text:style-name="T328">library functions should </text:span><text:span text:style-name="T256">always set close-on-exec</text:span><text:span text:style-name="T291"> flag</text:span></text:p>
      <text:p text:style-name="P100"><text:span text:style-name="T292">- </text:span><text:span text:style-name="T55">setuid </text:span><text:span text:style-name="T292">and </text:span><text:span text:style-name="T55">setgid</text:span><text:span text:style-name="T292"> programs should never use </text:span><text:span text:style-name="T55">system()</text:span><text:span text:style-name="T292"> : shell's reliance on various environment variables opens a door for security breach</text:span></text:p>
      <text:p text:style-name="P124"/>
      <text:p text:style-name="P165">Interpreter scripts</text:p>
      <text:p text:style-name="P125">interpreter = program which reads commands and executes them</text:p>
      <text:p text:style-name="P42"><text:tab/>#!interpreter-path [optional args]</text:p>
      <text:p text:style-name="P126">when executing the script:</text:p>
      <text:p text:style-name="P43"><text:tab/>interpreter-path [optional args] script-path …</text:p>
      <text:p text:style-name="P43"/>
      <text:p text:style-name="P43"/>
      <text:p text:style-name="P166">29. Threads</text:p>
      <text:p text:style-name="P166"/>
      <text:p text:style-name="P127">each thread:</text:p>
      <text:p text:style-name="P127">* has a private stack for local variables</text:p>
      <text:p text:style-name="P127">* shares the same global and heap variables with other</text:p>
      <text:p text:style-name="P128"/>
      <text:p text:style-name="P128">Multithreaded:</text:p>
      <text:p text:style-name="P101"><text:span text:style-name="T294">+</text:span><text:span text:style-name="T293"> sharing data is easy</text:span></text:p>
      <text:p text:style-name="P101"><text:span text:style-name="T294">+</text:span><text:span text:style-name="T293"> creation is faster</text:span></text:p>
      <text:p text:style-name="P129">- functions must be thread-safe</text:p>
      <text:p text:style-name="P129">- a bug in one thread could damage all threads in a process</text:p>
      <text:p text:style-name="P102"><text:span text:style-name="T294">- </text:span><text:span text:style-name="T295">all threads compete on the same VAS of host process </text:span><text:span text:style-name="T296">→ for large number of threads, memory exhaustion</text:span></text:p>
      <text:p text:style-name="P130"/>
      <text:p text:style-name="P167">good practice:</text:p>
      <text:p text:style-name="P131">* avoid the use of signals in multi-threaded programs</text:p>
      <text:p text:style-name="P131">* don't mix fork and threads</text:p>
      <text:p text:style-name="P132"/>
      <text:p text:style-name="P133">Thread lifecycle:</text:p>
      <text:p text:style-name="P104"><text:span text:style-name="T297">* </text:span><text:span text:style-name="T56">pthread_create()</text:span></text:p>
      <text:p text:style-name="P104"><text:span text:style-name="T56">* pthread_exit() </text:span><text:span text:style-name="T297">(if any thread calls </text:span><text:span text:style-name="T56">exit(), </text:span><text:span text:style-name="T297">all threads immediately terminate)</text:span></text:p>
      <text:p text:style-name="P104"><text:span text:style-name="T297">* </text:span><text:span text:style-name="T57">pthread_detach()</text:span><text:span text:style-name="T298"> or </text:span><text:span text:style-name="T57">pthread_join()</text:span></text:p>
      <text:p text:style-name="P134"/>
      <text:p text:style-name="P105"><text:span text:style-name="T299">on Linux, </text:span><text:span text:style-name="T58">mutexes</text:span><text:span text:style-name="T299"> are implemented using </text:span><text:span text:style-name="T58">futexes = </text:span><text:span text:style-name="T299">fast user-space mutex</text:span></text:p>
      <text:p text:style-name="P135"/>
      <text:p text:style-name="P168">good practice:</text:p>
      <text:p text:style-name="P136">* define a mutex hierarchy: threads should always lock mutexes in the same order</text:p>
      <text:p text:style-name="P42"/>
      <text:p text:style-name="P26"><text:span text:style-name="T300">thread-specific data </text:span><text:span text:style-name="T184"><text:s/>= technique for making an existing function thread-safe, without changing its interface</text:span></text:p>
      <text:p text:style-name="P26"><text:span text:style-name="T184">* </text:span><text:span text:style-name="T185">allows a function to maintain a separate copy of a variable for each thread that calls the function</text:span></text:p>
      <text:p text:style-name="P137"/>
      <text:p text:style-name="P138">Dealing with asynchronous signals:</text:p>
      <text:p text:style-name="P138">* block the signals in the main thread before any other thread is created (all subsequent threads will block the signals)</text:p>
      <text:p text:style-name="P31"><text:soft-page-break/><text:span text:style-name="T186">* create a single dedicated thread that accepts incoming signals, using </text:span><text:span text:style-name="T301">sigwait()</text:span></text:p>
      <text:p text:style-name="P44"/>
      <text:p text:style-name="P44"/>
      <text:p text:style-name="P169">34. Process groups and sessions</text:p>
      <text:p text:style-name="P169"/>
      <text:p text:style-name="P112"><text:span text:style-name="T59">process group</text:span><text:span text:style-name="T302"> = a set of one or more processes sharing the same </text:span><text:span text:style-name="T59">process group identifier</text:span></text:p>
      <text:p text:style-name="P112"><text:span text:style-name="T59"><text:tab/></text:span><text:span text:style-name="T61">setgpid()</text:span></text:p>
      <text:p text:style-name="P45"/>
      <text:p text:style-name="P112"><text:span text:style-name="T59">session = </text:span><text:span text:style-name="T302">a collection of related </text:span><text:span text:style-name="T59">process groups</text:span></text:p>
      <text:p text:style-name="P112"><text:span text:style-name="T59"><text:tab/></text:span><text:span text:style-name="T60">setsid(), getsid()</text:span></text:p>
      <text:p text:style-name="P112"><text:span text:style-name="T60"><text:tab/></text:span><text:span text:style-name="T303">only one process can be in the foreground at a particular moment</text:span></text:p>
      <text:p text:style-name="P139"/>
      <text:p text:style-name="P170">35. Process priorities and scheduling</text:p>
      <text:p text:style-name="P170"/>
      <text:p text:style-name="P140">nice = niceness to other processes; the higher the value, the lower the priority</text:p>
      <text:p text:style-name="P170"/>
      <text:p text:style-name="P113"><text:span text:style-name="T304">- whe</text:span><text:span text:style-name="T305">r</text:span><text:span text:style-name="T304">ever possible, a process is rescheduled on the same CPU (switching to another is expensive because process data has to be discarded from the cache of old CPU and loaded in the cache of new CPU)</text:span></text:p>
      <text:p text:style-name="P46"/>
      <text:p text:style-name="P32"><text:span text:style-name="T306">cache line </text:span><text:span text:style-name="T187"><text:s/>= </text:span><text:span text:style-name="T188">size of the unit used for transfers between CPU cache and main memory</text:span></text:p>
      <text:p text:style-name="P141"/>
      <text:p text:style-name="P171">37. Daemons</text:p>
      <text:p text:style-name="P171"/>
      <text:p text:style-name="P47">daemon:</text:p>
      <text:p text:style-name="P142">* long-lived process</text:p>
      <text:p text:style-name="P142">* runs in background and has no controlling terminal</text:p>
      <text:p text:style-name="P142"/>
      <text:p text:style-name="P143">Creating a daemon:</text:p>
      <text:p text:style-name="P33"><text:span text:style-name="T189">1. </text:span><text:span text:style-name="T307">fork(), </text:span><text:span text:style-name="T189">parent exits and child continues</text:span></text:p>
      <text:p text:style-name="P143">- the child process is guaranteed not to be a process group leader, therefore is able to do #2</text:p>
      <text:p text:style-name="P35"><text:span text:style-name="T191">(process group leader is prevented to execute </text:span><text:span text:style-name="T308">setsid() </text:span><text:span text:style-name="T191">because it would be able to place itself in another new session, while other members of the process group remained in the original session)</text:span></text:p>
      <text:p text:style-name="P144"/>
      <text:p text:style-name="P33"><text:span text:style-name="T189">2. </text:span><text:span text:style-name="T307">setsid(): </text:span><text:span text:style-name="T189">starts a new session and free itself from any association with a controlling terminal</text:span></text:p>
      <text:p text:style-name="P143"/>
      <text:p text:style-name="P34"><text:span text:style-name="T190">3. </text:span><text:span text:style-name="T309">fork(), </text:span><text:span text:style-name="T192">parent exits and the (grand)child continues</text:span></text:p>
      <text:p text:style-name="P145">- ensures that child is not a session leader and can never reacquire a controlling terminal</text:p>
      <text:p text:style-name="P145"/>
      <text:p text:style-name="P36"><text:span text:style-name="T193">4. </text:span><text:span text:style-name="T194">clear the process umask, to ensure that newly-created files and directories have the requested permissions</text:span></text:p>
      <text:p text:style-name="P146"/>
      <text:p text:style-name="P37"><text:span text:style-name="T194">5. </text:span><text:span text:style-name="T195">change cwd to /</text:span></text:p>
      <text:p text:style-name="P147">- if cwd of daemon is on a file system other than the one containing /, it cannot be unmounted</text:p>
      <text:p text:style-name="P147"/>
      <text:p text:style-name="P148">6. close all fds inherited from the parent (0, 1 and 2)</text:p>
      <text:p text:style-name="P148"/>
      <text:p text:style-name="P149">7. open /dev/null to make descriptors 0, 1 and 2 refer to this device</text:p>
      <text:p text:style-name="P149">- if a library function performs I/O on this descriptors, it won't unexpectedly fail</text:p>
      <text:p text:style-name="P149"/>
      <text:p text:style-name="P38"><text:span text:style-name="T310">syslogd </text:span><text:span text:style-name="T196">accepts log messages from:</text:span></text:p>
      <text:p text:style-name="P150"><text:soft-page-break/><text:tab/>- a UNIX domain socket, /dev/log (locally produced messages)</text:p>
      <text:p text:style-name="P150"><text:tab/>- UDP socket (messages sent across TCP/IP network)</text:p>
      <text:p text:style-name="P150"/>
      <text:p text:style-name="P151">syslog API:</text:p>
      <text:p text:style-name="P39"><text:span text:style-name="T197"><text:tab/>- </text:span><text:span text:style-name="T311">openlog() </text:span><text:span text:style-name="T312">- </text:span><text:span text:style-name="T198">establish default settings that apply to subsequent calls to </text:span><text:span text:style-name="T312">syslog()</text:span></text:p>
      <text:p text:style-name="P39"><text:span text:style-name="T311"><text:tab/>- syslog() </text:span><text:span text:style-name="T312">-</text:span><text:span text:style-name="T198"> logs a message</text:span></text:p>
      <text:p text:style-name="P39"><text:span text:style-name="T311"><text:tab/>- closelog() </text:span><text:span text:style-name="T312">- </text:span><text:span text:style-name="T198">close the connection to the log</text:span></text:p>
      <text:p text:style-name="P152"/>
      <text:p text:style-name="P173"/>
      <text:p text:style-name="P173">Chapter 40. Login accounting</text:p>
      <text:p text:style-name="P173"/>
      <text:p text:style-name="P48"><text:span text:style-name="T332">utmp, wtmp </text:span><text:span text:style-name="T149">= data files containing information about users logging in and out of the system</text:span></text:p>
      <text:p text:style-name="P154"/>
      <text:p text:style-name="P174"/>
      <text:p text:style-name="P172"><text:span text:style-name="T332">Chapter 4</text:span><text:span text:style-name="T333">1</text:span><text:span text:style-name="T332">. </text:span><text:span text:style-name="T333">Shared libraries</text:span></text:p>
      <text:p text:style-name="P172"><draw:frame draw:style-name="fr1" draw:name="Frame2" text:anchor-type="paragraph" svg:x="1.9016in" svg:y="0.1811in" svg:width="0.6453in" draw:z-index="2"><draw:text-box fo:min-height="0.4193in"><text:p text:style-name="Drawing"><draw:custom-shape text:anchor-type="paragraph" draw:z-index="3" draw:style-name="gr2" draw:text-style-name="P357" svg:width="0.4169in" svg:height="0.6358in" draw:transform="rotate (-1.58772602053924) translate (0.643055555555555in 0.0104166666666667in)"><text:p/><draw:enhanced-geometry svg:viewBox="0 0 787 799" draw:mirror-horizontal="false" draw:mirror-vertical="false" draw:type="non-primitive" draw:enhanced-path="M 439 12 L 535 102 391 246 252 108 349 12 0 0 12 348 108 258 282 433 282 799 511 799 511 427 685 252 781 348 787 0 439 12 Z N"/></draw:custom-shape>Linker</text:p></draw:text-box></draw:frame><text:span text:style-name="T333"><text:tab/><text:tab/><text:tab/><text:tab/><text:tab/><text:tab/></text:span><text:span text:style-name="T337">library</text:span></text:p>
      <text:p text:style-name="P155"><draw:frame draw:style-name="fr1" draw:name="Frame1" text:anchor-type="paragraph" svg:x="0.5335in" svg:y="0.0937in" svg:width="0.3882in" draw:z-index="0"><draw:text-box fo:min-height="0.2217in"><text:p text:style-name="Drawing"><draw:custom-shape text:anchor-type="paragraph" draw:z-index="1" draw:style-name="gr1" svg:width="0.3858in" svg:height="0.2189in" svg:x="0.0008in" svg:y="0in"><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iler</text:p></draw:text-box></draw:frame></text:p>
      <text:p text:style-name="P153"><text:span text:style-name="T335">Code <text:tab/><text:tab/> <text:s/>object file <text:tab/><text:tab/><text:tab/></text:span><text:span text:style-name="T336">executable</text:span></text:p>
      <text:p text:style-name="P175"/>
      <text:p text:style-name="P175"/>
      <text:p text:style-name="P175"/>
      <text:p text:style-name="P50"><text:span text:style-name="T334">object file <text:s/>= </text:span><text:span text:style-name="T152">file containing object code; produced by a compiler</text:span></text:p>
      <text:p text:style-name="P49"><text:span text:style-name="T333">library </text:span><text:span text:style-name="T150">= </text:span><text:span text:style-name="T151">a set of object files grouped together; </text:span><text:span text:style-name="T153">produced by a linker</text:span></text:p>
      <text:p text:style-name="P156"/>
      <text:p text:style-name="P156"/>
      <text:p text:style-name="P51"><text:span text:style-name="T181">Static library</text:span><text:span text:style-name="T154"> (archives): a set of object files</text:span></text:p>
      <text:p text:style-name="P51"><text:span text:style-name="T154">* </text:span><text:span text:style-name="T155">used to build multiple executables without recompiling </text:span><text:span text:style-name="T156">(executable includes copies of all object files)</text:span></text:p>
      <text:p text:style-name="P157">* simplifies the link command</text:p>
      <text:p text:style-name="P51"><text:span text:style-name="T155">* created with </text:span><text:span text:style-name="T338">ar</text:span></text:p>
      <text:p text:style-name="P51"><text:span text:style-name="T338">* </text:span><text:span text:style-name="T155">linked against with </text:span><text:span text:style-name="T338">-l</text:span></text:p>
      <text:p text:style-name="P51"/>
      <text:p text:style-name="P158">disadvantages:</text:p>
      <text:p text:style-name="P158">* disk space is wasted (same object modules are copied in more executables)</text:p>
      <text:p text:style-name="P158">* virtual memory usage</text:p>
      <text:p text:style-name="P158">* if a change is required, all executables must be relinked</text:p>
      <text:p text:style-name="P158"/>
      <text:p text:style-name="P176"><text:span text:style-name="T339">Shared library: </text:span><text:span text:style-name="T313">a single copy of object modules is shared by all programs requiring the modules</text:span></text:p>
      <text:p text:style-name="P176"><text:span text:style-name="T313">* </text:span><text:span text:style-name="T314">first program loads the shared library, the other use the copy of the library that is already loaded in memory</text:span></text:p>
      <text:p text:style-name="P176"><text:span text:style-name="T314">* </text:span><text:span text:style-name="T315">created with: </text:span><text:span text:style-name="T62">gcc -fPIC ...-shared -o libshared.so</text:span></text:p>
      <text:p text:style-name="P159"/>
      <text:p text:style-name="P53"><text:span text:style-name="T316">-fPIC</text:span><text:span text:style-name="T199"> = position-independent code: allows the code to be located at any virtual address at run time</text:span></text:p>
      <text:p text:style-name="P160"/>
      <text:p text:style-name="P54"><text:span text:style-name="T317">soname </text:span><text:span text:style-name="T200">= alias for a library name</text:span></text:p>
      <text:p text:style-name="P54"><text:span text:style-name="T200">* during static linking, the </text:span><text:span text:style-name="T317">soname</text:span><text:span text:style-name="T200"> is embedded in the executable file instead of the real name; the purpose is to allow an executable to use a version of the shared library that is different (but compatible with) the library against which it was linked.</text:span></text:p>
      <text:p text:style-name="P161">e.g:</text:p>
      <text:p text:style-name="P54"><text:span text:style-name="T200"><text:tab/></text:span><text:span text:style-name="T317">libdemo.so.1 ---&gt; libdemo.so.1.0.2</text:span></text:p>
      <text:p text:style-name="P52"/>
      <text:p text:style-name="P162">Usage in two steps</text:p>
      <text:p text:style-name="P177"><text:soft-page-break/><text:span text:style-name="T318">1. </text:span><text:span text:style-name="T319">embedding</text:span><text:span text:style-name="T318"> the name of the shared library inside the executable during the link phase</text:span></text:p>
      <text:p text:style-name="P177"><text:span text:style-name="T318">2. dynamic linking: </text:span><text:span text:style-name="T319">resolving</text:span><text:span text:style-name="T318"> the embedded lib name and </text:span><text:span text:style-name="T319">loading</text:span><text:span text:style-name="T318"> the lib into memory</text:span></text:p>
      <text:p text:style-name="P162"/>
      <text:p text:style-name="P163">Plugins (loaded only when needed):</text:p>
      <text:p text:style-name="P178"><text:span text:style-name="T320">* </text:span><text:span text:style-name="T63">dlopen(), dlsym(), dlclose()</text:span></text:p>
      <text:p text:style-name="P178"><text:span text:style-name="T320">* it's possible for a function </text:span><text:span text:style-name="T63">x() </text:span><text:span text:style-name="T320">in a shared library to access a function </text:span><text:span text:style-name="T63">y() </text:span><text:span text:style-name="T320">from main program (callback mechanism)</text:span></text:p>
      <text:p text:style-name="P178"><text:span text:style-name="T320">* </text:span><text:span text:style-name="T321">possible to define functions automatically executed when a shared library is loaded/unloaded</text:span></text:p>
      <text:p text:style-name="P164"/>
      <text:p text:style-name="P164"/>
      <text:p text:style-name="P179"><text:span text:style-name="T272">Part </text:span><text:span text:style-name="T273">3</text:span><text:span text:style-name="T272">. </text:span><text:span text:style-name="T273">IPC and sockets</text:span></text:p>
      <text:p text:style-name="P331"/>
      <text:p text:style-name="P316"><text:span text:style-name="T340">Chapter 4</text:span><text:span text:style-name="T341">3</text:span><text:span text:style-name="T340">. </text:span><text:span text:style-name="T341">IPC overview</text:span></text:p>
      <text:p text:style-name="P318"/>
      <text:p text:style-name="P318"/>
      <text:p text:style-name="P284">IPC facilities:</text:p>
      <text:p text:style-name="P284">* communication: pipes, FIFOs, sockets, shared memory</text:p>
      <text:p text:style-name="P284">* synchronization: semaphores, file locks</text:p>
      <text:p text:style-name="P284">* signal</text:p>
      <text:p text:style-name="P318"/>
      <text:p text:style-name="P268"><text:span text:style-name="T342">Persistence </text:span><text:span text:style-name="T343">of IPC objects</text:span><text:span text:style-name="T342">:</text:span></text:p>
      <text:p text:style-name="P285">* process: an IPC object exists only as long as it is held open by at least a process; pipe, FIFO, socket</text:p>
      <text:p text:style-name="P285">* kernel: an IPC object exists until it's deleted or until shutdown</text:p>
      <text:p text:style-name="P285">* file-system: an IPC object exists until it's deleted</text:p>
      <text:p text:style-name="P285"/>
      <text:p text:style-name="P214">Pipe:</text:p>
      <text:p text:style-name="P269"><text:span text:style-name="T344">* unidirectional byte stream; </text:span><text:span text:style-name="T350">kernel-space</text:span></text:p>
      <text:p text:style-name="P269"><text:span text:style-name="T344">* </text:span><text:span text:style-name="T345">pipe() –</text:span><text:span text:style-name="T346">&gt;</text:span><text:span text:style-name="T345"> fork() –</text:span><text:span text:style-name="T346">&gt;</text:span><text:span text:style-name="T345"> closing unused file descriptors:</text:span></text:p>
      <text:p text:style-name="P269"><text:span text:style-name="T345"><text:tab/></text:span><text:span text:style-name="T346">- reader closes write descriptor; otherwise, when the other process closes its write descriptor, the reader will not see end-of-file and </text:span><text:span text:style-name="T27">read() </text:span><text:span text:style-name="T346">will block</text:span></text:p>
      <text:p text:style-name="P269"><text:span text:style-name="T346"><text:tab/>- writer closes read descriptor; </text:span><text:span text:style-name="T347">otherwise, writer will not receive SIGPIPE if the reader exits (kernel sends SIGPIPE if no process has an open read descriptor), </text:span><text:span text:style-name="T349">the pipe will fill up and </text:span><text:span text:style-name="T29">write() </text:span><text:span text:style-name="T349">will block</text:span></text:p>
      <text:p text:style-name="P286"/>
      <text:p text:style-name="P287">Synchronize the action of parent and child processes:</text:p>
      <text:p text:style-name="P287">* parent builds a pipe and creates children</text:p>
      <text:p text:style-name="P287">* each child closes the write descriptor after it finishes its action</text:p>
      <text:p text:style-name="P270"><text:span text:style-name="T348">* parent's </text:span><text:span text:style-name="T28">read() </text:span><text:span text:style-name="T348">will return end-of-file</text:span></text:p>
      <text:p text:style-name="P287"/>
      <text:p text:style-name="P215">FIFO:</text:p>
      <text:p text:style-name="P288">* similar to pipe, but it has a name within the file system and can be opened like a file (this allows the communication between unrelated processes)</text:p>
      <text:p text:style-name="P271"><text:span text:style-name="T351">* </text:span><text:span text:style-name="T352">opening a FIFO for reading blocks until another process opens the FIFO for writing, and viceversa</text:span></text:p>
      <text:p text:style-name="P289"/>
      <text:p text:style-name="P289"/>
      <text:p text:style-name="P289"/>
      <text:p text:style-name="P289"/>
      <text:p text:style-name="P289"/>
      <text:p text:style-name="P289"/>
      <text:p text:style-name="P289"/>
      <text:p text:style-name="P289"/>
      <text:p text:style-name="P319"><text:soft-page-break/>Chapter 45. IPC</text:p>
      <text:p text:style-name="P319"/>
      <text:p text:style-name="P272"><text:span text:style-name="T356">IPC objects</text:span><text:span text:style-name="T353"> </text:span><text:span text:style-name="T238">message queues</text:span><text:span text:style-name="T353">, </text:span><text:span text:style-name="T238">semaphores</text:span><text:span text:style-name="T353"> and </text:span><text:span text:style-name="T238">shared memory </text:span><text:span text:style-name="T357">(first appeared on System V and have been ported to most UNIX implementations)</text:span></text:p>
      <text:p text:style-name="P272"><text:span text:style-name="T353">* each mechanism has a </text:span><text:span text:style-name="T30">get(</text:span><text:span text:style-name="T31">key</text:span><text:span text:style-name="T30">)</text:span><text:span text:style-name="T353"> syscall: </text:span><text:span text:style-name="T358">searches the set of all existing IPC objects for one with specified </text:span><text:span text:style-name="T31">key</text:span><text:span text:style-name="T358">; if a matching one is found, it will be returned, otherwise it will be created or error returned</text:span></text:p>
      <text:p text:style-name="P272"><text:span text:style-name="T353">* </text:span><text:span text:style-name="T30">ctl() </text:span><text:span text:style-name="T353">syscall performs a range of control operations for the object</text:span></text:p>
      <text:p text:style-name="P272"><text:span text:style-name="T353">* </text:span><text:span text:style-name="T354">kernel persistence </text:span><text:span text:style-name="T355">(exists until deletion/shut down)</text:span></text:p>
      <text:p text:style-name="P290"/>
      <text:p text:style-name="P320">Message queues:</text:p>
      <text:p text:style-name="P320"/>
      <text:p text:style-name="P321">1. System V:</text:p>
      <text:p text:style-name="P273"><text:span text:style-name="T359">* </text:span><text:span text:style-name="T361">processes communicate via message queues, referred by </text:span><text:span text:style-name="T32">message_queue_id</text:span></text:p>
      <text:p text:style-name="P273"><text:span text:style-name="T32">*</text:span><text:span text:style-name="T361"> </text:span><text:span text:style-name="T362">it is not possible to read parts of the message, only full message (unlike pipes)</text:span></text:p>
      <text:p text:style-name="P273"><text:span text:style-name="T362">* </text:span><text:span text:style-name="T363">messages can be retrieved from a queue in FIFO order or </text:span><text:span text:style-name="T364">be </text:span><text:span text:style-name="T363">retrieved by type</text:span></text:p>
      <text:p text:style-name="P273"><text:span text:style-name="T359">* messages need </text:span><text:span text:style-name="T360">not </text:span><text:span text:style-name="T359">to be read in the same order </text:span><text:span text:style-name="T360">in which t</text:span><text:span text:style-name="T359">hey were sent</text:span></text:p>
      <text:p text:style-name="P206">Client-server with MQ:</text:p>
      <text:p text:style-name="P340">1. single MQ between server – clients:</text:p>
      <text:p text:style-name="P340">* client sends its pid to server</text:p>
      <text:p text:style-name="P339"><text:span text:style-name="T365">* server sends messages to that client using </text:span><text:span text:style-name="T239">type=client_pid</text:span></text:p>
      <text:p text:style-name="P340">* if a client doesn't read its messages, the queue will be clogged</text:p>
      <text:p text:style-name="P341">2. per client MQ</text:p>
      <text:p text:style-name="P341">* client creates a MQ and sends its id to server via server's MQ</text:p>
      <text:p text:style-name="P342">2. POSIX:</text:p>
      <text:p text:style-name="P291">* MQs are reference counted</text:p>
      <text:p text:style-name="P291">* messages have an associated priority and are strictly queued and received in priority order</text:p>
      <text:p text:style-name="P291">* a process can be asynchronously notified when a message is available</text:p>
      <text:p text:style-name="P292"/>
      <text:p text:style-name="P322">Semaphores:</text:p>
      <text:p text:style-name="P292">* kernel-maintained integer whose value cannot drop below 0</text:p>
      <text:p text:style-name="P292">* any attempt to decrease the value below 0 will block</text:p>
      <text:p text:style-name="P274"><text:span text:style-name="T366">* </text:span><text:span text:style-name="T37">post()</text:span><text:span text:style-name="T387">: increase value; </text:span><text:span text:style-name="T37">wait(): </text:span><text:span text:style-name="T387">decrease value</text:span></text:p>
      <text:p text:style-name="P323">Posix:</text:p>
      <text:p text:style-name="P280"><text:span text:style-name="T385">* </text:span><text:span text:style-name="T386">named (unrelated processes can access it) and unnamed (when shared between processes, must reside in a shared-memory region)</text:span></text:p>
      <text:p text:style-name="P293"/>
      <text:p text:style-name="P292"/>
      <text:p text:style-name="P324">Shared memories:</text:p>
      <text:p text:style-name="P294">* two or more processes share the same region of physical memory</text:p>
      <text:p text:style-name="P294">* no kernel intervention is required, so it's faster than pipes</text:p>
      <text:p text:style-name="P275"><text:span text:style-name="T368">* </text:span><text:span text:style-name="T369">the kernel chooses the address at which the segment is attached in the process' virtual space ---&gt; the segment may reside at different virtual address in different processes ---&gt; any references to addresses should be maintained as relative offsets, </text:span><text:span text:style-name="T370">rather than as absolute pointers</text:span></text:p>
      <text:p text:style-name="P295"/>
      <text:p text:style-name="P317"><text:span text:style-name="T382">Comparison of POSIX/</text:span><text:span text:style-name="T367">System V IPC objects:</text:span></text:p>
      <text:p text:style-name="P281"><text:span text:style-name="T367">* </text:span><text:span text:style-name="T383">System V objects </text:span><text:span text:style-name="T367">are referred to by identifiers, rather than the file descriptors used by POSIX IPC</text:span></text:p>
      <text:p text:style-name="P281"><text:span text:style-name="T367">* </text:span><text:span text:style-name="T381">POSIX IPC objects are reference-counted</text:span></text:p>
      <text:p text:style-name="P281"><text:span text:style-name="T381">* </text:span><text:span text:style-name="T382">POSIX IPC interface is simpler (System V has </text:span><text:span text:style-name="T367">additional programming complexity </text:span><text:span text:style-name="T382">by </text:span><text:span text:style-name="T367">using keys)</text:span></text:p>
      <text:p text:style-name="P281"><text:span text:style-name="T367">* </text:span><text:span text:style-name="T384">System V is more portable</text:span></text:p>
      <text:p text:style-name="P296"/>
      <text:p text:style-name="P297"><text:soft-page-break/></text:p>
      <text:p text:style-name="P325">Chapter 49. Memory mappings</text:p>
      <text:p text:style-name="P325"/>
      <text:p text:style-name="P298">Memory mapping can be:</text:p>
      <text:p text:style-name="P276"><text:span text:style-name="T371">* file mapping </text:span><text:span text:style-name="T389">(</text:span><text:span text:style-name="T371">maps a region of a file directly into calling process' virtual memory</text:span><text:span text:style-name="T389">) or </text:span><text:span text:style-name="T371">anonymous mapping </text:span><text:span text:style-name="T389">(</text:span><text:span text:style-name="T371">pages of the mapping are initialized to 0</text:span><text:span text:style-name="T389">)</text:span></text:p>
      <text:p text:style-name="P278"><text:span text:style-name="T373">* </text:span><text:span text:style-name="T241">shared</text:span><text:span text:style-name="T373"> or </text:span><text:span text:style-name="T241">private</text:span></text:p>
      <text:p text:style-name="P299"/>
      <text:p text:style-name="P278"><text:span text:style-name="T373">therefore, there are 4</text:span><text:span text:style-name="T372"> types:</text:span></text:p>
      <text:p text:style-name="P277"><text:span text:style-name="T372">1. </text:span><text:span text:style-name="T240">private file mapping</text:span><text:span text:style-name="T372">: contents of the mapping are initialized from a file region; </text:span><text:span text:style-name="T374">usage: to initialize a region of memory from the contents of a file (initialize a process from a shared library)</text:span></text:p>
      <text:p text:style-name="P277"><text:span text:style-name="T372">2. </text:span><text:span text:style-name="T240">private anonymous mapping: </text:span><text:span text:style-name="T372">the purpose is to allocate large blocks of zero-filled memory; children inherit parent's mappings but COW is employed</text:span></text:p>
      <text:p text:style-name="P277"><text:span text:style-name="T372">3. </text:span><text:span text:style-name="T240">shared file mapping: </text:span><text:span text:style-name="T372">permits memory-mapped I/O </text:span><text:span text:style-name="T375">(modifications are automatically written to this file, so it's a substitute for </text:span><text:span text:style-name="T34">read()/write()</text:span><text:span text:style-name="T375">) and allows unrelated processes to share a region of memory</text:span></text:p>
      <text:p text:style-name="P277"><text:span text:style-name="T372">4. </text:span><text:span text:style-name="T240">shared anonymous mapping: </text:span><text:span text:style-name="T372">when a child inherits the mapping after a </text:span><text:span text:style-name="T33">fork(), </text:span><text:span text:style-name="T372">the parent and the child share the same pages of RAM</text:span></text:p>
      <text:p text:style-name="P299"/>
      <text:p text:style-name="P300">Memory-mapped I/O:</text:p>
      <text:p text:style-name="P282"><text:span text:style-name="T377">* can provide better performance than I/O (carried with </text:span><text:span text:style-name="T36">read()/write()) </text:span><text:span text:style-name="T377">when performing repeated </text:span><text:span text:style-name="T257">random access </text:span><text:span text:style-name="T377">in a large file; for sequential access, traditional I/O performs better</text:span></text:p>
      <text:p text:style-name="P300"/>
      <text:p text:style-name="P299"/>
      <text:p text:style-name="P302">To share memory between processes:</text:p>
      <text:p text:style-name="P279"><text:span text:style-name="T376">* </text:span><text:span text:style-name="T390">a semaphore must be used to synchronize access to shared region</text:span></text:p>
      <text:p text:style-name="P279"><text:span text:style-name="T376">* create a shared-memory region: </text:span><text:span text:style-name="T35">shm_open()</text:span></text:p>
      <text:p text:style-name="P279"><text:span text:style-name="T35">* </text:span><text:span text:style-name="T388">set the size of the object via </text:span><text:span text:style-name="T39">f</text:span><text:span text:style-name="T38">truncate()</text:span></text:p>
      <text:p text:style-name="P279"><text:span text:style-name="T35">*</text:span><text:span text:style-name="T376"> then map that region into your process's address space: </text:span><text:span text:style-name="T35">mmap()</text:span></text:p>
      <text:p text:style-name="P207"/>
      <text:p text:style-name="P301"/>
      <text:p text:style-name="P326">Chapter 50. Virtual Memory Operations</text:p>
      <text:p text:style-name="P326"/>
      <text:p text:style-name="P202"><text:span text:style-name="T378">mlock(): </text:span><text:span text:style-name="T157">lock part of process' virtual memory so that is guaranteed to be always in physical memory </text:span></text:p>
      <text:p text:style-name="P202"><text:span text:style-name="T157">* </text:span><text:span text:style-name="T158">improve performance (no more page faults)</text:span></text:p>
      <text:p text:style-name="P303">* security: because the page is never swapped out, no copy of the page ever exists</text:p>
      <text:p text:style-name="P303"/>
      <text:p text:style-name="P203"><text:span text:style-name="T159">Avoid </text:span><text:span text:style-name="T183">exposing sensitive information</text:span><text:span text:style-name="T159">:</text:span></text:p>
      <text:p text:style-name="P304">* erase the info from memory after being used (e.g reset password)</text:p>
      <text:p text:style-name="P203"><text:span text:style-name="T159">* use </text:span><text:span text:style-name="T379">mlock()</text:span><text:span text:style-name="T159"> to prevent swap</text:span></text:p>
      <text:p text:style-name="P203"><text:span text:style-name="T159">* prevent core dumps using </text:span><text:span text:style-name="T379">setrlimit()</text:span></text:p>
      <text:p text:style-name="P304"/>
      <text:p text:style-name="P204"><text:span text:style-name="T380">mincore(): </text:span><text:span text:style-name="T160">reports which pages in a virtual address range are currently residing in RAM</text:span></text:p>
      <text:p text:style-name="P208"/>
      <text:p text:style-name="P204"><text:span text:style-name="T380">madvise(): </text:span><text:span text:style-name="T160">informs the kernel about the process' likely usage of the pages: normal, random, sequential..</text:span></text:p>
      <text:p text:style-name="P305"/>
      <text:p text:style-name="P305"/>
      <text:p text:style-name="P327"/>
      <text:p text:style-name="P327"/>
      <text:p text:style-name="P327"/>
      <text:p text:style-name="P327"/>
      <text:p text:style-name="P327"/>
      <text:p text:style-name="P211"><text:soft-page-break/><text:span text:style-name="T161">Chapter 5</text:span><text:span text:style-name="T162">5</text:span><text:span text:style-name="T161">. </text:span><text:span text:style-name="T162">File Locking</text:span></text:p>
      <text:p text:style-name="P303"/>
      <text:p text:style-name="P205"><text:span text:style-name="T163">Using locks </text:span><text:span text:style-name="T165">and </text:span><text:span text:style-name="T393">stdio:</text:span></text:p>
      <text:p text:style-name="P205"><text:span text:style-name="T163">* perform file I/O (</text:span><text:span text:style-name="T391">read() </text:span><text:span text:style-name="T163">and </text:span><text:span text:style-name="T391">write())</text:span><text:span text:style-name="T163"> instead of </text:span><text:span text:style-name="T391">stdio</text:span></text:p>
      <text:p text:style-name="P205"><text:span text:style-name="T391">* </text:span><text:span text:style-name="T164">flush the </text:span><text:span text:style-name="T392">stdio </text:span><text:span text:style-name="T164">stream immediately after placing a lock on the file</text:span></text:p>
      <text:p text:style-name="P205"><text:span text:style-name="T164">* disable </text:span><text:span text:style-name="T392">stdio </text:span><text:span text:style-name="T164">buffering with </text:span><text:span text:style-name="T392">setbuf()</text:span></text:p>
      <text:p text:style-name="P209"/>
      <text:p text:style-name="P205"><text:span text:style-name="T170">Locking with </text:span><text:span text:style-name="T391">flock():</text:span></text:p>
      <text:p text:style-name="P205"><text:span text:style-name="T391">* </text:span><text:span text:style-name="T166">places a single lock (exclusive or shared) on an entire file </text:span><text:span text:style-name="T167">or releases a lock</text:span></text:p>
      <text:p text:style-name="P205"><text:span text:style-name="T167">* </text:span><text:span text:style-name="T168">locks are automatically released when the file descriptor is closed</text:span></text:p>
      <text:p text:style-name="P205"><text:span text:style-name="T168">* </text:span><text:span text:style-name="T169">only advisory locks are placed</text:span></text:p>
      <text:p text:style-name="P306"/>
      <text:p text:style-name="P283"><text:span text:style-name="T394">Locking with </text:span><text:span text:style-name="T40">fcntl():</text:span></text:p>
      <text:p text:style-name="P283"><text:span text:style-name="T394">* </text:span><text:span text:style-name="T395">places </text:span><text:span text:style-name="T41">read/write </text:span><text:span text:style-name="T395">locks on any region of the file (defined by length)</text:span></text:p>
      <text:p text:style-name="P307">* placing a lock of different type (e.g W) in the middle of a region already locked (e.g R) will result in three locks: R W R</text:p>
      <text:p text:style-name="P307"/>
      <text:p text:style-name="P308">Other:</text:p>
      <text:p text:style-name="P283"><text:span text:style-name="T395">* mandatory locking: mount file-system with </text:span><text:span text:style-name="T41">mand</text:span></text:p>
      <text:p text:style-name="P283"><text:span text:style-name="T41">* /proc/locks </text:span><text:span text:style-name="T395">holds the list of all locks on the system</text:span></text:p>
      <text:p text:style-name="P307"/>
      <text:p text:style-name="P308">Running a single instance of a program</text:p>
      <text:p text:style-name="P283"><text:span text:style-name="T395">* </text:span><text:span text:style-name="T396">the daemon creates a file in a directory and places a </text:span><text:span text:style-name="T42">write</text:span><text:span text:style-name="T396"> lock on it</text:span></text:p>
      <text:p text:style-name="P283"><text:span text:style-name="T396">* </text:span><text:span text:style-name="T42">open(lockfile) + unlink(lockfile)</text:span></text:p>
      <text:p text:style-name="P210">* link(file, lockfile) + unlink(lockfile)</text:p>
      <text:p text:style-name="P210"/>
      <text:p text:style-name="P343">Chapter 56. Sockets</text:p>
      <text:p text:style-name="P343"/>
      <text:p text:style-name="P344">Networking layers:</text:p>
      <text:p text:style-name="P309"><text:span text:style-name="T397"><text:tab/></text:span><text:span text:style-name="T43">Application</text:span><text:span text:style-name="T397"> (application data)</text:span></text:p>
      <text:p text:style-name="P309"><text:span text:style-name="T397"><text:tab/></text:span><text:span text:style-name="T43">Transport</text:span><text:span text:style-name="T397"> (TCP segments)</text:span></text:p>
      <text:p text:style-name="P309"><text:span text:style-name="T397"><text:tab/></text:span><text:span text:style-name="T45">Internet</text:span><text:span text:style-name="T397"> (IP datagram)</text:span></text:p>
      <text:p text:style-name="P309"><text:span text:style-name="T397"><text:tab/></text:span><text:span text:style-name="T44">L</text:span><text:span text:style-name="T43">ink</text:span><text:span text:style-name="T397"> (data frames)</text:span></text:p>
      <text:p text:style-name="P344"/>
      <text:p text:style-name="P352"><text:span text:style-name="T398">big/little endian = </text:span><text:span text:style-name="T171">host byte order that store most/least significant byte first</text:span></text:p>
      <text:p text:style-name="P352"><text:span text:style-name="T398">network byte order</text:span><text:span text:style-name="T171"> = standard ordering used to transmit IP addresses and port numbers (big endian)</text:span></text:p>
      <text:p text:style-name="P352"><text:span text:style-name="T171"/></text:p>
      <text:p text:style-name="P353"><text:span text:style-name="T399">marshalling = </text:span><text:span text:style-name="T172">the process of putting data into a standard format for transmission across network</text:span></text:p>
      <text:p text:style-name="P356"><text:span text:style-name="T175"/></text:p>
      <text:p text:style-name="P356"><text:span text:style-name="T175">High-load servers:</text:span></text:p>
      <text:p text:style-name="P353"><text:span text:style-name="T172"/></text:p>
      <text:p text:style-name="P354"><text:span text:style-name="T175">1. </text:span><text:span text:style-name="T174">P</text:span><text:span text:style-name="T173">re-forked/pre-threaded servers:</text:span></text:p>
      <text:p text:style-name="P354"><text:span text:style-name="T173">* server precreates a fixed number of child processes (threads) = </text:span><text:span text:style-name="T400">server pool</text:span></text:p>
      <text:p text:style-name="P345"><text:span text:style-name="T400">* each child in </text:span><text:span text:style-name="T46">server pool</text:span><text:span text:style-name="T400"> serves a client and after that fetches the next client to be served and so on</text:span></text:p>
      <text:p text:style-name="P346"><text:span text:style-name="T401">Technique:</text:span></text:p>
      <text:p text:style-name="P345"><text:span text:style-name="T400">* </text:span><text:span text:style-name="T47">parent</text:span><text:span text:style-name="T401"> creates the listening socket, </text:span><text:span text:style-name="T47">fork() (</text:span><text:span text:style-name="T401">so </text:span><text:span text:style-name="T47">children </text:span><text:span text:style-name="T401">inherit the file descriptor) and all children are doing </text:span><text:span text:style-name="T47">accept() </text:span><text:span text:style-name="T401">on the listening socket</text:span></text:p>
      <text:p text:style-name="P345"><text:span text:style-name="T401">* </text:span><text:span text:style-name="T47">parent </text:span><text:span text:style-name="T401">performs </text:span><text:span text:style-name="T47">accept()</text:span><text:span text:style-name="T401"> and then passes the file descriptor </text:span><text:span text:style-name="T404">(by </text:span><text:span text:style-name="T50">sendmsg()/recvmsg())</text:span><text:span text:style-name="T401"> to one of the children</text:span></text:p>
      <text:p text:style-name="P345"><text:span text:style-name="T401">* if the </text:span><text:span text:style-name="T47">server pool</text:span><text:span text:style-name="T401"> consists of threads, the </text:span><text:span text:style-name="T47">main thread</text:span><text:span text:style-name="T401"> does </text:span><text:span text:style-name="T47">accept()</text:span><text:span text:style-name="T401"> and then informs a free </text:span><text:span text:style-name="T47">server thread</text:span></text:p>
      <text:p text:style-name="P347"><text:soft-page-break/><text:span text:style-name="T402">2. Handling multiple clients from a single process:</text:span></text:p>
      <text:p text:style-name="P347"><text:span text:style-name="T402">* using I/O multiplexing, signal-driven I/O, </text:span><text:span text:style-name="T48">epoll</text:span></text:p>
      <text:p text:style-name="P347"><text:span text:style-name="T48"/></text:p>
      <text:p text:style-name="P347"><text:span text:style-name="T402">3. Using server farms:</text:span></text:p>
      <text:p text:style-name="P347"><text:span text:style-name="T402">* usage of multiple server systems: </text:span><text:span text:style-name="T48">round-robin load sharing </text:span><text:span text:style-name="T402">(e.g DNS) or </text:span><text:span text:style-name="T48">load-balancing </text:span><text:span text:style-name="T402">(a single server routes incoming client requests to one of the member of the server farm)</text:span></text:p>
      <text:p text:style-name="P347"><text:span text:style-name="T402"/></text:p>
      <text:p text:style-name="P348"><text:span text:style-name="T403"/></text:p>
      <text:p text:style-name="P348"><text:span text:style-name="T403">The </text:span><text:span text:style-name="T49">inetd </text:span><text:span text:style-name="T403">Daemon:</text:span></text:p>
      <text:p text:style-name="P348"><text:span text:style-name="T403">* instead of running a separate daemon for each service (that would usually be doing nothing but waiting), a single process monitors a specified set of socket ports and starts other servers as required</text:span></text:p>
      <text:p text:style-name="P348"><text:span text:style-name="T403"/></text:p>
      <text:p text:style-name="P350"><text:span text:style-name="T407">Advanced Topics:</text:span></text:p>
      <text:p text:style-name="P355"><text:span text:style-name="T406">* shutdown(): </text:span><text:span text:style-name="T176">provides more control over connection termination; we can forcibly shut down either or both halves of a bidirectional connection stream</text:span></text:p>
      <text:p text:style-name="P355"><text:span text:style-name="T176">* </text:span><text:span text:style-name="T407">recv()/send() </text:span><text:span text:style-name="T177">can be used to perform socket I/O and provide extra argument, </text:span><text:span text:style-name="T407">flags</text:span></text:p>
      <text:p text:style-name="P355"><text:span text:style-name="T407">* sendfile()</text:span><text:span text:style-name="T177"> allows to efficiently copy the contents of a file to a socket </text:span><text:span text:style-name="T178">(the file data is not copied into user space, like with </text:span><text:span text:style-name="T408">read()/write())</text:span></text:p>
      <text:p text:style-name="P349"><text:span text:style-name="T405">* SO_REUSEADDR: set before </text:span><text:span text:style-name="T51">bind()</text:span><text:span text:style-name="T405"> so that it will not fail because of TIME_WAIT state</text:span></text:p>
      <text:p text:style-name="P351"><text:span text:style-name="T405">* </text:span><text:span text:style-name="T409">TCP_CORK: the application instructs the OS not to send any packets unless they are full, or the application signals the OS to send all pending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8-21T16:33:45</dc:date>
    <meta:editing-duration>P6DT8H2M7S</meta:editing-duration>
    <meta:editing-cycles>424</meta:editing-cycles>
    <meta:document-statistic meta:table-count="0" meta:image-count="0" meta:object-count="0" meta:page-count="14" meta:paragraph-count="425" meta:word-count="4029" meta:character-count="24243" meta:non-whitespace-character-count="20524"/>
  </office:meta>
</office:document-meta>
</file>